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transparent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5.55625cm"/>
    </style:style>
    <style:style style:name="co5" style:family="table-column">
      <style:table-column-properties fo:break-before="auto" style:column-width="5.21229166666667cm"/>
    </style:style>
    <style:style style:name="co6" style:family="table-column">
      <style:table-column-properties fo:break-before="auto" style:column-width="5.13291666666667cm"/>
    </style:style>
    <style:style style:name="co7" style:family="table-column">
      <style:table-column-properties fo:break-before="auto" style:column-width="4.97416666666667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143125cm"/>
    </style:style>
    <style:style style:name="ro1" style:family="table-row">
      <style:table-row-properties style:row-height="56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caudo_y_Dispers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6">
            <text:p>Año</text:p>
          </table:table-cell>
          <table:table-cell office:value-type="string" table:style-name="ce6">
            <text:p>Fecha</text:p>
          </table:table-cell>
          <table:table-cell office:value-type="string" table:style-name="ce6">
            <text:p><text:s/>Recaudo</text:p>
          </table:table-cell>
          <table:table-cell office:value-type="string" table:style-name="ce6">
            <text:p><text:s/>Dispersión a Instituciones involucradas con el SDSS<text:s/></text:p>
          </table:table-cell>
          <table:table-cell office:value-type="string" table:style-name="ce6">
            <text:p><text:s/>Seguro Vejez, Discapacidad y Sobrevivencia (SVDS)<text:s/></text:p>
          </table:table-cell>
          <table:table-cell office:value-type="string" table:style-name="ce6">
            <text:p><text:s/>Seguro Riesgos Laborales SRL<text:s/></text:p>
          </table:table-cell>
          <table:table-cell office:value-type="string" table:style-name="ce6">
            <text:p><text:s/>Seguro Familiar de Salud (SFS)<text:s/></text:p>
          </table:table-cell>
          <table:table-cell table:number-columns-repeated="16377"/>
        </table:table-row>
        <table:table-row table:style-name="ro2">
          <table:table-cell office:value-type="float" office:value="2003" table:style-name="ce5">
            <text:p>2003</text:p>
          </table:table-cell>
          <table:table-cell office:value-type="string" table:style-name="ce5">
            <text:p><text:s/>Julio<text:s/></text:p>
          </table:table-cell>
          <table:table-cell office:value-type="float" office:value="266085484.56" table:style-name="ce3">
            <text:p>266,085,484.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3" table:style-name="ce5">
            <text:p>2003</text:p>
          </table:table-cell>
          <table:table-cell office:value-type="string" table:style-name="ce5">
            <text:p><text:s/>Agosto<text:s/></text:p>
          </table:table-cell>
          <table:table-cell office:value-type="float" office:value="289981369.08999997" table:style-name="ce3">
            <text:p>289,981,369.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3" table:style-name="ce5">
            <text:p>2003</text:p>
          </table:table-cell>
          <table:table-cell office:value-type="string" table:style-name="ce5">
            <text:p><text:s/>Septiembre<text:s/></text:p>
          </table:table-cell>
          <table:table-cell office:value-type="float" office:value="318308639.37" table:style-name="ce3">
            <text:p>318,308,639.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3" table:style-name="ce5">
            <text:p>2003</text:p>
          </table:table-cell>
          <table:table-cell office:value-type="string" table:style-name="ce5">
            <text:p><text:s/>Octubre<text:s/></text:p>
          </table:table-cell>
          <table:table-cell office:value-type="float" office:value="323623819.41000003" table:style-name="ce3">
            <text:p>323,623,819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3" table:style-name="ce5">
            <text:p>2003</text:p>
          </table:table-cell>
          <table:table-cell office:value-type="string" table:style-name="ce5">
            <text:p><text:s/>Noviembre<text:s/></text:p>
          </table:table-cell>
          <table:table-cell office:value-type="float" office:value="295549569.97000003" table:style-name="ce3">
            <text:p>295,549,569.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3" table:style-name="ce5">
            <text:p>2003</text:p>
          </table:table-cell>
          <table:table-cell office:value-type="string" table:style-name="ce5">
            <text:p><text:s/>Diciembre<text:s/></text:p>
          </table:table-cell>
          <table:table-cell office:value-type="float" office:value="345774839.61000001" table:style-name="ce3">
            <text:p>345,774,839.61</text:p>
          </table:table-cell>
          <table:table-cell office:value-type="float" office:value="1813713639.4200001" table:style-name="ce2">
            <text:p>1,813,713,639.42</text:p>
          </table:table-cell>
          <table:table-cell office:value-type="float" office:value="1813713639.4200001" table:style-name="ce2">
            <text:p>1,813,713,639.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Enero<text:s/></text:p>
          </table:table-cell>
          <table:table-cell office:value-type="float" office:value="294367105.06" table:style-name="ce3">
            <text:p>294,367,105.06</text:p>
          </table:table-cell>
          <table:table-cell office:value-type="float" office:value="302423423.22000003" table:style-name="ce2">
            <text:p>302,423,423.22</text:p>
          </table:table-cell>
          <table:table-cell office:value-type="float" office:value="302423423.22000003" table:style-name="ce2">
            <text:p>302,423,423.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Febrero<text:s/></text:p>
          </table:table-cell>
          <table:table-cell office:value-type="float" office:value="346758460.87" table:style-name="ce3">
            <text:p>346,758,460.87</text:p>
          </table:table-cell>
          <table:table-cell office:value-type="float" office:value="333178813.26999998" table:style-name="ce2">
            <text:p>333,178,813.27</text:p>
          </table:table-cell>
          <table:table-cell office:value-type="float" office:value="333106240.43000001" table:style-name="ce2">
            <text:p>333,106,240.43</text:p>
          </table:table-cell>
          <table:table-cell office:value-type="float" office:value="72572.84" table:style-name="ce2">
            <text:p>72,572.8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Marzo<text:s/></text:p>
          </table:table-cell>
          <table:table-cell office:value-type="float" office:value="435759703.94999999" table:style-name="ce3">
            <text:p>435,759,703.95</text:p>
          </table:table-cell>
          <table:table-cell office:value-type="float" office:value="426400078.12" table:style-name="ce2">
            <text:p>426,400,078.12</text:p>
          </table:table-cell>
          <table:table-cell office:value-type="float" office:value="368601032.97000003" table:style-name="ce2">
            <text:p>368,601,032.97</text:p>
          </table:table-cell>
          <table:table-cell office:value-type="float" office:value="57799045.149999999" table:style-name="ce2">
            <text:p>57,799,045.1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Abril<text:s/></text:p>
          </table:table-cell>
          <table:table-cell office:value-type="float" office:value="1041403232.64" table:style-name="ce3">
            <text:p>1,041,403,232.64</text:p>
          </table:table-cell>
          <table:table-cell office:value-type="float" office:value="973256048.27999997" table:style-name="ce2">
            <text:p>973,256,048.28</text:p>
          </table:table-cell>
          <table:table-cell office:value-type="float" office:value="914086907.37" table:style-name="ce2">
            <text:p>914,086,907.37</text:p>
          </table:table-cell>
          <table:table-cell office:value-type="float" office:value="59169140.909999996" table:style-name="ce2">
            <text:p>59,169,140.9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Mayo<text:s/></text:p>
          </table:table-cell>
          <table:table-cell office:value-type="float" office:value="591678333.97000003" table:style-name="ce3">
            <text:p>591,678,333.97</text:p>
          </table:table-cell>
          <table:table-cell office:value-type="float" office:value="658534764.09000003" table:style-name="ce2">
            <text:p>658,534,764.09</text:p>
          </table:table-cell>
          <table:table-cell office:value-type="float" office:value="592208170.49000001" table:style-name="ce2">
            <text:p>592,208,170.49</text:p>
          </table:table-cell>
          <table:table-cell office:value-type="float" office:value="66326593.600000001" table:style-name="ce2">
            <text:p>66,326,593.6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Junio<text:s/></text:p>
          </table:table-cell>
          <table:table-cell office:value-type="float" office:value="803978907.88" table:style-name="ce3">
            <text:p>803,978,907.88</text:p>
          </table:table-cell>
          <table:table-cell office:value-type="float" office:value="817263263.62" table:style-name="ce2">
            <text:p>817,263,263.62</text:p>
          </table:table-cell>
          <table:table-cell office:value-type="float" office:value="729220297.33000004" table:style-name="ce2">
            <text:p>729,220,297.33</text:p>
          </table:table-cell>
          <table:table-cell office:value-type="float" office:value="88042966.290000007" table:style-name="ce2">
            <text:p>88,042,966.2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Julio<text:s/></text:p>
          </table:table-cell>
          <table:table-cell office:value-type="float" office:value="916567802.75" table:style-name="ce3">
            <text:p>916,567,802.75</text:p>
          </table:table-cell>
          <table:table-cell office:value-type="float" office:value="904508575.77999997" table:style-name="ce2">
            <text:p>904,508,575.78</text:p>
          </table:table-cell>
          <table:table-cell office:value-type="float" office:value="799968859.29999995" table:style-name="ce2">
            <text:p>799,968,859.30</text:p>
          </table:table-cell>
          <table:table-cell office:value-type="float" office:value="104539716.48" table:style-name="ce2">
            <text:p>104,539,716.4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Agosto<text:s/></text:p>
          </table:table-cell>
          <table:table-cell office:value-type="float" office:value="526687062.70999998" table:style-name="ce3">
            <text:p>526,687,062.71</text:p>
          </table:table-cell>
          <table:table-cell office:value-type="float" office:value="495055587.56" table:style-name="ce2">
            <text:p>495,055,587.56</text:p>
          </table:table-cell>
          <table:table-cell office:value-type="float" office:value="428531653.37" table:style-name="ce2">
            <text:p>428,531,653.37</text:p>
          </table:table-cell>
          <table:table-cell office:value-type="float" office:value="66523934.189999998" table:style-name="ce2">
            <text:p>66,523,934.1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Septiembre<text:s/></text:p>
          </table:table-cell>
          <table:table-cell office:value-type="float" office:value="506896165.80000001" table:style-name="ce3">
            <text:p>506,896,165.80</text:p>
          </table:table-cell>
          <table:table-cell office:value-type="float" office:value="549714184.62" table:style-name="ce2">
            <text:p>549,714,184.62</text:p>
          </table:table-cell>
          <table:table-cell office:value-type="float" office:value="483171510.48000002" table:style-name="ce2">
            <text:p>483,171,510.48</text:p>
          </table:table-cell>
          <table:table-cell office:value-type="float" office:value="66542674.140000001" table:style-name="ce2">
            <text:p>66,542,674.1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Octubre<text:s/></text:p>
          </table:table-cell>
          <table:table-cell office:value-type="float" office:value="541137561.57000005" table:style-name="ce3">
            <text:p>541,137,561.57</text:p>
          </table:table-cell>
          <table:table-cell office:value-type="float" office:value="541982740.87" table:style-name="ce2">
            <text:p>541,982,740.87</text:p>
          </table:table-cell>
          <table:table-cell office:value-type="float" office:value="467869140.36000001" table:style-name="ce2">
            <text:p>467,869,140.36</text:p>
          </table:table-cell>
          <table:table-cell office:value-type="float" office:value="74113600.510000005" table:style-name="ce2">
            <text:p>74,113,600.5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Noviembre<text:s/></text:p>
          </table:table-cell>
          <table:table-cell office:value-type="float" office:value="762449093.55999994" table:style-name="ce3">
            <text:p>762,449,093.56</text:p>
          </table:table-cell>
          <table:table-cell office:value-type="float" office:value="753138119.04999995" table:style-name="ce2">
            <text:p>753,138,119.05</text:p>
          </table:table-cell>
          <table:table-cell office:value-type="float" office:value="650613625.76999998" table:style-name="ce2">
            <text:p>650,613,625.77</text:p>
          </table:table-cell>
          <table:table-cell office:value-type="float" office:value="102524493.28" table:style-name="ce2">
            <text:p>102,524,493.2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4" table:style-name="ce5">
            <text:p>2004</text:p>
          </table:table-cell>
          <table:table-cell office:value-type="string" table:style-name="ce5">
            <text:p><text:s/>Diciembre<text:s/></text:p>
          </table:table-cell>
          <table:table-cell office:value-type="float" office:value="589216355.40999997" table:style-name="ce3">
            <text:p>589,216,355.41</text:p>
          </table:table-cell>
          <table:table-cell office:value-type="float" office:value="552516173.59000003" table:style-name="ce2">
            <text:p>552,516,173.59</text:p>
          </table:table-cell>
          <table:table-cell office:value-type="float" office:value="477605231.58999997" table:style-name="ce2">
            <text:p>477,605,231.59</text:p>
          </table:table-cell>
          <table:table-cell office:value-type="float" office:value="74910942" table:style-name="ce2">
            <text:p>74,910,942.0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Enero<text:s/></text:p>
          </table:table-cell>
          <table:table-cell office:value-type="float" office:value="798367782.40999997" table:style-name="ce3">
            <text:p>798,367,782.41</text:p>
          </table:table-cell>
          <table:table-cell office:value-type="float" office:value="849745388.14999998" table:style-name="ce2">
            <text:p>849,745,388.15</text:p>
          </table:table-cell>
          <table:table-cell office:value-type="float" office:value="773482093.70000005" table:style-name="ce2">
            <text:p>773,482,093.70</text:p>
          </table:table-cell>
          <table:table-cell office:value-type="float" office:value="76263294.450000003" table:style-name="ce2">
            <text:p>76,263,294.4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Febrero<text:s/></text:p>
          </table:table-cell>
          <table:table-cell office:value-type="float" office:value="1215818034.5599999" table:style-name="ce3">
            <text:p>1,215,818,034.56</text:p>
          </table:table-cell>
          <table:table-cell office:value-type="float" office:value="1171240800.0899999" table:style-name="ce2">
            <text:p>1,171,240,800.09</text:p>
          </table:table-cell>
          <table:table-cell office:value-type="float" office:value="1005740708.97" table:style-name="ce2">
            <text:p>1,005,740,708.97</text:p>
          </table:table-cell>
          <table:table-cell office:value-type="float" office:value="165500091.12" table:style-name="ce2">
            <text:p>165,500,091.1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Marzo<text:s/></text:p>
          </table:table-cell>
          <table:table-cell office:value-type="float" office:value="693836967.16999996" table:style-name="ce3">
            <text:p>693,836,967.17</text:p>
          </table:table-cell>
          <table:table-cell office:value-type="float" office:value="703492154.33000004" table:style-name="ce2">
            <text:p>703,492,154.33</text:p>
          </table:table-cell>
          <table:table-cell office:value-type="float" office:value="610589692.40999997" table:style-name="ce2">
            <text:p>610,589,692.41</text:p>
          </table:table-cell>
          <table:table-cell office:value-type="float" office:value="92902461.920000002" table:style-name="ce2">
            <text:p>92,902,461.9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Abril<text:s/></text:p>
          </table:table-cell>
          <table:table-cell office:value-type="float" office:value="824783167.04999995" table:style-name="ce3">
            <text:p>824,783,167.05</text:p>
          </table:table-cell>
          <table:table-cell office:value-type="float" office:value="800488279.63" table:style-name="ce2">
            <text:p>800,488,279.63</text:p>
          </table:table-cell>
          <table:table-cell office:value-type="float" office:value="689330671.72000003" table:style-name="ce2">
            <text:p>689,330,671.72</text:p>
          </table:table-cell>
          <table:table-cell office:value-type="float" office:value="111157607.91" table:style-name="ce2">
            <text:p>111,157,607.9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Mayo<text:s/></text:p>
          </table:table-cell>
          <table:table-cell office:value-type="float" office:value="705288723.25999999" table:style-name="ce3">
            <text:p>705,288,723.26</text:p>
          </table:table-cell>
          <table:table-cell office:value-type="float" office:value="697325548.62" table:style-name="ce2">
            <text:p>697,325,548.62</text:p>
          </table:table-cell>
          <table:table-cell office:value-type="float" office:value="599664602.58000004" table:style-name="ce2">
            <text:p>599,664,602.58</text:p>
          </table:table-cell>
          <table:table-cell office:value-type="float" office:value="97660946.040000007" table:style-name="ce2">
            <text:p>97,660,946.0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Junio<text:s/></text:p>
          </table:table-cell>
          <table:table-cell office:value-type="float" office:value="810068795.77999997" table:style-name="ce3">
            <text:p>810,068,795.78</text:p>
          </table:table-cell>
          <table:table-cell office:value-type="float" office:value="752056647.76999998" table:style-name="ce2">
            <text:p>752,056,647.77</text:p>
          </table:table-cell>
          <table:table-cell office:value-type="float" office:value="650243051.92999995" table:style-name="ce2">
            <text:p>650,243,051.93</text:p>
          </table:table-cell>
          <table:table-cell office:value-type="float" office:value="101813595.84" table:style-name="ce2">
            <text:p>101,813,595.8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Julio<text:s/></text:p>
          </table:table-cell>
          <table:table-cell office:value-type="float" office:value="778184745.73000002" table:style-name="ce3">
            <text:p>778,184,745.73</text:p>
          </table:table-cell>
          <table:table-cell office:value-type="float" office:value="878792287.13" table:style-name="ce2">
            <text:p>878,792,287.13</text:p>
          </table:table-cell>
          <table:table-cell office:value-type="float" office:value="764689534.63" table:style-name="ce2">
            <text:p>764,689,534.63</text:p>
          </table:table-cell>
          <table:table-cell office:value-type="float" office:value="114102752.5" table:style-name="ce2">
            <text:p>114,102,752.5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Agosto<text:s/></text:p>
          </table:table-cell>
          <table:table-cell office:value-type="float" office:value="804028384.63" table:style-name="ce3">
            <text:p>804,028,384.63</text:p>
          </table:table-cell>
          <table:table-cell office:value-type="float" office:value="801427931.75" table:style-name="ce2">
            <text:p>801,427,931.75</text:p>
          </table:table-cell>
          <table:table-cell office:value-type="float" office:value="696227192.41999996" table:style-name="ce2">
            <text:p>696,227,192.42</text:p>
          </table:table-cell>
          <table:table-cell office:value-type="float" office:value="105200739.33" table:style-name="ce2">
            <text:p>105,200,739.3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Septiembre<text:s/></text:p>
          </table:table-cell>
          <table:table-cell office:value-type="float" office:value="720609295.61000001" table:style-name="ce3">
            <text:p>720,609,295.61</text:p>
          </table:table-cell>
          <table:table-cell office:value-type="float" office:value="706492329.89999998" table:style-name="ce2">
            <text:p>706,492,329.90</text:p>
          </table:table-cell>
          <table:table-cell office:value-type="float" office:value="613731440.49000001" table:style-name="ce2">
            <text:p>613,731,440.49</text:p>
          </table:table-cell>
          <table:table-cell office:value-type="float" office:value="92760889.409999996" table:style-name="ce2">
            <text:p>92,760,889.4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Octubre<text:s/></text:p>
          </table:table-cell>
          <table:table-cell office:value-type="float" office:value="812622515.48000002" table:style-name="ce3">
            <text:p>812,622,515.48</text:p>
          </table:table-cell>
          <table:table-cell office:value-type="float" office:value="814097129.45000005" table:style-name="ce2">
            <text:p>814,097,129.45</text:p>
          </table:table-cell>
          <table:table-cell office:value-type="float" office:value="705165240.70000005" table:style-name="ce2">
            <text:p>705,165,240.70</text:p>
          </table:table-cell>
          <table:table-cell office:value-type="float" office:value="108931888.75" table:style-name="ce2">
            <text:p>108,931,888.7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Noviembre<text:s/></text:p>
          </table:table-cell>
          <table:table-cell office:value-type="float" office:value="736167092.89999998" table:style-name="ce3">
            <text:p>736,167,092.90</text:p>
          </table:table-cell>
          <table:table-cell office:value-type="float" office:value="724443508.01999998" table:style-name="ce2">
            <text:p>724,443,508.02</text:p>
          </table:table-cell>
          <table:table-cell office:value-type="float" office:value="629700225.25999999" table:style-name="ce2">
            <text:p>629,700,225.26</text:p>
          </table:table-cell>
          <table:table-cell office:value-type="float" office:value="94743282.760000005" table:style-name="ce2">
            <text:p>94,743,282.7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5" table:style-name="ce5">
            <text:p>2005</text:p>
          </table:table-cell>
          <table:table-cell office:value-type="string" table:style-name="ce5">
            <text:p><text:s/>Diciembre<text:s/></text:p>
          </table:table-cell>
          <table:table-cell office:value-type="float" office:value="758402868.96000004" table:style-name="ce3">
            <text:p>758,402,868.96</text:p>
          </table:table-cell>
          <table:table-cell office:value-type="float" office:value="750355860.82000005" table:style-name="ce2">
            <text:p>750,355,860.82</text:p>
          </table:table-cell>
          <table:table-cell office:value-type="float" office:value="654989396.24000001" table:style-name="ce2">
            <text:p>654,989,396.24</text:p>
          </table:table-cell>
          <table:table-cell office:value-type="float" office:value="95366464.579999998" table:style-name="ce2">
            <text:p>95,366,464.5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Enero<text:s/></text:p>
          </table:table-cell>
          <table:table-cell office:value-type="float" office:value="636017107.90999997" table:style-name="ce3">
            <text:p>636,017,107.91</text:p>
          </table:table-cell>
          <table:table-cell office:value-type="float" office:value="677789163.25999999" table:style-name="ce2">
            <text:p>677,789,163.26</text:p>
          </table:table-cell>
          <table:table-cell office:value-type="float" office:value="592202547.88999999" table:style-name="ce2">
            <text:p>592,202,547.89</text:p>
          </table:table-cell>
          <table:table-cell office:value-type="float" office:value="85586615.370000005" table:style-name="ce2">
            <text:p>85,586,615.37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Febrero<text:s/></text:p>
          </table:table-cell>
          <table:table-cell office:value-type="float" office:value="666020734.10000002" table:style-name="ce3">
            <text:p>666,020,734.10</text:p>
          </table:table-cell>
          <table:table-cell office:value-type="float" office:value="676926340.65999997" table:style-name="ce2">
            <text:p>676,926,340.66</text:p>
          </table:table-cell>
          <table:table-cell office:value-type="float" office:value="588910856.26999998" table:style-name="ce2">
            <text:p>588,910,856.27</text:p>
          </table:table-cell>
          <table:table-cell office:value-type="float" office:value="88015484.390000001" table:style-name="ce2">
            <text:p>88,015,484.3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Marzo<text:s/></text:p>
          </table:table-cell>
          <table:table-cell office:value-type="float" office:value="1126478067.4300001" table:style-name="ce3">
            <text:p>1,126,478,067.43</text:p>
          </table:table-cell>
          <table:table-cell office:value-type="float" office:value="731732289.42999995" table:style-name="ce2">
            <text:p>731,732,289.43</text:p>
          </table:table-cell>
          <table:table-cell office:value-type="float" office:value="636462060.57000005" table:style-name="ce2">
            <text:p>636,462,060.57</text:p>
          </table:table-cell>
          <table:table-cell office:value-type="float" office:value="95270228.859999999" table:style-name="ce2">
            <text:p>95,270,228.8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Abril<text:s/></text:p>
          </table:table-cell>
          <table:table-cell office:value-type="float" office:value="888058450.16999996" table:style-name="ce3">
            <text:p>888,058,450.17</text:p>
          </table:table-cell>
          <table:table-cell office:value-type="float" office:value="1271611365.6600001" table:style-name="ce2">
            <text:p>1,271,611,365.66</text:p>
          </table:table-cell>
          <table:table-cell office:value-type="float" office:value="1105057482.53" table:style-name="ce2">
            <text:p>1,105,057,482.53</text:p>
          </table:table-cell>
          <table:table-cell office:value-type="float" office:value="166553883.13" table:style-name="ce2">
            <text:p>166,553,883.1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Mayo<text:s/></text:p>
          </table:table-cell>
          <table:table-cell office:value-type="float" office:value="938523537.23000002" table:style-name="ce3">
            <text:p>938,523,537.23</text:p>
          </table:table-cell>
          <table:table-cell office:value-type="float" office:value="915228292.14999998" table:style-name="ce2">
            <text:p>915,228,292.15</text:p>
          </table:table-cell>
          <table:table-cell office:value-type="float" office:value="795529457.00999999" table:style-name="ce2">
            <text:p>795,529,457.01</text:p>
          </table:table-cell>
          <table:table-cell office:value-type="float" office:value="119698835.14" table:style-name="ce2">
            <text:p>119,698,835.1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Junio<text:s/></text:p>
          </table:table-cell>
          <table:table-cell office:value-type="float" office:value="868947654.29999995" table:style-name="ce3">
            <text:p>868,947,654.30</text:p>
          </table:table-cell>
          <table:table-cell office:value-type="float" office:value="869078912.26999998" table:style-name="ce2">
            <text:p>869,078,912.27</text:p>
          </table:table-cell>
          <table:table-cell office:value-type="float" office:value="755144744.73000002" table:style-name="ce2">
            <text:p>755,144,744.73</text:p>
          </table:table-cell>
          <table:table-cell office:value-type="float" office:value="113934167.54000001" table:style-name="ce2">
            <text:p>113,934,167.54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Julio<text:s/></text:p>
          </table:table-cell>
          <table:table-cell office:value-type="float" office:value="927838882.58000004" table:style-name="ce3">
            <text:p>927,838,882.58</text:p>
          </table:table-cell>
          <table:table-cell office:value-type="float" office:value="938686507.25999999" table:style-name="ce2">
            <text:p>938,686,507.26</text:p>
          </table:table-cell>
          <table:table-cell office:value-type="float" office:value="826769180.89999998" table:style-name="ce2">
            <text:p>826,769,180.90</text:p>
          </table:table-cell>
          <table:table-cell office:value-type="float" office:value="111917326.36" table:style-name="ce2">
            <text:p>111,917,326.36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Agosto<text:s/></text:p>
          </table:table-cell>
          <table:table-cell office:value-type="float" office:value="955849195.73000002" table:style-name="ce3">
            <text:p>955,849,195.73</text:p>
          </table:table-cell>
          <table:table-cell office:value-type="float" office:value="963983662.08000004" table:style-name="ce2">
            <text:p>963,983,662.08</text:p>
          </table:table-cell>
          <table:table-cell office:value-type="float" office:value="848904504.52999997" table:style-name="ce2">
            <text:p>848,904,504.53</text:p>
          </table:table-cell>
          <table:table-cell office:value-type="float" office:value="115079157.55" table:style-name="ce2">
            <text:p>115,079,157.5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Septiembre<text:s/></text:p>
          </table:table-cell>
          <table:table-cell office:value-type="float" office:value="971187126.22000003" table:style-name="ce3">
            <text:p>971,187,126.22</text:p>
          </table:table-cell>
          <table:table-cell office:value-type="float" office:value="973122807.55999994" table:style-name="ce2">
            <text:p>973,122,807.56</text:p>
          </table:table-cell>
          <table:table-cell office:value-type="float" office:value="856543783.77999997" table:style-name="ce2">
            <text:p>856,543,783.78</text:p>
          </table:table-cell>
          <table:table-cell office:value-type="float" office:value="116579023.78" table:style-name="ce2">
            <text:p>116,579,023.7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Octubre<text:s/></text:p>
          </table:table-cell>
          <table:table-cell office:value-type="float" office:value="1026976984.34" table:style-name="ce3">
            <text:p>1,026,976,984.34</text:p>
          </table:table-cell>
          <table:table-cell office:value-type="float" office:value="1012460205.38" table:style-name="ce2">
            <text:p>1,012,460,205.38</text:p>
          </table:table-cell>
          <table:table-cell office:value-type="float" office:value="891038908.60000002" table:style-name="ce2">
            <text:p>891,038,908.60</text:p>
          </table:table-cell>
          <table:table-cell office:value-type="float" office:value="121421296.78" table:style-name="ce2">
            <text:p>121,421,296.78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Noviembre<text:s/></text:p>
          </table:table-cell>
          <table:table-cell office:value-type="float" office:value="981938378.84000003" table:style-name="ce3">
            <text:p>981,938,378.84</text:p>
          </table:table-cell>
          <table:table-cell office:value-type="float" office:value="948685507.27999997" table:style-name="ce2">
            <text:p>948,685,507.28</text:p>
          </table:table-cell>
          <table:table-cell office:value-type="float" office:value="830540282.19000006" table:style-name="ce2">
            <text:p>830,540,282.19</text:p>
          </table:table-cell>
          <table:table-cell office:value-type="float" office:value="118145225.09" table:style-name="ce2">
            <text:p>118,145,225.0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6" table:style-name="ce5">
            <text:p>2006</text:p>
          </table:table-cell>
          <table:table-cell office:value-type="string" table:style-name="ce5">
            <text:p><text:s/>Diciembre<text:s/></text:p>
          </table:table-cell>
          <table:table-cell office:value-type="float" office:value="1084264298.6300001" table:style-name="ce3">
            <text:p>1,084,264,298.63</text:p>
          </table:table-cell>
          <table:table-cell office:value-type="float" office:value="1012799924.9299999" table:style-name="ce2">
            <text:p>1,012,799,924.93</text:p>
          </table:table-cell>
          <table:table-cell office:value-type="float" office:value="886546640.10000002" table:style-name="ce2">
            <text:p>886,546,640.10</text:p>
          </table:table-cell>
          <table:table-cell office:value-type="float" office:value="126253284.83" table:style-name="ce2">
            <text:p>126,253,284.83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Enero<text:s/></text:p>
          </table:table-cell>
          <table:table-cell office:value-type="float" office:value="968496374.75" table:style-name="ce3">
            <text:p>968,496,374.75</text:p>
          </table:table-cell>
          <table:table-cell office:value-type="float" office:value="946564054.16999996" table:style-name="ce2">
            <text:p>946,564,054.17</text:p>
          </table:table-cell>
          <table:table-cell office:value-type="float" office:value="829029045.75" table:style-name="ce2">
            <text:p>829,029,045.75</text:p>
          </table:table-cell>
          <table:table-cell office:value-type="float" office:value="117535008.42" table:style-name="ce2">
            <text:p>117,535,008.42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Febrero<text:s/></text:p>
          </table:table-cell>
          <table:table-cell office:value-type="float" office:value="976146209.62" table:style-name="ce3">
            <text:p>976,146,209.62</text:p>
          </table:table-cell>
          <table:table-cell office:value-type="float" office:value="932941642.21000004" table:style-name="ce2">
            <text:p>932,941,642.21</text:p>
          </table:table-cell>
          <table:table-cell office:value-type="float" office:value="816756646.89999998" table:style-name="ce2">
            <text:p>816,756,646.90</text:p>
          </table:table-cell>
          <table:table-cell office:value-type="float" office:value="116184995.31" table:style-name="ce2">
            <text:p>116,184,995.3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Marzo<text:s/></text:p>
          </table:table-cell>
          <table:table-cell office:value-type="float" office:value="1132282467.0999999" table:style-name="ce3">
            <text:p>1,132,282,467.10</text:p>
          </table:table-cell>
          <table:table-cell office:value-type="float" office:value="1021703730.52" table:style-name="ce2">
            <text:p>1,021,703,730.52</text:p>
          </table:table-cell>
          <table:table-cell office:value-type="float" office:value="893504762.37" table:style-name="ce2">
            <text:p>893,504,762.37</text:p>
          </table:table-cell>
          <table:table-cell office:value-type="float" office:value="128198968.15000001" table:style-name="ce2">
            <text:p>128,198,968.1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Abril<text:s/></text:p>
          </table:table-cell>
          <table:table-cell office:value-type="float" office:value="1015466297.77" table:style-name="ce3">
            <text:p>1,015,466,297.77</text:p>
          </table:table-cell>
          <table:table-cell office:value-type="float" office:value="1020639357.41" table:style-name="ce2">
            <text:p>1,020,639,357.41</text:p>
          </table:table-cell>
          <table:table-cell office:value-type="float" office:value="893356302.79999995" table:style-name="ce2">
            <text:p>893,356,302.80</text:p>
          </table:table-cell>
          <table:table-cell office:value-type="float" office:value="127283054.61" table:style-name="ce2">
            <text:p>127,283,054.6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Mayo<text:s/></text:p>
          </table:table-cell>
          <table:table-cell office:value-type="float" office:value="1110855187.4400001" table:style-name="ce3">
            <text:p>1,110,855,187.44</text:p>
          </table:table-cell>
          <table:table-cell office:value-type="float" office:value="1054407701.25" table:style-name="ce2">
            <text:p>1,054,407,701.25</text:p>
          </table:table-cell>
          <table:table-cell office:value-type="float" office:value="923466220.63999999" table:style-name="ce2">
            <text:p>923,466,220.64</text:p>
          </table:table-cell>
          <table:table-cell office:value-type="float" office:value="130941480.61" table:style-name="ce2">
            <text:p>130,941,480.6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Junio<text:s/></text:p>
          </table:table-cell>
          <table:table-cell office:value-type="float" office:value="1121961287.8399999" table:style-name="ce3">
            <text:p>1,121,961,287.84</text:p>
          </table:table-cell>
          <table:table-cell office:value-type="float" office:value="1047739403.3099999" table:style-name="ce2">
            <text:p>1,047,739,403.31</text:p>
          </table:table-cell>
          <table:table-cell office:value-type="float" office:value="942335524.96000004" table:style-name="ce2">
            <text:p>942,335,524.96</text:p>
          </table:table-cell>
          <table:table-cell office:value-type="float" office:value="105403878.34999999" table:style-name="ce2">
            <text:p>105,403,878.35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Julio<text:s/></text:p>
          </table:table-cell>
          <table:table-cell office:value-type="float" office:value="1215695973" table:style-name="ce3">
            <text:p>1,215,695,973.00</text:p>
          </table:table-cell>
          <table:table-cell office:value-type="float" office:value="1599056772.29" table:style-name="ce2">
            <text:p>1,599,056,772.29</text:p>
          </table:table-cell>
          <table:table-cell office:value-type="float" office:value="1494652918.4000001" table:style-name="ce2">
            <text:p>1,494,652,918.40</text:p>
          </table:table-cell>
          <table:table-cell office:value-type="float" office:value="104403853.89" table:style-name="ce2">
            <text:p>104,403,853.89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Agosto<text:s/></text:p>
          </table:table-cell>
          <table:table-cell office:value-type="float" office:value="1214184882.4200001" table:style-name="ce3">
            <text:p>1,214,184,882.42</text:p>
          </table:table-cell>
          <table:table-cell office:value-type="float" office:value="1176547784.8199999" table:style-name="ce2">
            <text:p>1,176,547,784.82</text:p>
          </table:table-cell>
          <table:table-cell office:value-type="float" office:value="1075140377.51" table:style-name="ce2">
            <text:p>1,075,140,377.51</text:p>
          </table:table-cell>
          <table:table-cell office:value-type="float" office:value="101407407.31" table:style-name="ce2">
            <text:p>101,407,407.31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Septiembre<text:s/></text:p>
          </table:table-cell>
          <table:table-cell office:value-type="float" office:value="2135546514.5899999" table:style-name="ce3">
            <text:p>2,135,546,514.59</text:p>
          </table:table-cell>
          <table:table-cell office:value-type="float" office:value="1769151804.97" table:style-name="ce2">
            <text:p>1,769,151,804.97</text:p>
          </table:table-cell>
          <table:table-cell office:value-type="float" office:value="1071100715.11" table:style-name="ce2">
            <text:p>1,071,100,715.11</text:p>
          </table:table-cell>
          <table:table-cell office:value-type="float" office:value="114232432.89" table:style-name="ce2">
            <text:p>114,232,432.89</text:p>
          </table:table-cell>
          <table:table-cell office:value-type="float" office:value="583818656.97000003" table:style-name="ce2">
            <text:p>583,818,656.97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Octubre<text:s/></text:p>
          </table:table-cell>
          <table:table-cell office:value-type="float" office:value="5092150472.3400002" table:style-name="ce3">
            <text:p>5,092,150,472.34</text:p>
          </table:table-cell>
          <table:table-cell office:value-type="float" office:value="4625104488.8699999" table:style-name="ce2">
            <text:p>4,625,104,488.87</text:p>
          </table:table-cell>
          <table:table-cell office:value-type="float" office:value="3431562375.46" table:style-name="ce2">
            <text:p>3,431,562,375.46</text:p>
          </table:table-cell>
          <table:table-cell office:value-type="float" office:value="417742902.63999999" table:style-name="ce2">
            <text:p>417,742,902.64</text:p>
          </table:table-cell>
          <table:table-cell office:value-type="float" office:value="775799210.76999998" table:style-name="ce2">
            <text:p>775,799,210.77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Noviembre<text:s/></text:p>
          </table:table-cell>
          <table:table-cell office:value-type="float" office:value="2537619066.6599998" table:style-name="ce3">
            <text:p>2,537,619,066.66</text:p>
          </table:table-cell>
          <table:table-cell office:value-type="float" office:value="1982291276.6400001" table:style-name="ce2">
            <text:p>1,982,291,276.64</text:p>
          </table:table-cell>
          <table:table-cell office:value-type="float" office:value="1195978388.71" table:style-name="ce2">
            <text:p>1,195,978,388.71</text:p>
          </table:table-cell>
          <table:table-cell office:value-type="float" office:value="128674273.40000001" table:style-name="ce2">
            <text:p>128,674,273.40</text:p>
          </table:table-cell>
          <table:table-cell office:value-type="float" office:value="657638614.52999997" table:style-name="ce2">
            <text:p>657,638,614.53</text:p>
          </table:table-cell>
          <table:table-cell table:number-columns-repeated="16377"/>
        </table:table-row>
        <table:table-row table:style-name="ro2">
          <table:table-cell office:value-type="float" office:value="2007" table:style-name="ce5">
            <text:p>2007</text:p>
          </table:table-cell>
          <table:table-cell office:value-type="string" table:style-name="ce5">
            <text:p><text:s/>Diciembre<text:s/></text:p>
          </table:table-cell>
          <table:table-cell office:value-type="float" office:value="2676229801.0700002" table:style-name="ce3">
            <text:p>2,676,229,801.07</text:p>
          </table:table-cell>
          <table:table-cell office:value-type="float" office:value="2273273008.04" table:style-name="ce2">
            <text:p>2,273,273,008.04</text:p>
          </table:table-cell>
          <table:table-cell office:value-type="float" office:value="1325721979.53" table:style-name="ce2">
            <text:p>1,325,721,979.53</text:p>
          </table:table-cell>
          <table:table-cell office:value-type="float" office:value="137582168.40000001" table:style-name="ce2">
            <text:p>137,582,168.40</text:p>
          </table:table-cell>
          <table:table-cell office:value-type="float" office:value="809968860.11000001" table:style-name="ce2">
            <text:p>809,968,860.11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Enero<text:s/></text:p>
          </table:table-cell>
          <table:table-cell office:value-type="float" office:value="2428246449.5700002" table:style-name="ce3">
            <text:p>2,428,246,449.57</text:p>
          </table:table-cell>
          <table:table-cell office:value-type="float" office:value="2245611492.1599998" table:style-name="ce2">
            <text:p>2,245,611,492.16</text:p>
          </table:table-cell>
          <table:table-cell office:value-type="float" office:value="1183924208.54" table:style-name="ce2">
            <text:p>1,183,924,208.54</text:p>
          </table:table-cell>
          <table:table-cell office:value-type="float" office:value="128294022.36" table:style-name="ce2">
            <text:p>128,294,022.36</text:p>
          </table:table-cell>
          <table:table-cell office:value-type="float" office:value="933393261.25999999" table:style-name="ce2">
            <text:p>933,393,261.26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Febrero<text:s/></text:p>
          </table:table-cell>
          <table:table-cell office:value-type="float" office:value="2565531190.25" table:style-name="ce3">
            <text:p>2,565,531,190.25</text:p>
          </table:table-cell>
          <table:table-cell office:value-type="float" office:value="2311499158.98" table:style-name="ce2">
            <text:p>2,311,499,158.98</text:p>
          </table:table-cell>
          <table:table-cell office:value-type="float" office:value="1201671443.5599999" table:style-name="ce2">
            <text:p>1,201,671,443.56</text:p>
          </table:table-cell>
          <table:table-cell office:value-type="float" office:value="129874245.62" table:style-name="ce2">
            <text:p>129,874,245.62</text:p>
          </table:table-cell>
          <table:table-cell office:value-type="float" office:value="979953469.79999995" table:style-name="ce2">
            <text:p>979,953,469.80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Marzo<text:s/></text:p>
          </table:table-cell>
          <table:table-cell office:value-type="float" office:value="2585292812.1599998" table:style-name="ce3">
            <text:p>2,585,292,812.16</text:p>
          </table:table-cell>
          <table:table-cell office:value-type="float" office:value="2366905683.6100001" table:style-name="ce2">
            <text:p>2,366,905,683.61</text:p>
          </table:table-cell>
          <table:table-cell office:value-type="float" office:value="1243279064.6800001" table:style-name="ce2">
            <text:p>1,243,279,064.68</text:p>
          </table:table-cell>
          <table:table-cell office:value-type="float" office:value="133490515.12" table:style-name="ce2">
            <text:p>133,490,515.12</text:p>
          </table:table-cell>
          <table:table-cell office:value-type="float" office:value="990136103.80999994" table:style-name="ce2">
            <text:p>990,136,103.81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Abril<text:s/></text:p>
          </table:table-cell>
          <table:table-cell office:value-type="float" office:value="2611387127.6799998" table:style-name="ce3">
            <text:p>2,611,387,127.68</text:p>
          </table:table-cell>
          <table:table-cell office:value-type="float" office:value="2400775432.3800001" table:style-name="ce2">
            <text:p>2,400,775,432.38</text:p>
          </table:table-cell>
          <table:table-cell office:value-type="float" office:value="1257024941.0599999" table:style-name="ce2">
            <text:p>1,257,024,941.06</text:p>
          </table:table-cell>
          <table:table-cell office:value-type="float" office:value="136853837.94999999" table:style-name="ce2">
            <text:p>136,853,837.95</text:p>
          </table:table-cell>
          <table:table-cell office:value-type="float" office:value="1006896653.37" table:style-name="ce2">
            <text:p>1,006,896,653.37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Mayo<text:s/></text:p>
          </table:table-cell>
          <table:table-cell office:value-type="float" office:value="2703274020.5300002" table:style-name="ce3">
            <text:p>2,703,274,020.53</text:p>
          </table:table-cell>
          <table:table-cell office:value-type="float" office:value="2474237597.7199998" table:style-name="ce2">
            <text:p>2,474,237,597.72</text:p>
          </table:table-cell>
          <table:table-cell office:value-type="float" office:value="1308567576.8699999" table:style-name="ce2">
            <text:p>1,308,567,576.87</text:p>
          </table:table-cell>
          <table:table-cell office:value-type="float" office:value="137473572.40000001" table:style-name="ce2">
            <text:p>137,473,572.40</text:p>
          </table:table-cell>
          <table:table-cell office:value-type="float" office:value="1028196448.45" table:style-name="ce2">
            <text:p>1,028,196,448.45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Junio<text:s/></text:p>
          </table:table-cell>
          <table:table-cell office:value-type="float" office:value="2730792257.3000002" table:style-name="ce3">
            <text:p>2,730,792,257.30</text:p>
          </table:table-cell>
          <table:table-cell office:value-type="float" office:value="2518136063.4200001" table:style-name="ce2">
            <text:p>2,518,136,063.42</text:p>
          </table:table-cell>
          <table:table-cell office:value-type="float" office:value="1316418128.8800001" table:style-name="ce2">
            <text:p>1,316,418,128.88</text:p>
          </table:table-cell>
          <table:table-cell office:value-type="float" office:value="145050440.09" table:style-name="ce2">
            <text:p>145,050,440.09</text:p>
          </table:table-cell>
          <table:table-cell office:value-type="float" office:value="1056667494.45" table:style-name="ce2">
            <text:p>1,056,667,494.45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Julio<text:s/></text:p>
          </table:table-cell>
          <table:table-cell office:value-type="float" office:value="2747532518.7399998" table:style-name="ce3">
            <text:p>2,747,532,518.74</text:p>
          </table:table-cell>
          <table:table-cell office:value-type="float" office:value="2542155961.7800002" table:style-name="ce2">
            <text:p>2,542,155,961.78</text:p>
          </table:table-cell>
          <table:table-cell office:value-type="float" office:value="1322370468.9100001" table:style-name="ce2">
            <text:p>1,322,370,468.91</text:p>
          </table:table-cell>
          <table:table-cell office:value-type="float" office:value="141747749.27000001" table:style-name="ce2">
            <text:p>141,747,749.27</text:p>
          </table:table-cell>
          <table:table-cell office:value-type="float" office:value="1078037743.5999999" table:style-name="ce2">
            <text:p>1,078,037,743.60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Agosto<text:s/></text:p>
          </table:table-cell>
          <table:table-cell office:value-type="float" office:value="2645675301.52" table:style-name="ce3">
            <text:p>2,645,675,301.52</text:p>
          </table:table-cell>
          <table:table-cell office:value-type="float" office:value="2534645126.9000001" table:style-name="ce2">
            <text:p>2,534,645,126.90</text:p>
          </table:table-cell>
          <table:table-cell office:value-type="float" office:value="1286016124.6199999" table:style-name="ce2">
            <text:p>1,286,016,124.62</text:p>
          </table:table-cell>
          <table:table-cell office:value-type="float" office:value="136046722.66999999" table:style-name="ce2">
            <text:p>136,046,722.67</text:p>
          </table:table-cell>
          <table:table-cell office:value-type="float" office:value="1112582279.6099999" table:style-name="ce2">
            <text:p>1,112,582,279.61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Septiembre<text:s/></text:p>
          </table:table-cell>
          <table:table-cell office:value-type="float" office:value="2931697538.6300001" table:style-name="ce3">
            <text:p>2,931,697,538.63</text:p>
          </table:table-cell>
          <table:table-cell office:value-type="float" office:value="2715337054.1399999" table:style-name="ce2">
            <text:p>2,715,337,054.14</text:p>
          </table:table-cell>
          <table:table-cell office:value-type="float" office:value="1401857125.72" table:style-name="ce2">
            <text:p>1,401,857,125.72</text:p>
          </table:table-cell>
          <table:table-cell office:value-type="float" office:value="143537852.78999999" table:style-name="ce2">
            <text:p>143,537,852.79</text:p>
          </table:table-cell>
          <table:table-cell office:value-type="float" office:value="1169942075.6300001" table:style-name="ce2">
            <text:p>1,169,942,075.63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Octubre<text:s/></text:p>
          </table:table-cell>
          <table:table-cell office:value-type="float" office:value="3081400565.3499999" table:style-name="ce3">
            <text:p>3,081,400,565.35</text:p>
          </table:table-cell>
          <table:table-cell office:value-type="float" office:value="2768235346.77" table:style-name="ce2">
            <text:p>2,768,235,346.77</text:p>
          </table:table-cell>
          <table:table-cell office:value-type="float" office:value="1458480284.3" table:style-name="ce2">
            <text:p>1,458,480,284.30</text:p>
          </table:table-cell>
          <table:table-cell office:value-type="float" office:value="146749815.94" table:style-name="ce2">
            <text:p>146,749,815.94</text:p>
          </table:table-cell>
          <table:table-cell office:value-type="float" office:value="1163005246.53" table:style-name="ce2">
            <text:p>1,163,005,246.53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Noviembre<text:s/></text:p>
          </table:table-cell>
          <table:table-cell office:value-type="float" office:value="2858439787.6300001" table:style-name="ce3">
            <text:p>2,858,439,787.63</text:p>
          </table:table-cell>
          <table:table-cell office:value-type="float" office:value="2706239878.6100001" table:style-name="ce2">
            <text:p>2,706,239,878.61</text:p>
          </table:table-cell>
          <table:table-cell office:value-type="float" office:value="1412414396.6700001" table:style-name="ce2">
            <text:p>1,412,414,396.67</text:p>
          </table:table-cell>
          <table:table-cell office:value-type="float" office:value="141622238.43000001" table:style-name="ce2">
            <text:p>141,622,238.43</text:p>
          </table:table-cell>
          <table:table-cell office:value-type="float" office:value="1152203243.51" table:style-name="ce2">
            <text:p>1,152,203,243.51</text:p>
          </table:table-cell>
          <table:table-cell table:number-columns-repeated="16377"/>
        </table:table-row>
        <table:table-row table:style-name="ro2">
          <table:table-cell office:value-type="float" office:value="2008" table:style-name="ce5">
            <text:p>2008</text:p>
          </table:table-cell>
          <table:table-cell office:value-type="string" table:style-name="ce5">
            <text:p><text:s/>Diciembre<text:s/></text:p>
          </table:table-cell>
          <table:table-cell office:value-type="float" office:value="3188895481.9099998" table:style-name="ce3">
            <text:p>3,188,895,481.91</text:p>
          </table:table-cell>
          <table:table-cell office:value-type="float" office:value="2800829784.1599998" table:style-name="ce2">
            <text:p>2,800,829,784.16</text:p>
          </table:table-cell>
          <table:table-cell office:value-type="float" office:value="1495914674.24" table:style-name="ce2">
            <text:p>1,495,914,674.24</text:p>
          </table:table-cell>
          <table:table-cell office:value-type="float" office:value="145803621.86000001" table:style-name="ce2">
            <text:p>145,803,621.86</text:p>
          </table:table-cell>
          <table:table-cell office:value-type="float" office:value="1159111488.0599999" table:style-name="ce2">
            <text:p>1,159,111,488.06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Enero<text:s/></text:p>
          </table:table-cell>
          <table:table-cell office:value-type="float" office:value="2901221513.23" table:style-name="ce3">
            <text:p>2,901,221,513.23</text:p>
          </table:table-cell>
          <table:table-cell office:value-type="float" office:value="2716972950.1399999" table:style-name="ce2">
            <text:p>2,716,972,950.14</text:p>
          </table:table-cell>
          <table:table-cell office:value-type="float" office:value="1400503698.21" table:style-name="ce2">
            <text:p>1,400,503,698.21</text:p>
          </table:table-cell>
          <table:table-cell office:value-type="float" office:value="147946446.21000001" table:style-name="ce2">
            <text:p>147,946,446.21</text:p>
          </table:table-cell>
          <table:table-cell office:value-type="float" office:value="1168522805.72" table:style-name="ce2">
            <text:p>1,168,522,805.72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Febrero<text:s/></text:p>
          </table:table-cell>
          <table:table-cell office:value-type="float" office:value="2913398741.3299999" table:style-name="ce3">
            <text:p>2,913,398,741.33</text:p>
          </table:table-cell>
          <table:table-cell office:value-type="float" office:value="2736463889.8699999" table:style-name="ce2">
            <text:p>2,736,463,889.87</text:p>
          </table:table-cell>
          <table:table-cell office:value-type="float" office:value="1414025729.1700001" table:style-name="ce2">
            <text:p>1,414,025,729.17</text:p>
          </table:table-cell>
          <table:table-cell office:value-type="float" office:value="141433406.37" table:style-name="ce2">
            <text:p>141,433,406.37</text:p>
          </table:table-cell>
          <table:table-cell office:value-type="float" office:value="1181004754.3299999" table:style-name="ce2">
            <text:p>1,181,004,754.33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Marzo<text:s/></text:p>
          </table:table-cell>
          <table:table-cell office:value-type="float" office:value="3168867143.98" table:style-name="ce3">
            <text:p>3,168,867,143.98</text:p>
          </table:table-cell>
          <table:table-cell office:value-type="float" office:value="2880271035.29" table:style-name="ce2">
            <text:p>2,880,271,035.29</text:p>
          </table:table-cell>
          <table:table-cell office:value-type="float" office:value="1483379836.05" table:style-name="ce2">
            <text:p>1,483,379,836.05</text:p>
          </table:table-cell>
          <table:table-cell office:value-type="float" office:value="146738795.88" table:style-name="ce2">
            <text:p>146,738,795.88</text:p>
          </table:table-cell>
          <table:table-cell office:value-type="float" office:value="1250152403.3599999" table:style-name="ce2">
            <text:p>1,250,152,403.36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Abril<text:s/></text:p>
          </table:table-cell>
          <table:table-cell office:value-type="float" office:value="2955886952.8200002" table:style-name="ce3">
            <text:p>2,955,886,952.82</text:p>
          </table:table-cell>
          <table:table-cell office:value-type="float" office:value="2739669046.8000002" table:style-name="ce2">
            <text:p>2,739,669,046.80</text:p>
          </table:table-cell>
          <table:table-cell office:value-type="float" office:value="1385438275.0999999" table:style-name="ce2">
            <text:p>1,385,438,275.10</text:p>
          </table:table-cell>
          <table:table-cell office:value-type="float" office:value="143461344.97999999" table:style-name="ce2">
            <text:p>143,461,344.98</text:p>
          </table:table-cell>
          <table:table-cell office:value-type="float" office:value="1210769426.72" table:style-name="ce2">
            <text:p>1,210,769,426.72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Mayo<text:s/></text:p>
          </table:table-cell>
          <table:table-cell office:value-type="float" office:value="3034863467.3800001" table:style-name="ce3">
            <text:p>3,034,863,467.38</text:p>
          </table:table-cell>
          <table:table-cell office:value-type="float" office:value="2805996129.8699999" table:style-name="ce2">
            <text:p>2,805,996,129.87</text:p>
          </table:table-cell>
          <table:table-cell office:value-type="float" office:value="1432764842.8" table:style-name="ce2">
            <text:p>1,432,764,842.80</text:p>
          </table:table-cell>
          <table:table-cell office:value-type="float" office:value="143951234.11000001" table:style-name="ce2">
            <text:p>143,951,234.11</text:p>
          </table:table-cell>
          <table:table-cell office:value-type="float" office:value="1229280052.96" table:style-name="ce2">
            <text:p>1,229,280,052.96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Junio<text:s/></text:p>
          </table:table-cell>
          <table:table-cell office:value-type="float" office:value="3050364524.6100001" table:style-name="ce3">
            <text:p>3,050,364,524.61</text:p>
          </table:table-cell>
          <table:table-cell office:value-type="float" office:value="2811635921.4099998" table:style-name="ce2">
            <text:p>2,811,635,921.41</text:p>
          </table:table-cell>
          <table:table-cell office:value-type="float" office:value="1416533466.74" table:style-name="ce2">
            <text:p>1,416,533,466.74</text:p>
          </table:table-cell>
          <table:table-cell office:value-type="float" office:value="144535568.00999999" table:style-name="ce2">
            <text:p>144,535,568.01</text:p>
          </table:table-cell>
          <table:table-cell office:value-type="float" office:value="1250566886.6600001" table:style-name="ce2">
            <text:p>1,250,566,886.66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Julio<text:s/></text:p>
          </table:table-cell>
          <table:table-cell office:value-type="float" office:value="3124081576.1500001" table:style-name="ce3">
            <text:p>3,124,081,576.15</text:p>
          </table:table-cell>
          <table:table-cell office:value-type="float" office:value="2916758609.96" table:style-name="ce2">
            <text:p>2,916,758,609.96</text:p>
          </table:table-cell>
          <table:table-cell office:value-type="float" office:value="1523299026.01" table:style-name="ce2">
            <text:p>1,523,299,026.01</text:p>
          </table:table-cell>
          <table:table-cell office:value-type="float" office:value="141929422.08000001" table:style-name="ce2">
            <text:p>141,929,422.08</text:p>
          </table:table-cell>
          <table:table-cell office:value-type="float" office:value="1251530161.8699999" table:style-name="ce2">
            <text:p>1,251,530,161.87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Agosto<text:s/></text:p>
          </table:table-cell>
          <table:table-cell office:value-type="float" office:value="3449855154.8000002" table:style-name="ce3">
            <text:p>3,449,855,154.80</text:p>
          </table:table-cell>
          <table:table-cell office:value-type="float" office:value="3113751962.0900002" table:style-name="ce2">
            <text:p>3,113,751,962.09</text:p>
          </table:table-cell>
          <table:table-cell office:value-type="float" office:value="1636703680.8199999" table:style-name="ce2">
            <text:p>1,636,703,680.82</text:p>
          </table:table-cell>
          <table:table-cell office:value-type="float" office:value="151469326.06999999" table:style-name="ce2">
            <text:p>151,469,326.07</text:p>
          </table:table-cell>
          <table:table-cell office:value-type="float" office:value="1325578955.2" table:style-name="ce2">
            <text:p>1,325,578,955.20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Septiembre<text:s/></text:p>
          </table:table-cell>
          <table:table-cell office:value-type="float" office:value="2938008868.73" table:style-name="ce3">
            <text:p>2,938,008,868.73</text:p>
          </table:table-cell>
          <table:table-cell office:value-type="float" office:value="3760701400.6599998" table:style-name="ce2">
            <text:p>3,760,701,400.66</text:p>
          </table:table-cell>
          <table:table-cell office:value-type="float" office:value="2166990708.3800001" table:style-name="ce2">
            <text:p>2,166,990,708.38</text:p>
          </table:table-cell>
          <table:table-cell office:value-type="float" office:value="149600263.94" table:style-name="ce2">
            <text:p>149,600,263.94</text:p>
          </table:table-cell>
          <table:table-cell office:value-type="float" office:value="1444110428.3399999" table:style-name="ce2">
            <text:p>1,444,110,428.34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Octubre<text:s/></text:p>
          </table:table-cell>
          <table:table-cell office:value-type="float" office:value="3325547603.6700001" table:style-name="ce3">
            <text:p>3,325,547,603.67</text:p>
          </table:table-cell>
          <table:table-cell office:value-type="float" office:value="3289315742.7199998" table:style-name="ce2">
            <text:p>3,289,315,742.72</text:p>
          </table:table-cell>
          <table:table-cell office:value-type="float" office:value="1602004042.77" table:style-name="ce2">
            <text:p>1,602,004,042.77</text:p>
          </table:table-cell>
          <table:table-cell office:value-type="float" office:value="150510628.33000001" table:style-name="ce2">
            <text:p>150,510,628.33</text:p>
          </table:table-cell>
          <table:table-cell office:value-type="float" office:value="1536801071.6199999" table:style-name="ce2">
            <text:p>1,536,801,071.62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Noviembre<text:s/></text:p>
          </table:table-cell>
          <table:table-cell office:value-type="float" office:value="3368412788.1799998" table:style-name="ce3">
            <text:p>3,368,412,788.18</text:p>
          </table:table-cell>
          <table:table-cell office:value-type="float" office:value="3264461821.3200002" table:style-name="ce2">
            <text:p>3,264,461,821.32</text:p>
          </table:table-cell>
          <table:table-cell office:value-type="float" office:value="1630682934.5599999" table:style-name="ce2">
            <text:p>1,630,682,934.56</text:p>
          </table:table-cell>
          <table:table-cell office:value-type="float" office:value="156070156.25" table:style-name="ce2">
            <text:p>156,070,156.25</text:p>
          </table:table-cell>
          <table:table-cell office:value-type="float" office:value="1477708730.51" table:style-name="ce2">
            <text:p>1,477,708,730.51</text:p>
          </table:table-cell>
          <table:table-cell table:number-columns-repeated="16377"/>
        </table:table-row>
        <table:table-row table:style-name="ro2">
          <table:table-cell office:value-type="float" office:value="2009" table:style-name="ce5">
            <text:p>2009</text:p>
          </table:table-cell>
          <table:table-cell office:value-type="string" table:style-name="ce5">
            <text:p><text:s/>Diciembre<text:s/></text:p>
          </table:table-cell>
          <table:table-cell office:value-type="float" office:value="3642262309.6399999" table:style-name="ce3">
            <text:p>3,642,262,309.64</text:p>
          </table:table-cell>
          <table:table-cell office:value-type="float" office:value="3461966100.6100001" table:style-name="ce2">
            <text:p>3,461,966,100.61</text:p>
          </table:table-cell>
          <table:table-cell office:value-type="float" office:value="1697447524.99" table:style-name="ce2">
            <text:p>1,697,447,524.99</text:p>
          </table:table-cell>
          <table:table-cell office:value-type="float" office:value="153958126.90000001" table:style-name="ce2">
            <text:p>153,958,126.90</text:p>
          </table:table-cell>
          <table:table-cell office:value-type="float" office:value="1610560448.72" table:style-name="ce2">
            <text:p>1,610,560,448.72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Enero<text:s/></text:p>
          </table:table-cell>
          <table:table-cell office:value-type="float" office:value="3179397684.4899998" table:style-name="ce3">
            <text:p>3,179,397,684.49</text:p>
          </table:table-cell>
          <table:table-cell office:value-type="float" office:value="3346655530.4699998" table:style-name="ce2">
            <text:p>3,346,655,530.47</text:p>
          </table:table-cell>
          <table:table-cell office:value-type="float" office:value="1564498213.1199999" table:style-name="ce2">
            <text:p>1,564,498,213.12</text:p>
          </table:table-cell>
          <table:table-cell office:value-type="float" office:value="154067409.43000001" table:style-name="ce2">
            <text:p>154,067,409.43</text:p>
          </table:table-cell>
          <table:table-cell office:value-type="float" office:value="1628089907.9200001" table:style-name="ce2">
            <text:p>1,628,089,907.92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Febrero<text:s/></text:p>
          </table:table-cell>
          <table:table-cell office:value-type="float" office:value="3336103624.1399999" table:style-name="ce3">
            <text:p>3,336,103,624.14</text:p>
          </table:table-cell>
          <table:table-cell office:value-type="float" office:value="3520000215.0900002" table:style-name="ce2">
            <text:p>3,520,000,215.09</text:p>
          </table:table-cell>
          <table:table-cell office:value-type="float" office:value="1643120185.5999999" table:style-name="ce2">
            <text:p>1,643,120,185.60</text:p>
          </table:table-cell>
          <table:table-cell office:value-type="float" office:value="155265303.63999999" table:style-name="ce2">
            <text:p>155,265,303.64</text:p>
          </table:table-cell>
          <table:table-cell office:value-type="float" office:value="1721614725.8499999" table:style-name="ce2">
            <text:p>1,721,614,725.85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Marzo<text:s/></text:p>
          </table:table-cell>
          <table:table-cell office:value-type="float" office:value="3862426841.48" table:style-name="ce3">
            <text:p>3,862,426,841.48</text:p>
          </table:table-cell>
          <table:table-cell office:value-type="float" office:value="3578300147.7600002" table:style-name="ce2">
            <text:p>3,578,300,147.76</text:p>
          </table:table-cell>
          <table:table-cell office:value-type="float" office:value="1708178474.71" table:style-name="ce2">
            <text:p>1,708,178,474.71</text:p>
          </table:table-cell>
          <table:table-cell office:value-type="float" office:value="156638027.88" table:style-name="ce2">
            <text:p>156,638,027.88</text:p>
          </table:table-cell>
          <table:table-cell office:value-type="float" office:value="1713483645.1700001" table:style-name="ce2">
            <text:p>1,713,483,645.17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Abril<text:s/></text:p>
          </table:table-cell>
          <table:table-cell office:value-type="float" office:value="3303076366.3299999" table:style-name="ce3">
            <text:p>3,303,076,366.33</text:p>
          </table:table-cell>
          <table:table-cell office:value-type="float" office:value="3570956962.4899998" table:style-name="ce2">
            <text:p>3,570,956,962.49</text:p>
          </table:table-cell>
          <table:table-cell office:value-type="float" office:value="1668504058.1900001" table:style-name="ce2">
            <text:p>1,668,504,058.19</text:p>
          </table:table-cell>
          <table:table-cell office:value-type="float" office:value="167013941.37" table:style-name="ce2">
            <text:p>167,013,941.37</text:p>
          </table:table-cell>
          <table:table-cell office:value-type="float" office:value="1735438962.9300001" table:style-name="ce2">
            <text:p>1,735,438,962.93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Mayo<text:s/></text:p>
          </table:table-cell>
          <table:table-cell office:value-type="float" office:value="3575760457.8400002" table:style-name="ce3">
            <text:p>3,575,760,457.84</text:p>
          </table:table-cell>
          <table:table-cell office:value-type="float" office:value="3632410427.0700002" table:style-name="ce2">
            <text:p>3,632,410,427.07</text:p>
          </table:table-cell>
          <table:table-cell office:value-type="float" office:value="1727228043.8800001" table:style-name="ce2">
            <text:p>1,727,228,043.88</text:p>
          </table:table-cell>
          <table:table-cell office:value-type="float" office:value="167781946.90000001" table:style-name="ce2">
            <text:p>167,781,946.90</text:p>
          </table:table-cell>
          <table:table-cell office:value-type="float" office:value="1737400436.29" table:style-name="ce2">
            <text:p>1,737,400,436.29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Junio<text:s/></text:p>
          </table:table-cell>
          <table:table-cell office:value-type="float" office:value="3616751731.54" table:style-name="ce3">
            <text:p>3,616,751,731.54</text:p>
          </table:table-cell>
          <table:table-cell office:value-type="float" office:value="3628922066.5599999" table:style-name="ce2">
            <text:p>3,628,922,066.56</text:p>
          </table:table-cell>
          <table:table-cell office:value-type="float" office:value="1726837122.1900001" table:style-name="ce2">
            <text:p>1,726,837,122.19</text:p>
          </table:table-cell>
          <table:table-cell office:value-type="float" office:value="167470521.09999999" table:style-name="ce2">
            <text:p>167,470,521.10</text:p>
          </table:table-cell>
          <table:table-cell office:value-type="float" office:value="1734614423.27" table:style-name="ce2">
            <text:p>1,734,614,423.27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Julio<text:s/></text:p>
          </table:table-cell>
          <table:table-cell office:value-type="float" office:value="3642000725.3000002" table:style-name="ce3">
            <text:p>3,642,000,725.30</text:p>
          </table:table-cell>
          <table:table-cell office:value-type="float" office:value="3698209466.2800002" table:style-name="ce2">
            <text:p>3,698,209,466.28</text:p>
          </table:table-cell>
          <table:table-cell office:value-type="float" office:value="1744603799.74" table:style-name="ce2">
            <text:p>1,744,603,799.74</text:p>
          </table:table-cell>
          <table:table-cell office:value-type="float" office:value="173072490.72999999" table:style-name="ce2">
            <text:p>173,072,490.73</text:p>
          </table:table-cell>
          <table:table-cell office:value-type="float" office:value="1780533175.8099999" table:style-name="ce2">
            <text:p>1,780,533,175.81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Agosto<text:s/></text:p>
          </table:table-cell>
          <table:table-cell office:value-type="float" office:value="3680577569.5900002" table:style-name="ce3">
            <text:p>3,680,577,569.59</text:p>
          </table:table-cell>
          <table:table-cell office:value-type="float" office:value="3700253067.3699999" table:style-name="ce2">
            <text:p>3,700,253,067.37</text:p>
          </table:table-cell>
          <table:table-cell office:value-type="float" office:value="1744157527.48" table:style-name="ce2">
            <text:p>1,744,157,527.48</text:p>
          </table:table-cell>
          <table:table-cell office:value-type="float" office:value="169753713.99000001" table:style-name="ce2">
            <text:p>169,753,713.99</text:p>
          </table:table-cell>
          <table:table-cell office:value-type="float" office:value="1786341825.9000001" table:style-name="ce2">
            <text:p>1,786,341,825.90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Septiembre<text:s/></text:p>
          </table:table-cell>
          <table:table-cell office:value-type="float" office:value="3689285830.5300002" table:style-name="ce3">
            <text:p>3,689,285,830.53</text:p>
          </table:table-cell>
          <table:table-cell office:value-type="float" office:value="3760727449.3400002" table:style-name="ce2">
            <text:p>3,760,727,449.34</text:p>
          </table:table-cell>
          <table:table-cell office:value-type="float" office:value="1779088101.75" table:style-name="ce2">
            <text:p>1,779,088,101.75</text:p>
          </table:table-cell>
          <table:table-cell office:value-type="float" office:value="172194187.88" table:style-name="ce2">
            <text:p>172,194,187.88</text:p>
          </table:table-cell>
          <table:table-cell office:value-type="float" office:value="1809445159.71" table:style-name="ce2">
            <text:p>1,809,445,159.71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Octubre<text:s/></text:p>
          </table:table-cell>
          <table:table-cell office:value-type="float" office:value="3684077864.1399999" table:style-name="ce3">
            <text:p>3,684,077,864.14</text:p>
          </table:table-cell>
          <table:table-cell office:value-type="float" office:value="3782964460.27" table:style-name="ce2">
            <text:p>3,782,964,460.27</text:p>
          </table:table-cell>
          <table:table-cell office:value-type="float" office:value="1788284041.96" table:style-name="ce2">
            <text:p>1,788,284,041.96</text:p>
          </table:table-cell>
          <table:table-cell office:value-type="float" office:value="174727018.88" table:style-name="ce2">
            <text:p>174,727,018.88</text:p>
          </table:table-cell>
          <table:table-cell office:value-type="float" office:value="1819953399.4300001" table:style-name="ce2">
            <text:p>1,819,953,399.43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Noviembre<text:s/></text:p>
          </table:table-cell>
          <table:table-cell office:value-type="float" office:value="3928236050.25" table:style-name="ce3">
            <text:p>3,928,236,050.25</text:p>
          </table:table-cell>
          <table:table-cell office:value-type="float" office:value="3856719524.4499998" table:style-name="ce2">
            <text:p>3,856,719,524.45</text:p>
          </table:table-cell>
          <table:table-cell office:value-type="float" office:value="1823823211.75" table:style-name="ce2">
            <text:p>1,823,823,211.75</text:p>
          </table:table-cell>
          <table:table-cell office:value-type="float" office:value="176132720.19999999" table:style-name="ce2">
            <text:p>176,132,720.20</text:p>
          </table:table-cell>
          <table:table-cell office:value-type="float" office:value="1856763592.5" table:style-name="ce2">
            <text:p>1,856,763,592.50</text:p>
          </table:table-cell>
          <table:table-cell table:number-columns-repeated="16377"/>
        </table:table-row>
        <table:table-row table:style-name="ro2">
          <table:table-cell office:value-type="float" office:value="2010" table:style-name="ce5">
            <text:p>2010</text:p>
          </table:table-cell>
          <table:table-cell office:value-type="string" table:style-name="ce5">
            <text:p><text:s/>Diciembre<text:s/></text:p>
          </table:table-cell>
          <table:table-cell office:value-type="float" office:value="4107311348.3699999" table:style-name="ce3">
            <text:p>4,107,311,348.37</text:p>
          </table:table-cell>
          <table:table-cell office:value-type="float" office:value="7082972682.1099997" table:style-name="ce2">
            <text:p>7,082,972,682.11</text:p>
          </table:table-cell>
          <table:table-cell office:value-type="float" office:value="5020167331.96" table:style-name="ce2">
            <text:p>5,020,167,331.96</text:p>
          </table:table-cell>
          <table:table-cell office:value-type="float" office:value="183074849.84" table:style-name="ce2">
            <text:p>183,074,849.84</text:p>
          </table:table-cell>
          <table:table-cell office:value-type="float" office:value="1879730500.3099999" table:style-name="ce2">
            <text:p>1,879,730,500.31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Enero<text:s/></text:p>
          </table:table-cell>
          <table:table-cell office:value-type="float" office:value="3615729615.7800002" table:style-name="ce3">
            <text:p>3,615,729,615.78</text:p>
          </table:table-cell>
          <table:table-cell office:value-type="float" office:value="3739776115.8200002" table:style-name="ce2">
            <text:p>3,739,776,115.82</text:p>
          </table:table-cell>
          <table:table-cell office:value-type="float" office:value="1729676729.6199999" table:style-name="ce2">
            <text:p>1,729,676,729.62</text:p>
          </table:table-cell>
          <table:table-cell office:value-type="float" office:value="175006680.44" table:style-name="ce2">
            <text:p>175,006,680.44</text:p>
          </table:table-cell>
          <table:table-cell office:value-type="float" office:value="1835092705.76" table:style-name="ce2">
            <text:p>1,835,092,705.76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Febrero<text:s/></text:p>
          </table:table-cell>
          <table:table-cell office:value-type="float" office:value="3701384912.4400001" table:style-name="ce3">
            <text:p>3,701,384,912.44</text:p>
          </table:table-cell>
          <table:table-cell office:value-type="float" office:value="3881993093.9699998" table:style-name="ce2">
            <text:p>3,881,993,093.97</text:p>
          </table:table-cell>
          <table:table-cell office:value-type="float" office:value="1810787144.45" table:style-name="ce2">
            <text:p>1,810,787,144.45</text:p>
          </table:table-cell>
          <table:table-cell office:value-type="float" office:value="175498289.47" table:style-name="ce2">
            <text:p>175,498,289.47</text:p>
          </table:table-cell>
          <table:table-cell office:value-type="float" office:value="1895707660.05" table:style-name="ce2">
            <text:p>1,895,707,660.05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Marzo<text:s/></text:p>
          </table:table-cell>
          <table:table-cell office:value-type="float" office:value="4070511045.8400002" table:style-name="ce3">
            <text:p>4,070,511,045.84</text:p>
          </table:table-cell>
          <table:table-cell office:value-type="float" office:value="3989611681.3000002" table:style-name="ce2">
            <text:p>3,989,611,681.30</text:p>
          </table:table-cell>
          <table:table-cell office:value-type="float" office:value="1893490430.29" table:style-name="ce2">
            <text:p>1,893,490,430.29</text:p>
          </table:table-cell>
          <table:table-cell office:value-type="float" office:value="178810426.16" table:style-name="ce2">
            <text:p>178,810,426.16</text:p>
          </table:table-cell>
          <table:table-cell office:value-type="float" office:value="1917310824.8499999" table:style-name="ce2">
            <text:p>1,917,310,824.85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Abril<text:s/></text:p>
          </table:table-cell>
          <table:table-cell office:value-type="float" office:value="3815215288.8600001" table:style-name="ce3">
            <text:p>3,815,215,288.86</text:p>
          </table:table-cell>
          <table:table-cell office:value-type="float" office:value="3942035091.3699999" table:style-name="ce2">
            <text:p>3,942,035,091.37</text:p>
          </table:table-cell>
          <table:table-cell office:value-type="float" office:value="1851563775.95" table:style-name="ce2">
            <text:p>1,851,563,775.95</text:p>
          </table:table-cell>
          <table:table-cell office:value-type="float" office:value="182411061.56" table:style-name="ce2">
            <text:p>182,411,061.56</text:p>
          </table:table-cell>
          <table:table-cell office:value-type="float" office:value="1908060253.8599999" table:style-name="ce2">
            <text:p>1,908,060,253.86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Mayo<text:s/></text:p>
          </table:table-cell>
          <table:table-cell office:value-type="float" office:value="4037930960.1399999" table:style-name="ce3">
            <text:p>4,037,930,960.14</text:p>
          </table:table-cell>
          <table:table-cell office:value-type="float" office:value="4004450581.73" table:style-name="ce2">
            <text:p>4,004,450,581.73</text:p>
          </table:table-cell>
          <table:table-cell office:value-type="float" office:value="1905757720.24" table:style-name="ce2">
            <text:p>1,905,757,720.24</text:p>
          </table:table-cell>
          <table:table-cell office:value-type="float" office:value="183979560.30000001" table:style-name="ce2">
            <text:p>183,979,560.30</text:p>
          </table:table-cell>
          <table:table-cell office:value-type="float" office:value="1914713301.1900001" table:style-name="ce2">
            <text:p>1,914,713,301.19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Junio<text:s/></text:p>
          </table:table-cell>
          <table:table-cell office:value-type="float" office:value="4057406187.5" table:style-name="ce3">
            <text:p>4,057,406,187.50</text:p>
          </table:table-cell>
          <table:table-cell office:value-type="float" office:value="4088019952.3800001" table:style-name="ce2">
            <text:p>4,088,019,952.38</text:p>
          </table:table-cell>
          <table:table-cell office:value-type="float" office:value="1945805937.6700001" table:style-name="ce2">
            <text:p>1,945,805,937.67</text:p>
          </table:table-cell>
          <table:table-cell office:value-type="float" office:value="188087064.37" table:style-name="ce2">
            <text:p>188,087,064.37</text:p>
          </table:table-cell>
          <table:table-cell office:value-type="float" office:value="1954126950.3399999" table:style-name="ce2">
            <text:p>1,954,126,950.34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Julio<text:s/></text:p>
          </table:table-cell>
          <table:table-cell office:value-type="float" office:value="4111982401.4499998" table:style-name="ce3">
            <text:p>4,111,982,401.45</text:p>
          </table:table-cell>
          <table:table-cell office:value-type="float" office:value="4123309914.7199998" table:style-name="ce2">
            <text:p>4,123,309,914.72</text:p>
          </table:table-cell>
          <table:table-cell office:value-type="float" office:value="1967438511.8299999" table:style-name="ce2">
            <text:p>1,967,438,511.83</text:p>
          </table:table-cell>
          <table:table-cell office:value-type="float" office:value="183280079.71000001" table:style-name="ce2">
            <text:p>183,280,079.71</text:p>
          </table:table-cell>
          <table:table-cell office:value-type="float" office:value="1972591323.1800001" table:style-name="ce2">
            <text:p>1,972,591,323.18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Agosto<text:s/></text:p>
          </table:table-cell>
          <table:table-cell office:value-type="float" office:value="4379089282.4200001" table:style-name="ce3">
            <text:p>4,379,089,282.42</text:p>
          </table:table-cell>
          <table:table-cell office:value-type="float" office:value="4239911080.3299999" table:style-name="ce2">
            <text:p>4,239,911,080.33</text:p>
          </table:table-cell>
          <table:table-cell office:value-type="float" office:value="2038423896.5999999" table:style-name="ce2">
            <text:p>2,038,423,896.60</text:p>
          </table:table-cell>
          <table:table-cell office:value-type="float" office:value="203766968.77000001" table:style-name="ce2">
            <text:p>203,766,968.77</text:p>
          </table:table-cell>
          <table:table-cell office:value-type="float" office:value="1997720214.96" table:style-name="ce2">
            <text:p>1,997,720,214.96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Septiembre<text:s/></text:p>
          </table:table-cell>
          <table:table-cell office:value-type="float" office:value="4199931556.4200001" table:style-name="ce3">
            <text:p>4,199,931,556.42</text:p>
          </table:table-cell>
          <table:table-cell office:value-type="float" office:value="4285718820.3299999" table:style-name="ce2">
            <text:p>4,285,718,820.33</text:p>
          </table:table-cell>
          <table:table-cell office:value-type="float" office:value="2027139483" table:style-name="ce2">
            <text:p>2,027,139,483.00</text:p>
          </table:table-cell>
          <table:table-cell office:value-type="float" office:value="197823498.78" table:style-name="ce2">
            <text:p>197,823,498.78</text:p>
          </table:table-cell>
          <table:table-cell office:value-type="float" office:value="2060755838.55" table:style-name="ce2">
            <text:p>2,060,755,838.55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Octubre<text:s/></text:p>
          </table:table-cell>
          <table:table-cell office:value-type="float" office:value="4332034924.0699997" table:style-name="ce3">
            <text:p>4,332,034,924.07</text:p>
          </table:table-cell>
          <table:table-cell office:value-type="float" office:value="4279946389.4400001" table:style-name="ce2">
            <text:p>4,279,946,389.44</text:p>
          </table:table-cell>
          <table:table-cell office:value-type="float" office:value="2084097263.24" table:style-name="ce2">
            <text:p>2,084,097,263.24</text:p>
          </table:table-cell>
          <table:table-cell office:value-type="float" office:value="196765913.11000001" table:style-name="ce2">
            <text:p>196,765,913.11</text:p>
          </table:table-cell>
          <table:table-cell office:value-type="float" office:value="1999083213.0899999" table:style-name="ce2">
            <text:p>1,999,083,213.09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Noviembre<text:s/></text:p>
          </table:table-cell>
          <table:table-cell office:value-type="float" office:value="4371303563.54" table:style-name="ce3">
            <text:p>4,371,303,563.54</text:p>
          </table:table-cell>
          <table:table-cell office:value-type="float" office:value="4479289190.1999998" table:style-name="ce2">
            <text:p>4,479,289,190.20</text:p>
          </table:table-cell>
          <table:table-cell office:value-type="float" office:value="2096955112.1900001" table:style-name="ce2">
            <text:p>2,096,955,112.19</text:p>
          </table:table-cell>
          <table:table-cell office:value-type="float" office:value="212168958.06999999" table:style-name="ce2">
            <text:p>212,168,958.07</text:p>
          </table:table-cell>
          <table:table-cell office:value-type="float" office:value="2170165119.9400001" table:style-name="ce2">
            <text:p>2,170,165,119.94</text:p>
          </table:table-cell>
          <table:table-cell table:number-columns-repeated="16377"/>
        </table:table-row>
        <table:table-row table:style-name="ro2">
          <table:table-cell office:value-type="float" office:value="2011" table:style-name="ce5">
            <text:p>2011</text:p>
          </table:table-cell>
          <table:table-cell office:value-type="string" table:style-name="ce5">
            <text:p><text:s/>Diciembre<text:s/></text:p>
          </table:table-cell>
          <table:table-cell office:value-type="float" office:value="4723365077.3800001" table:style-name="ce3">
            <text:p>4,723,365,077.38</text:p>
          </table:table-cell>
          <table:table-cell office:value-type="float" office:value="4632967232.1400003" table:style-name="ce2">
            <text:p>4,632,967,232.14</text:p>
          </table:table-cell>
          <table:table-cell office:value-type="float" office:value="2233970296.3800001" table:style-name="ce2">
            <text:p>2,233,970,296.38</text:p>
          </table:table-cell>
          <table:table-cell office:value-type="float" office:value="209501983.09999999" table:style-name="ce2">
            <text:p>209,501,983.10</text:p>
          </table:table-cell>
          <table:table-cell office:value-type="float" office:value="2189494952.6599998" table:style-name="ce2">
            <text:p>2,189,494,952.66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Enero<text:s/></text:p>
          </table:table-cell>
          <table:table-cell office:value-type="float" office:value="4138150867.3299999" table:style-name="ce3">
            <text:p>4,138,150,867.33</text:p>
          </table:table-cell>
          <table:table-cell office:value-type="float" office:value="4423249271.5" table:style-name="ce2">
            <text:p>4,423,249,271.50</text:p>
          </table:table-cell>
          <table:table-cell office:value-type="float" office:value="2047271677.27" table:style-name="ce2">
            <text:p>2,047,271,677.27</text:p>
          </table:table-cell>
          <table:table-cell office:value-type="float" office:value="197950515.47999999" table:style-name="ce2">
            <text:p>197,950,515.48</text:p>
          </table:table-cell>
          <table:table-cell office:value-type="float" office:value="2178027078.75" table:style-name="ce2">
            <text:p>2,178,027,078.75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Febrero<text:s/></text:p>
          </table:table-cell>
          <table:table-cell office:value-type="float" office:value="4387547872.4300003" table:style-name="ce3">
            <text:p>4,387,547,872.43</text:p>
          </table:table-cell>
          <table:table-cell office:value-type="float" office:value="4511886762.1899996" table:style-name="ce2">
            <text:p>4,511,886,762.19</text:p>
          </table:table-cell>
          <table:table-cell office:value-type="float" office:value="2108607012.8800001" table:style-name="ce2">
            <text:p>2,108,607,012.88</text:p>
          </table:table-cell>
          <table:table-cell office:value-type="float" office:value="202774959.5" table:style-name="ce2">
            <text:p>202,774,959.50</text:p>
          </table:table-cell>
          <table:table-cell office:value-type="float" office:value="2200504789.8099999" table:style-name="ce2">
            <text:p>2,200,504,789.81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Marzo<text:s/></text:p>
          </table:table-cell>
          <table:table-cell office:value-type="float" office:value="4701717008.5" table:style-name="ce3">
            <text:p>4,701,717,008.50</text:p>
          </table:table-cell>
          <table:table-cell office:value-type="float" office:value="4639909272.3900003" table:style-name="ce2">
            <text:p>4,639,909,272.39</text:p>
          </table:table-cell>
          <table:table-cell office:value-type="float" office:value="2190719038.1199999" table:style-name="ce2">
            <text:p>2,190,719,038.12</text:p>
          </table:table-cell>
          <table:table-cell office:value-type="float" office:value="214288845.59" table:style-name="ce2">
            <text:p>214,288,845.59</text:p>
          </table:table-cell>
          <table:table-cell office:value-type="float" office:value="2234901388.6799998" table:style-name="ce2">
            <text:p>2,234,901,388.68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Abril<text:s/></text:p>
          </table:table-cell>
          <table:table-cell office:value-type="float" office:value="4371340789.8100004" table:style-name="ce3">
            <text:p>4,371,340,789.81</text:p>
          </table:table-cell>
          <table:table-cell office:value-type="float" office:value="4576057744.3100004" table:style-name="ce2">
            <text:p>4,576,057,744.31</text:p>
          </table:table-cell>
          <table:table-cell office:value-type="float" office:value="2145443594.6900001" table:style-name="ce2">
            <text:p>2,145,443,594.69</text:p>
          </table:table-cell>
          <table:table-cell office:value-type="float" office:value="207587618.96000001" table:style-name="ce2">
            <text:p>207,587,618.96</text:p>
          </table:table-cell>
          <table:table-cell office:value-type="float" office:value="2223026530.6599998" table:style-name="ce2">
            <text:p>2,223,026,530.66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Mayo<text:s/></text:p>
          </table:table-cell>
          <table:table-cell office:value-type="float" office:value="4790166473.9099998" table:style-name="ce3">
            <text:p>4,790,166,473.91</text:p>
          </table:table-cell>
          <table:table-cell office:value-type="float" office:value="4697271366.3699999" table:style-name="ce2">
            <text:p>4,697,271,366.37</text:p>
          </table:table-cell>
          <table:table-cell office:value-type="float" office:value="2249853758.0100002" table:style-name="ce2">
            <text:p>2,249,853,758.01</text:p>
          </table:table-cell>
          <table:table-cell office:value-type="float" office:value="208776039.16" table:style-name="ce2">
            <text:p>208,776,039.16</text:p>
          </table:table-cell>
          <table:table-cell office:value-type="float" office:value="2238641569.1999998" table:style-name="ce2">
            <text:p>2,238,641,569.20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Junio<text:s/></text:p>
          </table:table-cell>
          <table:table-cell office:value-type="float" office:value="4411019500.8500004" table:style-name="ce3">
            <text:p>4,411,019,500.85</text:p>
          </table:table-cell>
          <table:table-cell office:value-type="float" office:value="4679500262.8100004" table:style-name="ce2">
            <text:p>4,679,500,262.81</text:p>
          </table:table-cell>
          <table:table-cell office:value-type="float" office:value="2163459475.3000002" table:style-name="ce2">
            <text:p>2,163,459,475.30</text:p>
          </table:table-cell>
          <table:table-cell office:value-type="float" office:value="210441650.69" table:style-name="ce2">
            <text:p>210,441,650.69</text:p>
          </table:table-cell>
          <table:table-cell office:value-type="float" office:value="2305599136.8200002" table:style-name="ce2">
            <text:p>2,305,599,136.82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Julio<text:s/></text:p>
          </table:table-cell>
          <table:table-cell office:value-type="float" office:value="4793469897.79" table:style-name="ce3">
            <text:p>4,793,469,897.79</text:p>
          </table:table-cell>
          <table:table-cell office:value-type="float" office:value="4745080641.4700003" table:style-name="ce2">
            <text:p>4,745,080,641.47</text:p>
          </table:table-cell>
          <table:table-cell office:value-type="float" office:value="2274580342.8699999" table:style-name="ce2">
            <text:p>2,274,580,342.87</text:p>
          </table:table-cell>
          <table:table-cell office:value-type="float" office:value="221565386.69" table:style-name="ce2">
            <text:p>221,565,386.69</text:p>
          </table:table-cell>
          <table:table-cell office:value-type="float" office:value="2248934911.9099998" table:style-name="ce2">
            <text:p>2,248,934,911.91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Agosto<text:s/></text:p>
          </table:table-cell>
          <table:table-cell office:value-type="float" office:value="4640452780.7600002" table:style-name="ce3">
            <text:p>4,640,452,780.76</text:p>
          </table:table-cell>
          <table:table-cell office:value-type="float" office:value="4678823610.5699997" table:style-name="ce2">
            <text:p>4,678,823,610.57</text:p>
          </table:table-cell>
          <table:table-cell office:value-type="float" office:value="2181570008.4099998" table:style-name="ce2">
            <text:p>2,181,570,008.41</text:p>
          </table:table-cell>
          <table:table-cell office:value-type="float" office:value="208430857.78999999" table:style-name="ce2">
            <text:p>208,430,857.79</text:p>
          </table:table-cell>
          <table:table-cell office:value-type="float" office:value="2288822744.3699999" table:style-name="ce2">
            <text:p>2,288,822,744.37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Septiembre<text:s/></text:p>
          </table:table-cell>
          <table:table-cell office:value-type="float" office:value="4477669377.3199997" table:style-name="ce3">
            <text:p>4,477,669,377.32</text:p>
          </table:table-cell>
          <table:table-cell office:value-type="float" office:value="4704693044.2299995" table:style-name="ce2">
            <text:p>4,704,693,044.23</text:p>
          </table:table-cell>
          <table:table-cell office:value-type="float" office:value="2199553924.3899999" table:style-name="ce2">
            <text:p>2,199,553,924.39</text:p>
          </table:table-cell>
          <table:table-cell office:value-type="float" office:value="211383840.18000001" table:style-name="ce2">
            <text:p>211,383,840.18</text:p>
          </table:table-cell>
          <table:table-cell office:value-type="float" office:value="2293755279.6599998" table:style-name="ce2">
            <text:p>2,293,755,279.66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Octubre<text:s/></text:p>
          </table:table-cell>
          <table:table-cell office:value-type="float" office:value="4811899465.1000004" table:style-name="ce3">
            <text:p>4,811,899,465.10</text:p>
          </table:table-cell>
          <table:table-cell office:value-type="float" office:value="4731614229.1400003" table:style-name="ce2">
            <text:p>4,731,614,229.14</text:p>
          </table:table-cell>
          <table:table-cell office:value-type="float" office:value="2246906266.1999998" table:style-name="ce2">
            <text:p>2,246,906,266.20</text:p>
          </table:table-cell>
          <table:table-cell office:value-type="float" office:value="210565496.74000001" table:style-name="ce2">
            <text:p>210,565,496.74</text:p>
          </table:table-cell>
          <table:table-cell office:value-type="float" office:value="2274142466.1999998" table:style-name="ce2">
            <text:p>2,274,142,466.20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Noviembre<text:s/></text:p>
          </table:table-cell>
          <table:table-cell office:value-type="float" office:value="4642648496.4700003" table:style-name="ce3">
            <text:p>4,642,648,496.47</text:p>
          </table:table-cell>
          <table:table-cell office:value-type="float" office:value="4755272524.3900003" table:style-name="ce2">
            <text:p>4,755,272,524.39</text:p>
          </table:table-cell>
          <table:table-cell office:value-type="float" office:value="2254932198.21" table:style-name="ce2">
            <text:p>2,254,932,198.21</text:p>
          </table:table-cell>
          <table:table-cell office:value-type="float" office:value="211541267.72" table:style-name="ce2">
            <text:p>211,541,267.72</text:p>
          </table:table-cell>
          <table:table-cell office:value-type="float" office:value="2288799058.46" table:style-name="ce2">
            <text:p>2,288,799,058.46</text:p>
          </table:table-cell>
          <table:table-cell table:number-columns-repeated="16377"/>
        </table:table-row>
        <table:table-row table:style-name="ro2">
          <table:table-cell office:value-type="float" office:value="2012" table:style-name="ce5">
            <text:p>2012</text:p>
          </table:table-cell>
          <table:table-cell office:value-type="string" table:style-name="ce5">
            <text:p><text:s/>Diciembre<text:s/></text:p>
          </table:table-cell>
          <table:table-cell office:value-type="float" office:value="4899449777.7200003" table:style-name="ce3">
            <text:p>4,899,449,777.72</text:p>
          </table:table-cell>
          <table:table-cell office:value-type="float" office:value="4872441650.3299999" table:style-name="ce2">
            <text:p>4,872,441,650.33</text:p>
          </table:table-cell>
          <table:table-cell office:value-type="float" office:value="2337576256" table:style-name="ce2">
            <text:p>2,337,576,256.00</text:p>
          </table:table-cell>
          <table:table-cell office:value-type="float" office:value="227667103.43000001" table:style-name="ce2">
            <text:p>227,667,103.43</text:p>
          </table:table-cell>
          <table:table-cell office:value-type="float" office:value="2307198290.9000001" table:style-name="ce2">
            <text:p>2,307,198,290.90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Enero<text:s/></text:p>
          </table:table-cell>
          <table:table-cell office:value-type="float" office:value="4695473730.0600004" table:style-name="ce3">
            <text:p>4,695,473,730.06</text:p>
          </table:table-cell>
          <table:table-cell office:value-type="float" office:value="4792827200.3400002" table:style-name="ce2">
            <text:p>4,792,827,200.34</text:p>
          </table:table-cell>
          <table:table-cell office:value-type="float" office:value="2261414000.5" table:style-name="ce2">
            <text:p>2,261,414,000.50</text:p>
          </table:table-cell>
          <table:table-cell office:value-type="float" office:value="209851498.66999999" table:style-name="ce2">
            <text:p>209,851,498.67</text:p>
          </table:table-cell>
          <table:table-cell office:value-type="float" office:value="2321561701.1700001" table:style-name="ce2">
            <text:p>2,321,561,701.17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Febrero<text:s/></text:p>
          </table:table-cell>
          <table:table-cell office:value-type="float" office:value="4622570040.6099997" table:style-name="ce3">
            <text:p>4,622,570,040.61</text:p>
          </table:table-cell>
          <table:table-cell office:value-type="float" office:value="4742295627.8199997" table:style-name="ce2">
            <text:p>4,742,295,627.82</text:p>
          </table:table-cell>
          <table:table-cell office:value-type="float" office:value="2206837475.1399999" table:style-name="ce2">
            <text:p>2,206,837,475.14</text:p>
          </table:table-cell>
          <table:table-cell office:value-type="float" office:value="212012134.02000001" table:style-name="ce2">
            <text:p>212,012,134.02</text:p>
          </table:table-cell>
          <table:table-cell office:value-type="float" office:value="2323446018.6599998" table:style-name="ce2">
            <text:p>2,323,446,018.66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Marzo<text:s/></text:p>
          </table:table-cell>
          <table:table-cell office:value-type="float" office:value="4781937363.6499996" table:style-name="ce3">
            <text:p>4,781,937,363.65</text:p>
          </table:table-cell>
          <table:table-cell office:value-type="float" office:value="4859016984.3900003" table:style-name="ce2">
            <text:p>4,859,016,984.39</text:p>
          </table:table-cell>
          <table:table-cell office:value-type="float" office:value="2285072381.79" table:style-name="ce2">
            <text:p>2,285,072,381.79</text:p>
          </table:table-cell>
          <table:table-cell office:value-type="float" office:value="219931230.44" table:style-name="ce2">
            <text:p>219,931,230.44</text:p>
          </table:table-cell>
          <table:table-cell office:value-type="float" office:value="2354013372.1599998" table:style-name="ce2">
            <text:p>2,354,013,372.16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Abril<text:s/></text:p>
          </table:table-cell>
          <table:table-cell office:value-type="float" office:value="4991235053.3000002" table:style-name="ce3">
            <text:p>4,991,235,053.30</text:p>
          </table:table-cell>
          <table:table-cell office:value-type="float" office:value="5000122610.6800003" table:style-name="ce2">
            <text:p>5,000,122,610.68</text:p>
          </table:table-cell>
          <table:table-cell office:value-type="float" office:value="2400047481.5799999" table:style-name="ce2">
            <text:p>2,400,047,481.58</text:p>
          </table:table-cell>
          <table:table-cell office:value-type="float" office:value="224522231.99000001" table:style-name="ce2">
            <text:p>224,522,231.99</text:p>
          </table:table-cell>
          <table:table-cell office:value-type="float" office:value="2375552897.1100001" table:style-name="ce2">
            <text:p>2,375,552,897.11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Mayo<text:s/></text:p>
          </table:table-cell>
          <table:table-cell office:value-type="float" office:value="5219571320.3599997" table:style-name="ce3">
            <text:p>5,219,571,320.36</text:p>
          </table:table-cell>
          <table:table-cell office:value-type="float" office:value="5177557467.2700005" table:style-name="ce2">
            <text:p>5,177,557,467.27</text:p>
          </table:table-cell>
          <table:table-cell office:value-type="float" office:value="2530012109.4099998" table:style-name="ce2">
            <text:p>2,530,012,109.41</text:p>
          </table:table-cell>
          <table:table-cell office:value-type="float" office:value="231994914.66999999" table:style-name="ce2">
            <text:p>231,994,914.67</text:p>
          </table:table-cell>
          <table:table-cell office:value-type="float" office:value="2415550443.1900001" table:style-name="ce2">
            <text:p>2,415,550,443.19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Junio<text:s/></text:p>
          </table:table-cell>
          <table:table-cell office:value-type="float" office:value="4978496377.6000004" table:style-name="ce3">
            <text:p>4,978,496,377.60</text:p>
          </table:table-cell>
          <table:table-cell office:value-type="float" office:value="5142803470.9899998" table:style-name="ce2">
            <text:p>5,142,803,470.99</text:p>
          </table:table-cell>
          <table:table-cell office:value-type="float" office:value="2423495270.02" table:style-name="ce2">
            <text:p>2,423,495,270.02</text:p>
          </table:table-cell>
          <table:table-cell office:value-type="float" office:value="224548849.13999999" table:style-name="ce2">
            <text:p>224,548,849.14</text:p>
          </table:table-cell>
          <table:table-cell office:value-type="float" office:value="2494759351.8299999" table:style-name="ce2">
            <text:p>2,494,759,351.83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Julio<text:s/></text:p>
          </table:table-cell>
          <table:table-cell office:value-type="float" office:value="5279284000.9499998" table:style-name="ce3">
            <text:p>5,279,284,000.95</text:p>
          </table:table-cell>
          <table:table-cell office:value-type="float" office:value="5202140459.46" table:style-name="ce2">
            <text:p>5,202,140,459.46</text:p>
          </table:table-cell>
          <table:table-cell office:value-type="float" office:value="2527476300.0999999" table:style-name="ce2">
            <text:p>2,527,476,300.10</text:p>
          </table:table-cell>
          <table:table-cell office:value-type="float" office:value="232576074.41999999" table:style-name="ce2">
            <text:p>232,576,074.42</text:p>
          </table:table-cell>
          <table:table-cell office:value-type="float" office:value="2442088084.9400001" table:style-name="ce2">
            <text:p>2,442,088,084.94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Agosto<text:s/></text:p>
          </table:table-cell>
          <table:table-cell office:value-type="float" office:value="5301475386.1599998" table:style-name="ce3">
            <text:p>5,301,475,386.16</text:p>
          </table:table-cell>
          <table:table-cell office:value-type="float" office:value="5347138742.79" table:style-name="ce2">
            <text:p>5,347,138,742.79</text:p>
          </table:table-cell>
          <table:table-cell office:value-type="float" office:value="2520016720.4299998" table:style-name="ce2">
            <text:p>2,520,016,720.43</text:p>
          </table:table-cell>
          <table:table-cell office:value-type="float" office:value="248484973.90000001" table:style-name="ce2">
            <text:p>248,484,973.90</text:p>
          </table:table-cell>
          <table:table-cell office:value-type="float" office:value="2578637048.46" table:style-name="ce2">
            <text:p>2,578,637,048.46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Septiembre<text:s/></text:p>
          </table:table-cell>
          <table:table-cell office:value-type="float" office:value="5234237324.79" table:style-name="ce3">
            <text:p>5,234,237,324.79</text:p>
          </table:table-cell>
          <table:table-cell office:value-type="float" office:value="5394789417.5500002" table:style-name="ce2">
            <text:p>5,394,789,417.55</text:p>
          </table:table-cell>
          <table:table-cell office:value-type="float" office:value="2528867626.1999998" table:style-name="ce2">
            <text:p>2,528,867,626.20</text:p>
          </table:table-cell>
          <table:table-cell office:value-type="float" office:value="237443834.86000001" table:style-name="ce2">
            <text:p>237,443,834.86</text:p>
          </table:table-cell>
          <table:table-cell office:value-type="float" office:value="2628477956.4899998" table:style-name="ce2">
            <text:p>2,628,477,956.49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Octubre<text:s/></text:p>
          </table:table-cell>
          <table:table-cell office:value-type="float" office:value="5464374596.7799997" table:style-name="ce3">
            <text:p>5,464,374,596.78</text:p>
          </table:table-cell>
          <table:table-cell office:value-type="float" office:value="5443055242.9200001" table:style-name="ce2">
            <text:p>5,443,055,242.92</text:p>
          </table:table-cell>
          <table:table-cell office:value-type="float" office:value="2584898142.04" table:style-name="ce2">
            <text:p>2,584,898,142.04</text:p>
          </table:table-cell>
          <table:table-cell office:value-type="float" office:value="253181287.30000001" table:style-name="ce2">
            <text:p>253,181,287.30</text:p>
          </table:table-cell>
          <table:table-cell office:value-type="float" office:value="2604975813.5799999" table:style-name="ce2">
            <text:p>2,604,975,813.58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Noviembre<text:s/></text:p>
          </table:table-cell>
          <table:table-cell office:value-type="float" office:value="5254157498.75" table:style-name="ce3">
            <text:p>5,254,157,498.75</text:p>
          </table:table-cell>
          <table:table-cell office:value-type="float" office:value="5457466866.3299999" table:style-name="ce2">
            <text:p>5,457,466,866.33</text:p>
          </table:table-cell>
          <table:table-cell office:value-type="float" office:value="2557176399.5" table:style-name="ce2">
            <text:p>2,557,176,399.50</text:p>
          </table:table-cell>
          <table:table-cell office:value-type="float" office:value="244957533.12" table:style-name="ce2">
            <text:p>244,957,533.12</text:p>
          </table:table-cell>
          <table:table-cell office:value-type="float" office:value="2655332933.71" table:style-name="ce2">
            <text:p>2,655,332,933.71</text:p>
          </table:table-cell>
          <table:table-cell table:number-columns-repeated="16377"/>
        </table:table-row>
        <table:table-row table:style-name="ro2">
          <table:table-cell office:value-type="float" office:value="2013" table:style-name="ce5">
            <text:p>2013</text:p>
          </table:table-cell>
          <table:table-cell office:value-type="string" table:style-name="ce5">
            <text:p><text:s/>Diciembre<text:s/></text:p>
          </table:table-cell>
          <table:table-cell office:value-type="float" office:value="5660190905.3900003" table:style-name="ce3">
            <text:p>5,660,190,905.39</text:p>
          </table:table-cell>
          <table:table-cell office:value-type="float" office:value="5589445408.2200003" table:style-name="ce2">
            <text:p>5,589,445,408.22</text:p>
          </table:table-cell>
          <table:table-cell office:value-type="float" office:value="2680870412.04" table:style-name="ce2">
            <text:p>2,680,870,412.04</text:p>
          </table:table-cell>
          <table:table-cell office:value-type="float" office:value="258624087.11000001" table:style-name="ce2">
            <text:p>258,624,087.11</text:p>
          </table:table-cell>
          <table:table-cell office:value-type="float" office:value="2649950909.0700002" table:style-name="ce2">
            <text:p>2,649,950,909.07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Enero<text:s/></text:p>
          </table:table-cell>
          <table:table-cell office:value-type="float" office:value="5469651156.8199997" table:style-name="ce3">
            <text:p>5,469,651,156.82</text:p>
          </table:table-cell>
          <table:table-cell office:value-type="float" office:value="5488177593.5200005" table:style-name="ce2">
            <text:p>5,488,177,593.52</text:p>
          </table:table-cell>
          <table:table-cell office:value-type="float" office:value="2592681863.6100001" table:style-name="ce2">
            <text:p>2,592,681,863.61</text:p>
          </table:table-cell>
          <table:table-cell office:value-type="float" office:value="245979204.34" table:style-name="ce2">
            <text:p>245,979,204.34</text:p>
          </table:table-cell>
          <table:table-cell office:value-type="float" office:value="2649516525.5700002" table:style-name="ce2">
            <text:p>2,649,516,525.57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Febrero<text:s/></text:p>
          </table:table-cell>
          <table:table-cell office:value-type="float" office:value="5297298296.8900003" table:style-name="ce3">
            <text:p>5,297,298,296.89</text:p>
          </table:table-cell>
          <table:table-cell office:value-type="float" office:value="5555417135.0100002" table:style-name="ce2">
            <text:p>5,555,417,135.01</text:p>
          </table:table-cell>
          <table:table-cell office:value-type="float" office:value="2618744302.8699999" table:style-name="ce2">
            <text:p>2,618,744,302.87</text:p>
          </table:table-cell>
          <table:table-cell office:value-type="float" office:value="244086497.43000001" table:style-name="ce2">
            <text:p>244,086,497.43</text:p>
          </table:table-cell>
          <table:table-cell office:value-type="float" office:value="2692586334.71" table:style-name="ce2">
            <text:p>2,692,586,334.71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Marzo<text:s/></text:p>
          </table:table-cell>
          <table:table-cell office:value-type="float" office:value="5794480740.8400002" table:style-name="ce3">
            <text:p>5,794,480,740.84</text:p>
          </table:table-cell>
          <table:table-cell office:value-type="float" office:value="5671119847.1199999" table:style-name="ce2">
            <text:p>5,671,119,847.12</text:p>
          </table:table-cell>
          <table:table-cell office:value-type="float" office:value="2717111816.6599998" table:style-name="ce2">
            <text:p>2,717,111,816.66</text:p>
          </table:table-cell>
          <table:table-cell office:value-type="float" office:value="252016961.06999999" table:style-name="ce2">
            <text:p>252,016,961.07</text:p>
          </table:table-cell>
          <table:table-cell office:value-type="float" office:value="2701991069.3899999" table:style-name="ce2">
            <text:p>2,701,991,069.39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Abril<text:s/></text:p>
          </table:table-cell>
          <table:table-cell office:value-type="float" office:value="5619518682.3299999" table:style-name="ce3">
            <text:p>5,619,518,682.33</text:p>
          </table:table-cell>
          <table:table-cell office:value-type="float" office:value="5844924317.7299995" table:style-name="ce2">
            <text:p>5,844,924,317.73</text:p>
          </table:table-cell>
          <table:table-cell office:value-type="float" office:value="2730677921.73" table:style-name="ce2">
            <text:p>2,730,677,921.73</text:p>
          </table:table-cell>
          <table:table-cell office:value-type="float" office:value="269112716.22000003" table:style-name="ce2">
            <text:p>269,112,716.22</text:p>
          </table:table-cell>
          <table:table-cell office:value-type="float" office:value="2845133679.7800002" table:style-name="ce2">
            <text:p>2,845,133,679.78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Mayo<text:s/></text:p>
          </table:table-cell>
          <table:table-cell office:value-type="float" office:value="5775343646.1000004" table:style-name="ce3">
            <text:p>5,775,343,646.10</text:p>
          </table:table-cell>
          <table:table-cell office:value-type="float" office:value="5655494463.2200003" table:style-name="ce2">
            <text:p>5,655,494,463.22</text:p>
          </table:table-cell>
          <table:table-cell office:value-type="float" office:value="2745008903.7800002" table:style-name="ce2">
            <text:p>2,745,008,903.78</text:p>
          </table:table-cell>
          <table:table-cell office:value-type="float" office:value="258698025.06" table:style-name="ce2">
            <text:p>258,698,025.06</text:p>
          </table:table-cell>
          <table:table-cell office:value-type="float" office:value="2651787534.3800001" table:style-name="ce2">
            <text:p>2,651,787,534.38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Junio<text:s/></text:p>
          </table:table-cell>
          <table:table-cell office:value-type="float" office:value="5948541073.3900003" table:style-name="ce3">
            <text:p>5,948,541,073.39</text:p>
          </table:table-cell>
          <table:table-cell office:value-type="float" office:value="6005175868.5200005" table:style-name="ce2">
            <text:p>6,005,175,868.52</text:p>
          </table:table-cell>
          <table:table-cell office:value-type="float" office:value="2847601654.3600001" table:style-name="ce2">
            <text:p>2,847,601,654.36</text:p>
          </table:table-cell>
          <table:table-cell office:value-type="float" office:value="261185586.21000001" table:style-name="ce2">
            <text:p>261,185,586.21</text:p>
          </table:table-cell>
          <table:table-cell office:value-type="float" office:value="2896388627.9499998" table:style-name="ce2">
            <text:p>2,896,388,627.95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Julio<text:s/></text:p>
          </table:table-cell>
          <table:table-cell office:value-type="float" office:value="5944454416.9300003" table:style-name="ce3">
            <text:p>5,944,454,416.93</text:p>
          </table:table-cell>
          <table:table-cell office:value-type="float" office:value="5867603380.0500002" table:style-name="ce2">
            <text:p>5,867,603,380.05</text:p>
          </table:table-cell>
          <table:table-cell office:value-type="float" office:value="2812133279.3800001" table:style-name="ce2">
            <text:p>2,812,133,279.38</text:p>
          </table:table-cell>
          <table:table-cell office:value-type="float" office:value="275164266.08999997" table:style-name="ce2">
            <text:p>275,164,266.09</text:p>
          </table:table-cell>
          <table:table-cell office:value-type="float" office:value="2780305834.5799999" table:style-name="ce2">
            <text:p>2,780,305,834.58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Agosto<text:s/></text:p>
          </table:table-cell>
          <table:table-cell office:value-type="float" office:value="5687872753.2799997" table:style-name="ce3">
            <text:p>5,687,872,753.28</text:p>
          </table:table-cell>
          <table:table-cell office:value-type="float" office:value="5909047915.25" table:style-name="ce2">
            <text:p>5,909,047,915.25</text:p>
          </table:table-cell>
          <table:table-cell office:value-type="float" office:value="2823462797.8800001" table:style-name="ce2">
            <text:p>2,823,462,797.88</text:p>
          </table:table-cell>
          <table:table-cell office:value-type="float" office:value="257662908.71000001" table:style-name="ce2">
            <text:p>257,662,908.71</text:p>
          </table:table-cell>
          <table:table-cell office:value-type="float" office:value="2827922208.6599998" table:style-name="ce2">
            <text:p>2,827,922,208.66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Septiembre<text:s/></text:p>
          </table:table-cell>
          <table:table-cell office:value-type="float" office:value="6018352523.1599998" table:style-name="ce3">
            <text:p>6,018,352,523.16</text:p>
          </table:table-cell>
          <table:table-cell office:value-type="float" office:value="5988648163.3800001" table:style-name="ce2">
            <text:p>5,988,648,163.38</text:p>
          </table:table-cell>
          <table:table-cell office:value-type="float" office:value="2893219044.6100001" table:style-name="ce2">
            <text:p>2,893,219,044.61</text:p>
          </table:table-cell>
          <table:table-cell office:value-type="float" office:value="274643870.11000001" table:style-name="ce2">
            <text:p>274,643,870.11</text:p>
          </table:table-cell>
          <table:table-cell office:value-type="float" office:value="2820785248.6599998" table:style-name="ce2">
            <text:p>2,820,785,248.66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Octubre<text:s/></text:p>
          </table:table-cell>
          <table:table-cell office:value-type="float" office:value="6071957720.7600002" table:style-name="ce3">
            <text:p>6,071,957,720.76</text:p>
          </table:table-cell>
          <table:table-cell office:value-type="float" office:value="6029455964.8900003" table:style-name="ce2">
            <text:p>6,029,455,964.89</text:p>
          </table:table-cell>
          <table:table-cell office:value-type="float" office:value="2908908917.7800002" table:style-name="ce2">
            <text:p>2,908,908,917.78</text:p>
          </table:table-cell>
          <table:table-cell office:value-type="float" office:value="272192328.26999998" table:style-name="ce2">
            <text:p>272,192,328.27</text:p>
          </table:table-cell>
          <table:table-cell office:value-type="float" office:value="2848354718.8400002" table:style-name="ce2">
            <text:p>2,848,354,718.84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Noviembre<text:s/></text:p>
          </table:table-cell>
          <table:table-cell office:value-type="float" office:value="5862724007.9099998" table:style-name="ce3">
            <text:p>5,862,724,007.91</text:p>
          </table:table-cell>
          <table:table-cell office:value-type="float" office:value="6014325625.1999998" table:style-name="ce2">
            <text:p>6,014,325,625.20</text:p>
          </table:table-cell>
          <table:table-cell office:value-type="float" office:value="2879371680.75" table:style-name="ce2">
            <text:p>2,879,371,680.75</text:p>
          </table:table-cell>
          <table:table-cell office:value-type="float" office:value="273282435.66000003" table:style-name="ce2">
            <text:p>273,282,435.66</text:p>
          </table:table-cell>
          <table:table-cell office:value-type="float" office:value="2861671508.79" table:style-name="ce2">
            <text:p>2,861,671,508.79</text:p>
          </table:table-cell>
          <table:table-cell table:number-columns-repeated="16377"/>
        </table:table-row>
        <table:table-row table:style-name="ro2">
          <table:table-cell office:value-type="float" office:value="2014" table:style-name="ce5">
            <text:p>2014</text:p>
          </table:table-cell>
          <table:table-cell office:value-type="string" table:style-name="ce5">
            <text:p><text:s/>Diciembre<text:s/></text:p>
          </table:table-cell>
          <table:table-cell office:value-type="float" office:value="6430697896.1300001" table:style-name="ce3">
            <text:p>6,430,697,896.13</text:p>
          </table:table-cell>
          <table:table-cell office:value-type="float" office:value="6182728285.9099998" table:style-name="ce2">
            <text:p>6,182,728,285.91</text:p>
          </table:table-cell>
          <table:table-cell office:value-type="float" office:value="3022969937.0599999" table:style-name="ce2">
            <text:p>3,022,969,937.06</text:p>
          </table:table-cell>
          <table:table-cell office:value-type="float" office:value="273599912.52999997" table:style-name="ce2">
            <text:p>273,599,912.53</text:p>
          </table:table-cell>
          <table:table-cell office:value-type="float" office:value="2886158436.3200002" table:style-name="ce2">
            <text:p>2,886,158,436.32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Enero<text:s/></text:p>
          </table:table-cell>
          <table:table-cell office:value-type="float" office:value="5917638034.8800001" table:style-name="ce3">
            <text:p>5,917,638,034.88</text:p>
          </table:table-cell>
          <table:table-cell office:value-type="float" office:value="6046426253.5699997" table:style-name="ce2">
            <text:p>6,046,426,253.57</text:p>
          </table:table-cell>
          <table:table-cell office:value-type="float" office:value="2870734332.0700002" table:style-name="ce2">
            <text:p>2,870,734,332.07</text:p>
          </table:table-cell>
          <table:table-cell office:value-type="float" office:value="280755735.00999999" table:style-name="ce2">
            <text:p>280,755,735.01</text:p>
          </table:table-cell>
          <table:table-cell office:value-type="float" office:value="2894936186.4899998" table:style-name="ce2">
            <text:p>2,894,936,186.49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Febrero<text:s/></text:p>
          </table:table-cell>
          <table:table-cell office:value-type="float" office:value="6030452569.46" table:style-name="ce3">
            <text:p>6,030,452,569.46</text:p>
          </table:table-cell>
          <table:table-cell office:value-type="float" office:value="6148468348.1999998" table:style-name="ce2">
            <text:p>6,148,468,348.20</text:p>
          </table:table-cell>
          <table:table-cell office:value-type="float" office:value="2962685614.5599999" table:style-name="ce2">
            <text:p>2,962,685,614.56</text:p>
          </table:table-cell>
          <table:table-cell office:value-type="float" office:value="278504817.51999998" table:style-name="ce2">
            <text:p>278,504,817.52</text:p>
          </table:table-cell>
          <table:table-cell office:value-type="float" office:value="2907277916.1199999" table:style-name="ce2">
            <text:p>2,907,277,916.12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Marzo<text:s/></text:p>
          </table:table-cell>
          <table:table-cell office:value-type="float" office:value="6607822776.7299995" table:style-name="ce3">
            <text:p>6,607,822,776.73</text:p>
          </table:table-cell>
          <table:table-cell office:value-type="float" office:value="6353988140.2700005" table:style-name="ce2">
            <text:p>6,353,988,140.27</text:p>
          </table:table-cell>
          <table:table-cell office:value-type="float" office:value="3105935158.1199999" table:style-name="ce2">
            <text:p>3,105,935,158.12</text:p>
          </table:table-cell>
          <table:table-cell office:value-type="float" office:value="277686653.48000002" table:style-name="ce2">
            <text:p>277,686,653.48</text:p>
          </table:table-cell>
          <table:table-cell office:value-type="float" office:value="2970366328.6700001" table:style-name="ce2">
            <text:p>2,970,366,328.67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Abril<text:s/></text:p>
          </table:table-cell>
          <table:table-cell office:value-type="float" office:value="6284874832.0299997" table:style-name="ce3">
            <text:p>6,284,874,832.03</text:p>
          </table:table-cell>
          <table:table-cell office:value-type="float" office:value="6281681823.0200005" table:style-name="ce2">
            <text:p>6,281,681,823.02</text:p>
          </table:table-cell>
          <table:table-cell office:value-type="float" office:value="3062892260.8400002" table:style-name="ce2">
            <text:p>3,062,892,260.84</text:p>
          </table:table-cell>
          <table:table-cell office:value-type="float" office:value="202964529.88" table:style-name="ce2">
            <text:p>202,964,529.88</text:p>
          </table:table-cell>
          <table:table-cell office:value-type="float" office:value="3015825032.3000002" table:style-name="ce2">
            <text:p>3,015,825,032.30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Mayo<text:s/></text:p>
          </table:table-cell>
          <table:table-cell office:value-type="float" office:value="6482364656.0699997" table:style-name="ce3">
            <text:p>6,482,364,656.07</text:p>
          </table:table-cell>
          <table:table-cell office:value-type="float" office:value="6465881197.1499996" table:style-name="ce2">
            <text:p>6,465,881,197.15</text:p>
          </table:table-cell>
          <table:table-cell office:value-type="float" office:value="3091420494.7800002" table:style-name="ce2">
            <text:p>3,091,420,494.78</text:p>
          </table:table-cell>
          <table:table-cell office:value-type="float" office:value="366790982.48000002" table:style-name="ce2">
            <text:p>366,790,982.48</text:p>
          </table:table-cell>
          <table:table-cell office:value-type="float" office:value="3007669719.8899999" table:style-name="ce2">
            <text:p>3,007,669,719.89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Junio<text:s/></text:p>
          </table:table-cell>
          <table:table-cell office:value-type="float" office:value="6502932631.4799995" table:style-name="ce3">
            <text:p>6,502,932,631.48</text:p>
          </table:table-cell>
          <table:table-cell office:value-type="float" office:value="6478925682.3000002" table:style-name="ce2">
            <text:p>6,478,925,682.30</text:p>
          </table:table-cell>
          <table:table-cell office:value-type="float" office:value="3158837877.1799998" table:style-name="ce2">
            <text:p>3,158,837,877.18</text:p>
          </table:table-cell>
          <table:table-cell office:value-type="float" office:value="293361358.00999999" table:style-name="ce2">
            <text:p>293,361,358.01</text:p>
          </table:table-cell>
          <table:table-cell office:value-type="float" office:value="3026726447.1100001" table:style-name="ce2">
            <text:p>3,026,726,447.11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Julio<text:s/></text:p>
          </table:table-cell>
          <table:table-cell office:value-type="float" office:value="6878198368.3299999" table:style-name="ce3">
            <text:p>6,878,198,368.33</text:p>
          </table:table-cell>
          <table:table-cell office:value-type="float" office:value="6525935699.1300001" table:style-name="ce2">
            <text:p>6,525,935,699.13</text:p>
          </table:table-cell>
          <table:table-cell office:value-type="float" office:value="3200313916.04" table:style-name="ce2">
            <text:p>3,200,313,916.04</text:p>
          </table:table-cell>
          <table:table-cell office:value-type="float" office:value="296462520.19999999" table:style-name="ce2">
            <text:p>296,462,520.20</text:p>
          </table:table-cell>
          <table:table-cell office:value-type="float" office:value="3029159262.8899999" table:style-name="ce2">
            <text:p>3,029,159,262.89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Agosto<text:s/></text:p>
          </table:table-cell>
          <table:table-cell office:value-type="float" office:value="6288898167.1599998" table:style-name="ce3">
            <text:p>6,288,898,167.16</text:p>
          </table:table-cell>
          <table:table-cell office:value-type="float" office:value="6533182806.6099997" table:style-name="ce2">
            <text:p>6,533,182,806.61</text:p>
          </table:table-cell>
          <table:table-cell office:value-type="float" office:value="3193803010.7399998" table:style-name="ce2">
            <text:p>3,193,803,010.74</text:p>
          </table:table-cell>
          <table:table-cell office:value-type="float" office:value="296558707.44" table:style-name="ce2">
            <text:p>296,558,707.44</text:p>
          </table:table-cell>
          <table:table-cell office:value-type="float" office:value="3042821088.4299998" table:style-name="ce2">
            <text:p>3,042,821,088.43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Septiembre<text:s/></text:p>
          </table:table-cell>
          <table:table-cell office:value-type="float" office:value="6895837513.7799997" table:style-name="ce3">
            <text:p>6,895,837,513.78</text:p>
          </table:table-cell>
          <table:table-cell office:value-type="float" office:value="6570796243.5100002" table:style-name="ce2">
            <text:p>6,570,796,243.51</text:p>
          </table:table-cell>
          <table:table-cell office:value-type="float" office:value="3238742761.23" table:style-name="ce2">
            <text:p>3,238,742,761.23</text:p>
          </table:table-cell>
          <table:table-cell office:value-type="float" office:value="307674354.99000001" table:style-name="ce2">
            <text:p>307,674,354.99</text:p>
          </table:table-cell>
          <table:table-cell office:value-type="float" office:value="3024379127.29" table:style-name="ce2">
            <text:p>3,024,379,127.29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Octubre<text:s/></text:p>
          </table:table-cell>
          <table:table-cell office:value-type="float" office:value="6838926688.8100004" table:style-name="ce3">
            <text:p>6,838,926,688.81</text:p>
          </table:table-cell>
          <table:table-cell office:value-type="float" office:value="6680310803.9899998" table:style-name="ce2">
            <text:p>6,680,310,803.99</text:p>
          </table:table-cell>
          <table:table-cell office:value-type="float" office:value="3302384902.2199998" table:style-name="ce2">
            <text:p>3,302,384,902.22</text:p>
          </table:table-cell>
          <table:table-cell office:value-type="float" office:value="292221613.69" table:style-name="ce2">
            <text:p>292,221,613.69</text:p>
          </table:table-cell>
          <table:table-cell office:value-type="float" office:value="3085704288.0799999" table:style-name="ce2">
            <text:p>3,085,704,288.08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Noviembre<text:s/></text:p>
          </table:table-cell>
          <table:table-cell office:value-type="float" office:value="6848190803.0299997" table:style-name="ce3">
            <text:p>6,848,190,803.03</text:p>
          </table:table-cell>
          <table:table-cell office:value-type="float" office:value="7252904127.46" table:style-name="ce2">
            <text:p>7,252,904,127.46</text:p>
          </table:table-cell>
          <table:table-cell office:value-type="float" office:value="3311149086.1399999" table:style-name="ce2">
            <text:p>3,311,149,086.14</text:p>
          </table:table-cell>
          <table:table-cell office:value-type="float" office:value="332601314.01999998" table:style-name="ce2">
            <text:p>332,601,314.02</text:p>
          </table:table-cell>
          <table:table-cell office:value-type="float" office:value="3609153727.3000002" table:style-name="ce2">
            <text:p>3,609,153,727.30</text:p>
          </table:table-cell>
          <table:table-cell table:number-columns-repeated="16377"/>
        </table:table-row>
        <table:table-row table:style-name="ro2">
          <table:table-cell office:value-type="float" office:value="2015" table:style-name="ce5">
            <text:p>2015</text:p>
          </table:table-cell>
          <table:table-cell office:value-type="string" table:style-name="ce5">
            <text:p><text:s/>Diciembre<text:s/></text:p>
          </table:table-cell>
          <table:table-cell office:value-type="float" office:value="7476235007.5699997" table:style-name="ce3">
            <text:p>7,476,235,007.57</text:p>
          </table:table-cell>
          <table:table-cell office:value-type="float" office:value="7198673522.6499996" table:style-name="ce2">
            <text:p>7,198,673,522.65</text:p>
          </table:table-cell>
          <table:table-cell office:value-type="float" office:value="3519308918.02" table:style-name="ce2">
            <text:p>3,519,308,918.02</text:p>
          </table:table-cell>
          <table:table-cell office:value-type="float" office:value="322507793.45999998" table:style-name="ce2">
            <text:p>322,507,793.46</text:p>
          </table:table-cell>
          <table:table-cell office:value-type="float" office:value="3356856811.1700001" table:style-name="ce2">
            <text:p>3,356,856,811.17</text:p>
          </table:table-cell>
          <table:table-cell table:number-columns-repeated="16377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Enero</text:p>
          </table:table-cell>
          <table:table-cell office:value-type="float" office:value="6722340955.6000004" table:style-name="ce3">
            <text:p>6,722,340,955.60</text:p>
          </table:table-cell>
          <table:table-cell office:value-type="float" office:value="6982135945.4499998" table:style-name="ce2">
            <text:p>6,982,135,945.45</text:p>
          </table:table-cell>
          <table:table-cell office:value-type="float" office:value="3266072798.0999999" table:style-name="ce2">
            <text:p>3,266,072,798.10</text:p>
          </table:table-cell>
          <table:table-cell office:value-type="float" office:value="329684453.75999999" table:style-name="ce2">
            <text:p>329,684,453.76</text:p>
          </table:table-cell>
          <table:table-cell office:value-type="float" office:value="3386378693.5900002" table:style-name="ce2">
            <text:p>3,386,378,693.59</text:p>
          </table:table-cell>
          <table:table-cell table:number-columns-repeated="16377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Febrero</text:p>
          </table:table-cell>
          <table:table-cell office:value-type="float" office:value="7095620367.8500004" table:style-name="ce3">
            <text:p>7,095,620,367.85</text:p>
          </table:table-cell>
          <table:table-cell office:value-type="float" office:value="7130339250.6000004" table:style-name="ce2">
            <text:p>7,130,339,250.60</text:p>
          </table:table-cell>
          <table:table-cell office:value-type="float" office:value="3410707556.27" table:style-name="ce2">
            <text:p>3,410,707,556.27</text:p>
          </table:table-cell>
          <table:table-cell office:value-type="float" office:value="318659381.91000003" table:style-name="ce2">
            <text:p>318,659,381.91</text:p>
          </table:table-cell>
          <table:table-cell office:value-type="float" office:value="3400972312.4200001" table:style-name="ce2">
            <text:p>3,400,972,312.42</text:p>
          </table:table-cell>
          <table:table-cell table:number-columns-repeated="16377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Marzo</text:p>
          </table:table-cell>
          <table:table-cell office:value-type="float" office:value="7423068456.9700003" table:style-name="ce3">
            <text:p>7,423,068,456.97</text:p>
          </table:table-cell>
          <table:table-cell office:value-type="float" office:value="7381122746.7700005" table:style-name="ce2">
            <text:p>7,381,122,746.77</text:p>
          </table:table-cell>
          <table:table-cell office:value-type="float" office:value="3535694136.8499999" table:style-name="ce2">
            <text:p>3,535,694,136.85</text:p>
          </table:table-cell>
          <table:table-cell office:value-type="float" office:value="335192966.51999998" table:style-name="ce2">
            <text:p>335,192,966.52</text:p>
          </table:table-cell>
          <table:table-cell office:value-type="float" office:value="3510235643.4000001" table:style-name="ce2">
            <text:p>3,510,235,643.40</text:p>
          </table:table-cell>
          <table:table-cell table:number-columns-repeated="16377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Abril<text:s/></text:p>
          </table:table-cell>
          <table:table-cell office:value-type="float" office:value="7363678656.6199999" table:style-name="ce3">
            <text:p>7,363,678,656.62</text:p>
          </table:table-cell>
          <table:table-cell office:value-type="float" office:value="7323061538.8699999" table:style-name="ce2">
            <text:p>7,323,061,538.87</text:p>
          </table:table-cell>
          <table:table-cell office:value-type="float" office:value="3494883898.29" table:style-name="ce2">
            <text:p>3,494,883,898.29</text:p>
          </table:table-cell>
          <table:table-cell office:value-type="float" office:value="338120830.70999998" table:style-name="ce2">
            <text:p>338,120,830.71</text:p>
          </table:table-cell>
          <table:table-cell office:value-type="float" office:value="3490056809.8699999" table:style-name="ce2">
            <text:p>3,490,056,809.87</text:p>
          </table:table-cell>
          <table:table-cell table:number-columns-repeated="16377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Mayo</text:p>
          </table:table-cell>
          <table:table-cell office:value-type="float" office:value="7557492660.0699997" table:style-name="ce3">
            <text:p>7,557,492,660.07</text:p>
          </table:table-cell>
          <table:table-cell office:value-type="float" office:value="7460002182.1700001" table:style-name="ce2">
            <text:p>7,460,002,182.17</text:p>
          </table:table-cell>
          <table:table-cell office:value-type="float" office:value="3580374435.5700002" table:style-name="ce2">
            <text:p>3,580,374,435.57</text:p>
          </table:table-cell>
          <table:table-cell office:value-type="float" office:value="354547284.81" table:style-name="ce2">
            <text:p>354,547,284.81</text:p>
          </table:table-cell>
          <table:table-cell office:value-type="float" office:value="3525080461.79" table:style-name="ce2">
            <text:p>3,525,080,461.79</text:p>
          </table:table-cell>
          <table:table-cell table:number-columns-repeated="16377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Junio</text:p>
          </table:table-cell>
          <table:table-cell office:value-type="float" office:value="7333582356.3400002" table:style-name="ce3">
            <text:p>7,333,582,356.34</text:p>
          </table:table-cell>
          <table:table-cell office:value-type="float" office:value="7346562345.1000004" table:style-name="ce2">
            <text:p>7,346,562,345.10</text:p>
          </table:table-cell>
          <table:table-cell office:value-type="float" office:value="3511092582.9299998" table:style-name="ce2">
            <text:p>3,511,092,582.93</text:p>
          </table:table-cell>
          <table:table-cell office:value-type="float" office:value="319658825.67000002" table:style-name="ce2">
            <text:p>319,658,825.67</text:p>
          </table:table-cell>
          <table:table-cell office:value-type="float" office:value="3515810936.5" table:style-name="ce2">
            <text:p>3,515,810,936.50</text:p>
          </table:table-cell>
          <table:table-cell table:number-columns-repeated="16377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Julio</text:p>
          </table:table-cell>
          <table:table-cell office:value-type="float" office:value="7366683030.9799995" table:style-name="ce3">
            <text:p>7,366,683,030.98</text:p>
          </table:table-cell>
          <table:table-cell office:value-type="float" office:value="7480039667.2200003" table:style-name="ce2">
            <text:p>7,480,039,667.22</text:p>
          </table:table-cell>
          <table:table-cell office:value-type="float" office:value="3559174458.3800001" table:style-name="ce2">
            <text:p>3,559,174,458.38</text:p>
          </table:table-cell>
          <table:table-cell office:value-type="float" office:value="349516319.94" table:style-name="ce2">
            <text:p>349,516,319.94</text:p>
          </table:table-cell>
          <table:table-cell office:value-type="float" office:value="3571348888.9000001" table:style-name="ce2">
            <text:p>3,571,348,888.90</text:p>
          </table:table-cell>
          <table:table-cell table:number-columns-repeated="16377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Agosto</text:p>
          </table:table-cell>
          <table:table-cell office:value-type="float" office:value="7602775184.0299997" table:style-name="ce3">
            <text:p>7,602,775,184.03</text:p>
          </table:table-cell>
          <table:table-cell office:value-type="float" office:value="7472233934.1499996" table:style-name="ce2">
            <text:p>7,472,233,934.15</text:p>
          </table:table-cell>
          <table:table-cell office:value-type="float" office:value="3572424848.0999999" table:style-name="ce2">
            <text:p>3,572,424,848.10</text:p>
          </table:table-cell>
          <table:table-cell office:value-type="float" office:value="341475253.20999998" table:style-name="ce2">
            <text:p>341,475,253.21</text:p>
          </table:table-cell>
          <table:table-cell office:value-type="float" office:value="3558333832.8400002" table:style-name="ce2">
            <text:p>3,558,333,832.84</text:p>
          </table:table-cell>
          <table:table-cell table:number-columns-repeated="16377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Septiembre</text:p>
          </table:table-cell>
          <table:table-cell office:value-type="float" office:value="7493113530.4799995" table:style-name="ce3">
            <text:p>7,493,113,530.48</text:p>
          </table:table-cell>
          <table:table-cell office:value-type="float" office:value="7573519911.8299999" table:style-name="ce2">
            <text:p>7,573,519,911.83</text:p>
          </table:table-cell>
          <table:table-cell office:value-type="float" office:value="3606336744.46" table:style-name="ce2">
            <text:p>3,606,336,744.46</text:p>
          </table:table-cell>
          <table:table-cell office:value-type="float" office:value="331508107.41000003" table:style-name="ce2">
            <text:p>331,508,107.41</text:p>
          </table:table-cell>
          <table:table-cell office:value-type="float" office:value="3635675059.96" table:style-name="ce2">
            <text:p>3,635,675,059.96</text:p>
          </table:table-cell>
          <table:table-cell table:number-columns-repeated="16377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Octubre</text:p>
          </table:table-cell>
          <table:table-cell office:value-type="float" office:value="7484469819.8500004" table:style-name="ce3">
            <text:p>7,484,469,819.85</text:p>
          </table:table-cell>
          <table:table-cell office:value-type="float" office:value="7557800970.21" table:style-name="ce2">
            <text:p>7,557,800,970.21</text:p>
          </table:table-cell>
          <table:table-cell office:value-type="float" office:value="3590117883.9899998" table:style-name="ce2">
            <text:p>3,590,117,883.99</text:p>
          </table:table-cell>
          <table:table-cell office:value-type="float" office:value="345693352.06" table:style-name="ce2">
            <text:p>345,693,352.06</text:p>
          </table:table-cell>
          <table:table-cell office:value-type="float" office:value="3621989734.1599998" table:style-name="ce2">
            <text:p>3,621,989,734.16</text:p>
          </table:table-cell>
          <table:table-cell table:number-columns-repeated="16377" table:style-name="ce1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Noviembre</text:p>
          </table:table-cell>
          <table:table-cell office:value-type="float" office:value="7581981811.8699999" table:style-name="ce3">
            <text:p>7,581,981,811.87</text:p>
          </table:table-cell>
          <table:table-cell office:value-type="float" office:value="7570602767.6000004" table:style-name="ce2">
            <text:p>7,570,602,767.60</text:p>
          </table:table-cell>
          <table:table-cell office:value-type="float" office:value="3601456497.5100002" table:style-name="ce2">
            <text:p>3,601,456,497.51</text:p>
          </table:table-cell>
          <table:table-cell office:value-type="float" office:value="339117342.63999999" table:style-name="ce2">
            <text:p>339,117,342.64</text:p>
          </table:table-cell>
          <table:table-cell office:value-type="float" office:value="3630028927.4499998" table:style-name="ce2">
            <text:p>3,630,028,927.45</text:p>
          </table:table-cell>
          <table:table-cell table:number-columns-repeated="16377" table:style-name="ce1"/>
        </table:table-row>
        <table:table-row table:style-name="ro2">
          <table:table-cell office:value-type="float" office:value="2016" table:style-name="ce5">
            <text:p>2016</text:p>
          </table:table-cell>
          <table:table-cell office:value-type="string" table:style-name="ce5">
            <text:p>Diciembre</text:p>
          </table:table-cell>
          <table:table-cell office:value-type="float" office:value="8024357390.79" table:style-name="ce3">
            <text:p>8,024,357,390.79</text:p>
          </table:table-cell>
          <table:table-cell office:value-type="float" office:value="7802760086.1499996" table:style-name="ce2">
            <text:p>7,802,760,086.15</text:p>
          </table:table-cell>
          <table:table-cell office:value-type="float" office:value="3791184708.3600001" table:style-name="ce2">
            <text:p>3,791,184,708.36</text:p>
          </table:table-cell>
          <table:table-cell office:value-type="float" office:value="345086001.54000002" table:style-name="ce2">
            <text:p>345,086,001.54</text:p>
          </table:table-cell>
          <table:table-cell office:value-type="float" office:value="3666489376.25" table:style-name="ce2">
            <text:p>3,666,489,376.25</text:p>
          </table:table-cell>
          <table:table-cell table:number-columns-repeated="16377" table:style-name="ce1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Enero</text:p>
          </table:table-cell>
          <table:table-cell office:value-type="float" office:value="7491905908.8299999" table:style-name="ce3">
            <text:p>7,491,905,908.83</text:p>
          </table:table-cell>
          <table:table-cell office:value-type="float" office:value="7584960086.8999996" table:style-name="ce2">
            <text:p>7,584,960,086.90</text:p>
          </table:table-cell>
          <table:table-cell office:value-type="float" office:value="3585426619.0999999" table:style-name="ce2">
            <text:p>3,585,426,619.10</text:p>
          </table:table-cell>
          <table:table-cell office:value-type="float" office:value="356508645.04000002" table:style-name="ce2">
            <text:p>356,508,645.04</text:p>
          </table:table-cell>
          <table:table-cell office:value-type="float" office:value="3643024822.7600002" table:style-name="ce2">
            <text:p>3,643,024,822.76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Febrero</text:p>
          </table:table-cell>
          <table:table-cell office:value-type="float" office:value="7509757052.0799999" table:style-name="ce3">
            <text:p>7,509,757,052.08</text:p>
          </table:table-cell>
          <table:table-cell office:value-type="float" office:value="7752981219.4399996" table:style-name="ce2">
            <text:p>7,752,981,219.44</text:p>
          </table:table-cell>
          <table:table-cell office:value-type="float" office:value="3719848312.1399999" table:style-name="ce2">
            <text:p>3,719,848,312.14</text:p>
          </table:table-cell>
          <table:table-cell office:value-type="float" office:value="346814693.16000003" table:style-name="ce2">
            <text:p>346,814,693.16</text:p>
          </table:table-cell>
          <table:table-cell office:value-type="float" office:value="3686318214.1399999" table:style-name="ce2">
            <text:p>3,686,318,214.14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Marzo</text:p>
          </table:table-cell>
          <table:table-cell office:value-type="float" office:value="8308672632.9099998" table:style-name="ce3">
            <text:p>8,308,672,632.91</text:p>
          </table:table-cell>
          <table:table-cell office:value-type="float" office:value="7990817421.9499989" table:style-name="ce2">
            <text:p>7,990,817,421.95</text:p>
          </table:table-cell>
          <table:table-cell office:value-type="float" office:value="3935142887.1899996" table:style-name="ce2">
            <text:p>3,935,142,887.19</text:p>
          </table:table-cell>
          <table:table-cell office:value-type="float" office:value="337776307.89000005" table:style-name="ce2">
            <text:p>337,776,307.89</text:p>
          </table:table-cell>
          <table:table-cell office:value-type="float" office:value="3717898226.8699999" table:style-name="ce2">
            <text:p>3,717,898,226.87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Abril<text:s/></text:p>
          </table:table-cell>
          <table:table-cell office:value-type="float" office:value="7804951456.75" table:style-name="ce3">
            <text:p>7,804,951,456.75</text:p>
          </table:table-cell>
          <table:table-cell office:value-type="float" office:value="7896063897.5500011" table:style-name="ce2">
            <text:p>7,896,063,897.55</text:p>
          </table:table-cell>
          <table:table-cell office:value-type="float" office:value="3733458539.9000006" table:style-name="ce2">
            <text:p>3,733,458,539.90</text:p>
          </table:table-cell>
          <table:table-cell office:value-type="float" office:value="379701248.81999999" table:style-name="ce2">
            <text:p>379,701,248.82</text:p>
          </table:table-cell>
          <table:table-cell office:value-type="float" office:value="3782904108.8300004" table:style-name="ce2">
            <text:p>3,782,904,108.83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Mayo</text:p>
          </table:table-cell>
          <table:table-cell office:value-type="float" office:value="8376458919.8199997" table:style-name="ce3">
            <text:p>8,376,458,919.82</text:p>
          </table:table-cell>
          <table:table-cell office:value-type="float" office:value="8141849608.4099998" table:style-name="ce2">
            <text:p>8,141,849,608.41</text:p>
          </table:table-cell>
          <table:table-cell office:value-type="float" office:value="3941796624.0600004" table:style-name="ce2">
            <text:p>3,941,796,624.06</text:p>
          </table:table-cell>
          <table:table-cell office:value-type="float" office:value="365486913.57000005" table:style-name="ce2">
            <text:p>365,486,913.57</text:p>
          </table:table-cell>
          <table:table-cell office:value-type="float" office:value="3834566070.7799997" table:style-name="ce2">
            <text:p>3,834,566,070.78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Junio</text:p>
          </table:table-cell>
          <table:table-cell office:value-type="float" office:value="8325991487.8199997" table:style-name="ce3">
            <text:p>8,325,991,487.82</text:p>
          </table:table-cell>
          <table:table-cell office:value-type="float" office:value="8205266330.1300001" table:style-name="ce2">
            <text:p>8,205,266,330.13</text:p>
          </table:table-cell>
          <table:table-cell office:value-type="float" office:value="3970373981.6199999" table:style-name="ce2">
            <text:p>3,970,373,981.62</text:p>
          </table:table-cell>
          <table:table-cell office:value-type="float" office:value="386454797.89999998" table:style-name="ce2">
            <text:p>386,454,797.90</text:p>
          </table:table-cell>
          <table:table-cell office:value-type="float" office:value="3848437550.6100001" table:style-name="ce2">
            <text:p>3,848,437,550.61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Julio</text:p>
          </table:table-cell>
          <table:table-cell office:value-type="float" office:value="8350077804.1400003" table:style-name="ce3">
            <text:p>8,350,077,804.14</text:p>
          </table:table-cell>
          <table:table-cell office:value-type="float" office:value="8223533875.9099998" table:style-name="ce2">
            <text:p>8,223,533,875.91</text:p>
          </table:table-cell>
          <table:table-cell office:value-type="float" office:value="3942852108.1299996" table:style-name="ce2">
            <text:p>3,942,852,108.13</text:p>
          </table:table-cell>
          <table:table-cell office:value-type="float" office:value="390361094.39000005" table:style-name="ce2">
            <text:p>390,361,094.39</text:p>
          </table:table-cell>
          <table:table-cell office:value-type="float" office:value="3890320673.3900003" table:style-name="ce2">
            <text:p>3,890,320,673.39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Agosto</text:p>
          </table:table-cell>
          <table:table-cell office:value-type="float" office:value="8391857435.5799999" table:style-name="ce3">
            <text:p>8,391,857,435.58</text:p>
          </table:table-cell>
          <table:table-cell office:value-type="float" office:value="8237348487.6199999" table:style-name="ce2">
            <text:p>8,237,348,487.62</text:p>
          </table:table-cell>
          <table:table-cell office:value-type="float" office:value="3972346332.1199999" table:style-name="ce2">
            <text:p>3,972,346,332.12</text:p>
          </table:table-cell>
          <table:table-cell office:value-type="float" office:value="387256276.47000003" table:style-name="ce2">
            <text:p>387,256,276.47</text:p>
          </table:table-cell>
          <table:table-cell office:value-type="float" office:value="3877745879.0299997" table:style-name="ce2">
            <text:p>3,877,745,879.03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Septiembre</text:p>
          </table:table-cell>
          <table:table-cell office:value-type="float" office:value="8503505587.5299997" table:style-name="ce3">
            <text:p>8,503,505,587.53</text:p>
          </table:table-cell>
          <table:table-cell office:value-type="float" office:value="8358378735.8500004" table:style-name="ce2">
            <text:p>8,358,378,735.85</text:p>
          </table:table-cell>
          <table:table-cell office:value-type="float" office:value="4054347735.9699998" table:style-name="ce2">
            <text:p>4,054,347,735.97</text:p>
          </table:table-cell>
          <table:table-cell office:value-type="float" office:value="398490858.49000001" table:style-name="ce2">
            <text:p>398,490,858.49</text:p>
          </table:table-cell>
          <table:table-cell office:value-type="float" office:value="3905540141.3900003" table:style-name="ce2">
            <text:p>3,905,540,141.39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Octubre</text:p>
          </table:table-cell>
          <table:table-cell office:value-type="float" office:value="8720272979.2800007" table:style-name="ce3">
            <text:p>8,720,272,979.28</text:p>
          </table:table-cell>
          <table:table-cell office:value-type="float" office:value="8411649516.8599997" table:style-name="ce2">
            <text:p>8,411,649,516.86</text:p>
          </table:table-cell>
          <table:table-cell office:value-type="float" office:value="4108794102.6599998" table:style-name="ce2">
            <text:p>4,108,794,102.66</text:p>
          </table:table-cell>
          <table:table-cell office:value-type="float" office:value="397731668.87" table:style-name="ce2">
            <text:p>397,731,668.87</text:p>
          </table:table-cell>
          <table:table-cell office:value-type="float" office:value="3905123745.3299999" table:style-name="ce2">
            <text:p>3,905,123,745.33</text:p>
          </table:table-cell>
          <table:table-cell table:number-columns-repeated="16377" table:style-name="ce1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Noviembre</text:p>
          </table:table-cell>
          <table:table-cell office:value-type="float" office:value="8662260813.7000008" table:style-name="ce3">
            <text:p>8,662,260,813.70</text:p>
          </table:table-cell>
          <table:table-cell office:value-type="float" office:value="8870137644.0599995" table:style-name="ce2">
            <text:p>8,870,137,644.06</text:p>
          </table:table-cell>
          <table:table-cell office:value-type="float" office:value="4169800948.8799996" table:style-name="ce2">
            <text:p>4,169,800,948.88</text:p>
          </table:table-cell>
          <table:table-cell office:value-type="float" office:value="398399896.37" table:style-name="ce2">
            <text:p>398,399,896.37</text:p>
          </table:table-cell>
          <table:table-cell office:value-type="float" office:value="4301936798.8099995" table:style-name="ce2">
            <text:p>4,301,936,798.81</text:p>
          </table:table-cell>
          <table:table-cell table:number-columns-repeated="16377" table:style-name="ce1"/>
        </table:table-row>
        <table:table-row table:style-name="ro2">
          <table:table-cell office:value-type="float" office:value="2017" table:style-name="ce5">
            <text:p>2017</text:p>
          </table:table-cell>
          <table:table-cell office:value-type="string" table:style-name="ce5">
            <text:p>Diciembre</text:p>
          </table:table-cell>
          <table:table-cell office:value-type="float" office:value="9212039274.25" table:style-name="ce3">
            <text:p>9,212,039,274.25</text:p>
          </table:table-cell>
          <table:table-cell office:value-type="float" office:value="9153042994.0699997" table:style-name="ce2">
            <text:p>9,153,042,994.07</text:p>
          </table:table-cell>
          <table:table-cell office:value-type="float" office:value="4328930700.5599995" table:style-name="ce2">
            <text:p>4,328,930,700.56</text:p>
          </table:table-cell>
          <table:table-cell office:value-type="float" office:value="428105105.63999999" table:style-name="ce2">
            <text:p>428,105,105.64</text:p>
          </table:table-cell>
          <table:table-cell office:value-type="float" office:value="4396007187.8699999" table:style-name="ce2">
            <text:p>4,396,007,187.87</text:p>
          </table:table-cell>
          <table:table-cell table:number-columns-repeated="16377" table:style-name="ce1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Enero</text:p>
          </table:table-cell>
          <table:table-cell office:value-type="float" office:value="8787292088.8899994" table:style-name="ce3">
            <text:p>8,787,292,088.89</text:p>
          </table:table-cell>
          <table:table-cell office:value-type="float" office:value="8954988004.5200005" table:style-name="ce2">
            <text:p>8,954,988,004.52</text:p>
          </table:table-cell>
          <table:table-cell office:value-type="float" office:value="4190786065.6900005" table:style-name="ce2">
            <text:p>4,190,786,065.69</text:p>
          </table:table-cell>
          <table:table-cell office:value-type="float" office:value="410852688.12" table:style-name="ce2">
            <text:p>410,852,688.12</text:p>
          </table:table-cell>
          <table:table-cell office:value-type="float" office:value="4353349250.71" table:style-name="ce2">
            <text:p>4,353,349,250.71</text:p>
          </table:table-cell>
          <table:table-cell table:number-columns-repeated="16377" table:style-name="ce1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Febrero</text:p>
          </table:table-cell>
          <table:table-cell office:value-type="float" office:value="8780134343.3500004" table:style-name="ce3">
            <text:p>8,780,134,343.35</text:p>
          </table:table-cell>
          <table:table-cell office:value-type="float" office:value="9052586903.3299999" table:style-name="ce2">
            <text:p>9,052,586,903.33</text:p>
          </table:table-cell>
          <table:table-cell office:value-type="float" office:value="4249958814.0699997" table:style-name="ce2">
            <text:p>4,249,958,814.07</text:p>
          </table:table-cell>
          <table:table-cell office:value-type="float" office:value="416599990.73999995" table:style-name="ce2">
            <text:p>416,599,990.74</text:p>
          </table:table-cell>
          <table:table-cell office:value-type="float" office:value="4386028098.5200005" table:style-name="ce2">
            <text:p>4,386,028,098.52</text:p>
          </table:table-cell>
          <table:table-cell table:number-columns-repeated="16377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Marzo</text:p>
          </table:table-cell>
          <table:table-cell office:value-type="float" office:value="9271608554.8299999" table:style-name="ce3">
            <text:p>9,271,608,554.83</text:p>
          </table:table-cell>
          <table:table-cell office:value-type="float" office:value="9238923153.8700008" table:style-name="ce2">
            <text:p>9,238,923,153.87</text:p>
          </table:table-cell>
          <table:table-cell office:value-type="float" office:value="4403220385.1199999" table:style-name="ce2">
            <text:p>4,403,220,385.12</text:p>
          </table:table-cell>
          <table:table-cell office:value-type="float" office:value="427538126.96000004" table:style-name="ce2">
            <text:p>427,538,126.96</text:p>
          </table:table-cell>
          <table:table-cell office:value-type="float" office:value="4408164641.7900009" table:style-name="ce2">
            <text:p>4,408,164,641.79</text:p>
          </table:table-cell>
          <table:table-cell table:number-columns-repeated="16377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Abril<text:s/></text:p>
          </table:table-cell>
          <table:table-cell office:value-type="float" office:value="9172076973.3700008" table:style-name="ce3">
            <text:p>9,172,076,973.37</text:p>
          </table:table-cell>
          <table:table-cell office:value-type="float" office:value="9249510465.9599991" table:style-name="ce2">
            <text:p>9,249,510,465.96</text:p>
          </table:table-cell>
          <table:table-cell office:value-type="float" office:value="4346447058.25" table:style-name="ce2">
            <text:p>4,346,447,058.25</text:p>
          </table:table-cell>
          <table:table-cell office:value-type="float" office:value="426221385.31999999" table:style-name="ce2">
            <text:p>426,221,385.32</text:p>
          </table:table-cell>
          <table:table-cell office:value-type="float" office:value="4476842022.3900003" table:style-name="ce2">
            <text:p>4,476,842,022.39</text:p>
          </table:table-cell>
          <table:table-cell table:number-columns-repeated="16377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Mayo</text:p>
          </table:table-cell>
          <table:table-cell office:value-type="float" office:value="9509066185.3899994" table:style-name="ce3">
            <text:p>9,509,066,185.39</text:p>
          </table:table-cell>
          <table:table-cell office:value-type="float" office:value="9361131071.4799995" table:style-name="ce2">
            <text:p>9,361,131,071.48</text:p>
          </table:table-cell>
          <table:table-cell office:value-type="float" office:value="4461287199.3099995" table:style-name="ce2">
            <text:p>4,461,287,199.31</text:p>
          </table:table-cell>
          <table:table-cell office:value-type="float" office:value="429662784.19999999" table:style-name="ce2">
            <text:p>429,662,784.20</text:p>
          </table:table-cell>
          <table:table-cell office:value-type="float" office:value="4470181087.9699993" table:style-name="ce2">
            <text:p>4,470,181,087.97</text:p>
          </table:table-cell>
          <table:table-cell table:number-columns-repeated="16377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Junio</text:p>
          </table:table-cell>
          <table:table-cell office:value-type="float" office:value="9404921504.9500008" table:style-name="ce3">
            <text:p>9,404,921,504.95</text:p>
          </table:table-cell>
          <table:table-cell office:value-type="float" office:value="9408154067.6599998" table:style-name="ce2">
            <text:p>9,408,154,067.66</text:p>
          </table:table-cell>
          <table:table-cell office:value-type="float" office:value="4461702401.1499996" table:style-name="ce2">
            <text:p>4,461,702,401.15</text:p>
          </table:table-cell>
          <table:table-cell office:value-type="float" office:value="438639519.98000002" table:style-name="ce2">
            <text:p>438,639,519.98</text:p>
          </table:table-cell>
          <table:table-cell office:value-type="float" office:value="4507812146.5299997" table:style-name="ce2">
            <text:p>4,507,812,146.53</text:p>
          </table:table-cell>
          <table:table-cell table:number-columns-repeated="16377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Julio</text:p>
          </table:table-cell>
          <table:table-cell office:value-type="float" office:value="9574340289.6299992" table:style-name="ce3">
            <text:p>9,574,340,289.63</text:p>
          </table:table-cell>
          <table:table-cell office:value-type="float" office:value="9491082951.1199989" table:style-name="ce2">
            <text:p>9,491,082,951.12</text:p>
          </table:table-cell>
          <table:table-cell office:value-type="float" office:value="4547394713.7399998" table:style-name="ce2">
            <text:p>4,547,394,713.74</text:p>
          </table:table-cell>
          <table:table-cell office:value-type="float" office:value="427199847.84000003" table:style-name="ce2">
            <text:p>427,199,847.84</text:p>
          </table:table-cell>
          <table:table-cell office:value-type="float" office:value="4516488389.54" table:style-name="ce2">
            <text:p>4,516,488,389.54</text:p>
          </table:table-cell>
          <table:table-cell table:number-columns-repeated="16377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Agosto</text:p>
          </table:table-cell>
          <table:table-cell office:value-type="float" office:value="9560800476.3899994" table:style-name="ce3">
            <text:p>9,560,800,476.39</text:p>
          </table:table-cell>
          <table:table-cell office:value-type="float" office:value="9472128850.9300003" table:style-name="ce2">
            <text:p>9,472,128,850.93</text:p>
          </table:table-cell>
          <table:table-cell office:value-type="float" office:value="4526691602.3499994" table:style-name="ce2">
            <text:p>4,526,691,602.35</text:p>
          </table:table-cell>
          <table:table-cell office:value-type="float" office:value="443482677.68000001" table:style-name="ce2">
            <text:p>443,482,677.68</text:p>
          </table:table-cell>
          <table:table-cell office:value-type="float" office:value="4501954570.8999996" table:style-name="ce2">
            <text:p>4,501,954,570.90</text:p>
          </table:table-cell>
          <table:table-cell table:number-columns-repeated="16377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Septiembre</text:p>
          </table:table-cell>
          <table:table-cell office:value-type="float" office:value="9256109168.8600006" table:style-name="ce3">
            <text:p>9,256,109,168.86</text:p>
          </table:table-cell>
          <table:table-cell office:value-type="float" office:value="9478326653.9899998" table:style-name="ce2">
            <text:p>9,478,326,653.99</text:p>
          </table:table-cell>
          <table:table-cell office:value-type="float" office:value="4473054513.0900002" table:style-name="ce2">
            <text:p>4,473,054,513.09</text:p>
          </table:table-cell>
          <table:table-cell office:value-type="float" office:value="441392664.49000001" table:style-name="ce2">
            <text:p>441,392,664.49</text:p>
          </table:table-cell>
          <table:table-cell office:value-type="float" office:value="4563879476.4099998" table:style-name="ce2">
            <text:p>4,563,879,476.41</text:p>
          </table:table-cell>
          <table:table-cell table:number-columns-repeated="16377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Octubre</text:p>
          </table:table-cell>
          <table:table-cell office:value-type="float" office:value="9841450449.9899998" table:style-name="ce3">
            <text:p>9,841,450,449.99</text:p>
          </table:table-cell>
          <table:table-cell office:value-type="float" office:value="9686151331.9700012" table:style-name="ce2">
            <text:p>9,686,151,331.97</text:p>
          </table:table-cell>
          <table:table-cell office:value-type="float" office:value="4624668618.6400013" table:style-name="ce2">
            <text:p>4,624,668,618.64</text:p>
          </table:table-cell>
          <table:table-cell office:value-type="float" office:value="436458782.40000004" table:style-name="ce2">
            <text:p>436,458,782.40</text:p>
          </table:table-cell>
          <table:table-cell office:value-type="float" office:value="4625023930.9300003" table:style-name="ce2">
            <text:p>4,625,023,930.93</text:p>
          </table:table-cell>
          <table:table-cell table:number-columns-repeated="16377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Noviembre</text:p>
          </table:table-cell>
          <table:table-cell office:value-type="float" office:value="9584457457.9699993" table:style-name="ce3">
            <text:p>9,584,457,457.97</text:p>
          </table:table-cell>
          <table:table-cell office:value-type="float" office:value="9634646309.6200008" table:formula="of:=+[.E186]+[.F186]+[.G186]" table:style-name="ce2">
            <text:p>9,634,646,309.62</text:p>
          </table:table-cell>
          <table:table-cell office:value-type="float" office:value="4533130218.6800003" table:style-name="ce2">
            <text:p>4,533,130,218.68</text:p>
          </table:table-cell>
          <table:table-cell office:value-type="float" office:value="460060531.81" table:style-name="ce2">
            <text:p>460,060,531.81</text:p>
          </table:table-cell>
          <table:table-cell office:value-type="float" office:value="4641455559.1300001" table:style-name="ce2">
            <text:p>4,641,455,559.13</text:p>
          </table:table-cell>
          <table:table-cell table:number-columns-repeated="16377"/>
        </table:table-row>
        <table:table-row table:style-name="ro2">
          <table:table-cell office:value-type="float" office:value="2018" table:style-name="ce5">
            <text:p>2018</text:p>
          </table:table-cell>
          <table:table-cell office:value-type="string" table:style-name="ce5">
            <text:p>Diciembre</text:p>
          </table:table-cell>
          <table:table-cell office:value-type="float" office:value="10111751888.879999" table:style-name="ce3">
            <text:p>10,111,751,888.88</text:p>
          </table:table-cell>
          <table:table-cell office:value-type="float" office:value="9928449684.4700012" table:formula="of:=+[.E187]+[.F187]+[.G187]" table:style-name="ce2">
            <text:p>9,928,449,684.47</text:p>
          </table:table-cell>
          <table:table-cell office:value-type="float" office:value="4818901094.8999996" table:style-name="ce2">
            <text:p>4,818,901,094.90</text:p>
          </table:table-cell>
          <table:table-cell office:value-type="float" office:value="439077968.13999999" table:style-name="ce2">
            <text:p>439,077,968.14</text:p>
          </table:table-cell>
          <table:table-cell office:value-type="float" office:value="4670470621.4300003" table:style-name="ce2">
            <text:p>4,670,470,621.43</text:p>
          </table:table-cell>
          <table:table-cell table:number-columns-repeated="16377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Enero</text:p>
          </table:table-cell>
          <table:table-cell office:value-type="float" office:value="9582586658.8099995" table:style-name="ce3">
            <text:p>9,582,586,658.81</text:p>
          </table:table-cell>
          <table:table-cell office:value-type="float" office:value="9650452621.4799995" table:style-name="ce2">
            <text:p>9,650,452,621.48</text:p>
          </table:table-cell>
          <table:table-cell office:value-type="float" office:value="4544706826.1899996" table:style-name="ce2">
            <text:p>4,544,706,826.19</text:p>
          </table:table-cell>
          <table:table-cell office:value-type="float" office:value="457755727.92000002" table:style-name="ce2">
            <text:p>457,755,727.92</text:p>
          </table:table-cell>
          <table:table-cell office:value-type="float" office:value="4647990067.3699999" table:style-name="ce2">
            <text:p>4,647,990,067.37</text:p>
          </table:table-cell>
          <table:table-cell table:number-columns-repeated="16377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Febrero</text:p>
          </table:table-cell>
          <table:table-cell office:value-type="float" office:value="9585896053.5" table:style-name="ce3">
            <text:p>9,585,896,053.50</text:p>
          </table:table-cell>
          <table:table-cell office:value-type="float" office:value="9720003861.1400013" table:style-name="ce2">
            <text:p>9,720,003,861.14</text:p>
          </table:table-cell>
          <table:table-cell office:value-type="float" office:value="4582008832.7700005" table:style-name="ce2">
            <text:p>4,582,008,832.77</text:p>
          </table:table-cell>
          <table:table-cell office:value-type="float" office:value="442390102.74000001" table:style-name="ce2">
            <text:p>442,390,102.74</text:p>
          </table:table-cell>
          <table:table-cell office:value-type="float" office:value="4695604925.6300011" table:style-name="ce2">
            <text:p>4,695,604,925.63</text:p>
          </table:table-cell>
          <table:table-cell table:number-columns-repeated="16377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Marzo</text:p>
          </table:table-cell>
          <table:table-cell office:value-type="float" office:value="9966171445.1100006" table:style-name="ce3">
            <text:p>9,966,171,445.11</text:p>
          </table:table-cell>
          <table:table-cell office:value-type="float" office:value="9896750242.6499996" table:style-name="ce2">
            <text:p>9,896,750,242.65</text:p>
          </table:table-cell>
          <table:table-cell office:value-type="float" office:value="4717717912.1499996" table:style-name="ce2">
            <text:p>4,717,717,912.15</text:p>
          </table:table-cell>
          <table:table-cell office:value-type="float" office:value="459543043.49000001" table:style-name="ce2">
            <text:p>459,543,043.49</text:p>
          </table:table-cell>
          <table:table-cell office:value-type="float" office:value="4719489287.0100002" table:style-name="ce2">
            <text:p>4,719,489,287.01</text:p>
          </table:table-cell>
          <table:table-cell table:number-columns-repeated="16377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Abril<text:s/></text:p>
          </table:table-cell>
          <table:table-cell office:value-type="float" office:value="9705942117.2000008" table:style-name="ce3">
            <text:p>9,705,942,117.20</text:p>
          </table:table-cell>
          <table:table-cell office:value-type="float" office:value="9881374485.6399994" table:style-name="ce2">
            <text:p>9,881,374,485.64</text:p>
          </table:table-cell>
          <table:table-cell office:value-type="float" office:value="4693650721.8699999" table:style-name="ce2">
            <text:p>4,693,650,721.87</text:p>
          </table:table-cell>
          <table:table-cell office:value-type="float" office:value="453442986.67999995" table:style-name="ce2">
            <text:p>453,442,986.68</text:p>
          </table:table-cell>
          <table:table-cell office:value-type="float" office:value="4734280777.0899992" table:style-name="ce2">
            <text:p>4,734,280,777.09</text:p>
          </table:table-cell>
          <table:table-cell table:number-columns-repeated="16377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Mayo</text:p>
          </table:table-cell>
          <table:table-cell office:value-type="float" office:value="10579373209.6" table:style-name="ce3">
            <text:p>10,579,373,209.60</text:p>
          </table:table-cell>
          <table:table-cell office:value-type="float" office:value="10114989165.119999" table:formula="of:=+[.E192]+[.F192]+[.G192]" table:style-name="ce2">
            <text:p>10,114,989,165.12</text:p>
          </table:table-cell>
          <table:table-cell office:value-type="float" office:value="4907030297.3599997" table:style-name="ce2">
            <text:p>4,907,030,297.36</text:p>
          </table:table-cell>
          <table:table-cell office:value-type="float" office:value="476700127.68000001" table:style-name="ce2">
            <text:p>476,700,127.68</text:p>
          </table:table-cell>
          <table:table-cell office:value-type="float" office:value="4731258740.0799999" table:style-name="ce2">
            <text:p>4,731,258,740.08</text:p>
          </table:table-cell>
          <table:table-cell table:number-columns-repeated="16377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Junio</text:p>
          </table:table-cell>
          <table:table-cell office:value-type="float" office:value="10069807272.459999" table:style-name="ce3">
            <text:p>10,069,807,272.46</text:p>
          </table:table-cell>
          <table:table-cell office:value-type="float" office:value="10161027877.209999" table:formula="of:=+[.E193]+[.F193]+[.G193]" table:style-name="ce2">
            <text:p>10,161,027,877.21</text:p>
          </table:table-cell>
          <table:table-cell office:value-type="float" office:value="4938361768" table:style-name="ce2">
            <text:p>4,938,361,768.00</text:p>
          </table:table-cell>
          <table:table-cell office:value-type="float" office:value="461650895.13" table:style-name="ce2">
            <text:p>461,650,895.13</text:p>
          </table:table-cell>
          <table:table-cell office:value-type="float" office:value="4761015214.0799999" table:style-name="ce2">
            <text:p>4,761,015,214.08</text:p>
          </table:table-cell>
          <table:table-cell table:number-columns-repeated="16377" table:style-name="ce1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Julio</text:p>
          </table:table-cell>
          <table:table-cell office:value-type="float" office:value="10413504635.200001" table:style-name="ce3">
            <text:p>10,413,504,635.20</text:p>
          </table:table-cell>
          <table:table-cell office:value-type="float" office:value="10175023334.300001" table:style-name="ce2">
            <text:p>10,175,023,334.30</text:p>
          </table:table-cell>
          <table:table-cell office:value-type="float" office:value="4912796987.960001" table:style-name="ce2">
            <text:p>4,912,796,987.96</text:p>
          </table:table-cell>
          <table:table-cell office:value-type="float" office:value="471687864.04999995" table:style-name="ce2">
            <text:p>471,687,864.05</text:p>
          </table:table-cell>
          <table:table-cell office:value-type="float" office:value="4790538482.29" table:style-name="ce2">
            <text:p>4,790,538,482.29</text:p>
          </table:table-cell>
          <table:table-cell table:number-columns-repeated="16377" table:style-name="ce1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Agosto</text:p>
          </table:table-cell>
          <table:table-cell office:value-type="float" office:value="10072998754.41" table:style-name="ce3">
            <text:p>10,072,998,754.41</text:p>
          </table:table-cell>
          <table:table-cell office:value-type="float" office:value="10072058017.9" table:style-name="ce2">
            <text:p>10,072,058,017.90</text:p>
          </table:table-cell>
          <table:table-cell office:value-type="float" office:value="4804211851.5099993" table:style-name="ce2">
            <text:p>4,804,211,851.51</text:p>
          </table:table-cell>
          <table:table-cell office:value-type="float" office:value="464955637.20999998" table:style-name="ce2">
            <text:p>464,955,637.21</text:p>
          </table:table-cell>
          <table:table-cell office:value-type="float" office:value="4802890529.1800003" table:style-name="ce2">
            <text:p>4,802,890,529.18</text:p>
          </table:table-cell>
          <table:table-cell table:number-columns-repeated="16377" table:style-name="ce1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Septiembre</text:p>
          </table:table-cell>
          <table:table-cell office:value-type="float" office:value="10318513158.059999" table:style-name="ce3">
            <text:p>10,318,513,158.06</text:p>
          </table:table-cell>
          <table:table-cell office:value-type="float" office:value="10259213723.869999" table:style-name="ce2">
            <text:p>10,259,213,723.87</text:p>
          </table:table-cell>
          <table:table-cell office:value-type="float" office:value="4964611793.7399998" table:style-name="ce2">
            <text:p>4,964,611,793.74</text:p>
          </table:table-cell>
          <table:table-cell office:value-type="float" office:value="490178048.82000005" table:style-name="ce2">
            <text:p>490,178,048.82</text:p>
          </table:table-cell>
          <table:table-cell office:value-type="float" office:value="4804423881.3100004" table:style-name="ce2">
            <text:p>4,804,423,881.31</text:p>
          </table:table-cell>
          <table:table-cell table:number-columns-repeated="16377" table:style-name="ce1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Octubre</text:p>
          </table:table-cell>
          <table:table-cell office:value-type="float" office:value="10748421768.299999" table:style-name="ce3">
            <text:p>10,748,421,768.30</text:p>
          </table:table-cell>
          <table:table-cell office:value-type="float" office:value="10572482462.51" table:style-name="ce2">
            <text:p>10,572,482,462.51</text:p>
          </table:table-cell>
          <table:table-cell office:value-type="float" office:value="5003986025.7700005" table:style-name="ce2">
            <text:p>5,003,986,025.77</text:p>
          </table:table-cell>
          <table:table-cell office:value-type="float" office:value="498430771.09000003" table:style-name="ce2">
            <text:p>498,430,771.09</text:p>
          </table:table-cell>
          <table:table-cell office:value-type="float" office:value="5070065665.6499996" table:style-name="ce2">
            <text:p>5,070,065,665.65</text:p>
          </table:table-cell>
          <table:table-cell table:number-columns-repeated="16377" table:style-name="ce1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Noviembre</text:p>
          </table:table-cell>
          <table:table-cell office:value-type="float" office:value="10480245085.059999" table:style-name="ce3">
            <text:p>10,480,245,085.06</text:p>
          </table:table-cell>
          <table:table-cell office:value-type="float" office:value="10949980236.799999" table:style-name="ce2">
            <text:p>10,949,980,236.80</text:p>
          </table:table-cell>
          <table:table-cell office:value-type="float" office:value="4961387142.5900011" table:style-name="ce2">
            <text:p>4,961,387,142.59</text:p>
          </table:table-cell>
          <table:table-cell office:value-type="float" office:value="496089423.13" table:style-name="ce2">
            <text:p>496,089,423.13</text:p>
          </table:table-cell>
          <table:table-cell office:value-type="float" office:value="5492503671.079999" table:style-name="ce2">
            <text:p>5,492,503,671.08</text:p>
          </table:table-cell>
          <table:table-cell table:number-columns-repeated="16377" table:style-name="ce1"/>
        </table:table-row>
        <table:table-row table:style-name="ro2">
          <table:table-cell office:value-type="float" office:value="2019" table:style-name="ce5">
            <text:p>2019</text:p>
          </table:table-cell>
          <table:table-cell office:value-type="string" table:style-name="ce5">
            <text:p>Diciembre</text:p>
          </table:table-cell>
          <table:table-cell office:value-type="float" office:value="11387364229.16" table:style-name="ce3">
            <text:p>11,387,364,229.16</text:p>
          </table:table-cell>
          <table:table-cell office:value-type="float" office:value="11480380014.099998" table:style-name="ce2">
            <text:p>11,480,380,014.10</text:p>
          </table:table-cell>
          <table:table-cell office:value-type="float" office:value="5461974604.1799994" table:style-name="ce2">
            <text:p>5,461,974,604.18</text:p>
          </table:table-cell>
          <table:table-cell office:value-type="float" office:value="538035260.83000004" table:style-name="ce2">
            <text:p>538,035,260.83</text:p>
          </table:table-cell>
          <table:table-cell office:value-type="float" office:value="5480370149.0900002" table:style-name="ce2">
            <text:p>5,480,370,149.09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Enero</text:p>
          </table:table-cell>
          <table:table-cell office:value-type="float" office:value="10888419013.67" table:style-name="ce3">
            <text:p>10,888,419,013.67</text:p>
          </table:table-cell>
          <table:table-cell office:value-type="float" office:value="11171493921.84" table:style-name="ce2">
            <text:p>11,171,493,921.84</text:p>
          </table:table-cell>
          <table:table-cell office:value-type="float" office:value="5095766193.0500002" table:style-name="ce2">
            <text:p>5,095,766,193.05</text:p>
          </table:table-cell>
          <table:table-cell office:value-type="float" office:value="508149844.61000007" table:style-name="ce2">
            <text:p>508,149,844.61</text:p>
          </table:table-cell>
          <table:table-cell office:value-type="float" office:value="5567577884.1800003" table:style-name="ce2">
            <text:p>5,567,577,884.18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Febrero</text:p>
          </table:table-cell>
          <table:table-cell office:value-type="float" office:value="10742492838.35" table:style-name="ce3">
            <text:p>10,742,492,838.35</text:p>
          </table:table-cell>
          <table:table-cell office:value-type="float" office:value="11127802410.43" table:style-name="ce2">
            <text:p>11,127,802,410.43</text:p>
          </table:table-cell>
          <table:table-cell office:value-type="float" office:value="5118556785.5600004" table:style-name="ce2">
            <text:p>5,118,556,785.56</text:p>
          </table:table-cell>
          <table:table-cell office:value-type="float" office:value="500849813.43000001" table:style-name="ce2">
            <text:p>500,849,813.43</text:p>
          </table:table-cell>
          <table:table-cell office:value-type="float" office:value="5508395811.4399996" table:style-name="ce2">
            <text:p>5,508,395,811.44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Marzo</text:p>
          </table:table-cell>
          <table:table-cell office:value-type="float" office:value="11610593657.950001" table:style-name="ce3">
            <text:p>11,610,593,657.95</text:p>
          </table:table-cell>
          <table:table-cell office:value-type="float" office:value="11491975964.66" table:style-name="ce2">
            <text:p>11,491,975,964.66</text:p>
          </table:table-cell>
          <table:table-cell office:value-type="float" office:value="5406935156.3500004" table:style-name="ce2">
            <text:p>5,406,935,156.35</text:p>
          </table:table-cell>
          <table:table-cell office:value-type="float" office:value="525213506.36000001" table:style-name="ce2">
            <text:p>525,213,506.36</text:p>
          </table:table-cell>
          <table:table-cell office:value-type="float" office:value="5559827301.9499998" table:style-name="ce2">
            <text:p>5,559,827,301.95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Abril<text:s/></text:p>
          </table:table-cell>
          <table:table-cell office:value-type="float" office:value="9466650813.3299999" table:style-name="ce3">
            <text:p>9,466,650,813.33</text:p>
          </table:table-cell>
          <table:table-cell office:value-type="float" office:value="9964628992.6100006" table:style-name="ce2">
            <text:p>9,964,628,992.61</text:p>
          </table:table-cell>
          <table:table-cell office:value-type="float" office:value="4468058860" table:style-name="ce2">
            <text:p>4,468,058,860.00</text:p>
          </table:table-cell>
          <table:table-cell office:value-type="float" office:value="439117471.13" table:style-name="ce2">
            <text:p>439,117,471.13</text:p>
          </table:table-cell>
          <table:table-cell office:value-type="float" office:value="5057452661.4799995" table:style-name="ce2">
            <text:p>5,057,452,661.48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Mayo</text:p>
          </table:table-cell>
          <table:table-cell office:value-type="float" office:value="9481077854.7399998" table:style-name="ce3">
            <text:p>9,481,077,854.74</text:p>
          </table:table-cell>
          <table:table-cell office:value-type="float" office:value="10322876780" table:style-name="ce2">
            <text:p>10,322,876,780.00</text:p>
          </table:table-cell>
          <table:table-cell office:value-type="float" office:value="4539337704.1000004" table:style-name="ce2">
            <text:p>4,539,337,704.10</text:p>
          </table:table-cell>
          <table:table-cell office:value-type="float" office:value="439602651.38" table:style-name="ce2">
            <text:p>439,602,651.38</text:p>
          </table:table-cell>
          <table:table-cell office:value-type="float" office:value="5343936424.5199986" table:style-name="ce2">
            <text:p>5,343,936,424.52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Junio</text:p>
          </table:table-cell>
          <table:table-cell office:value-type="float" office:value="9030173087.9500008" table:style-name="ce3">
            <text:p>9,030,173,087.95</text:p>
          </table:table-cell>
          <table:table-cell office:value-type="float" office:value="10046149609.480001" table:style-name="ce2">
            <text:p>10,046,149,609.48</text:p>
          </table:table-cell>
          <table:table-cell office:value-type="float" office:value="4281813860.3500009" table:style-name="ce2">
            <text:p>4,281,813,860.35</text:p>
          </table:table-cell>
          <table:table-cell office:value-type="float" office:value="415460499.11000001" table:style-name="ce2">
            <text:p>415,460,499.11</text:p>
          </table:table-cell>
          <table:table-cell office:value-type="float" office:value="5348875250.0200005" table:style-name="ce2">
            <text:p>5,348,875,250.02</text:p>
          </table:table-cell>
          <table:table-cell table:number-columns-repeated="16377" table:style-name="ce1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Julio</text:p>
          </table:table-cell>
          <table:table-cell office:value-type="float" office:value="9765625764.6399994" table:style-name="ce3">
            <text:p>9,765,625,764.64</text:p>
          </table:table-cell>
          <table:table-cell office:value-type="float" office:value="10402164816.93" table:style-name="ce2">
            <text:p>10,402,164,816.93</text:p>
          </table:table-cell>
          <table:table-cell office:value-type="float" office:value="4628816299.4499998" table:style-name="ce2">
            <text:p>4,628,816,299.45</text:p>
          </table:table-cell>
          <table:table-cell office:value-type="float" office:value="450310864.43000001" table:style-name="ce2">
            <text:p>450,310,864.43</text:p>
          </table:table-cell>
          <table:table-cell office:value-type="float" office:value="5323037653.0500011" table:style-name="ce2">
            <text:p>5,323,037,653.05</text:p>
          </table:table-cell>
          <table:table-cell table:number-columns-repeated="16377" table:style-name="ce1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Agosto</text:p>
          </table:table-cell>
          <table:table-cell office:value-type="float" office:value="9738203991.7999992" table:style-name="ce3">
            <text:p>9,738,203,991.80</text:p>
          </table:table-cell>
          <table:table-cell office:value-type="float" office:value="10409387937.610001" table:style-name="ce2">
            <text:p>10,409,387,937.61</text:p>
          </table:table-cell>
          <table:table-cell office:value-type="float" office:value="4657356747.6500006" table:style-name="ce2">
            <text:p>4,657,356,747.65</text:p>
          </table:table-cell>
          <table:table-cell office:value-type="float" office:value="454504082.71000004" table:style-name="ce2">
            <text:p>454,504,082.71</text:p>
          </table:table-cell>
          <table:table-cell office:value-type="float" office:value="5297527107.249999" table:style-name="ce2">
            <text:p>5,297,527,107.25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Septiembre</text:p>
          </table:table-cell>
          <table:table-cell office:value-type="float" office:value="9957451903.0200005" table:style-name="ce3">
            <text:p>9,957,451,903.02</text:p>
          </table:table-cell>
          <table:table-cell office:value-type="float" office:value="10461359184.080002" table:style-name="ce2">
            <text:p>10,461,359,184.08</text:p>
          </table:table-cell>
          <table:table-cell office:value-type="float" office:value="4669192720.3300009" table:style-name="ce2">
            <text:p>4,669,192,720.33</text:p>
          </table:table-cell>
          <table:table-cell office:value-type="float" office:value="458063157.92000002" table:style-name="ce2">
            <text:p>458,063,157.92</text:p>
          </table:table-cell>
          <table:table-cell office:value-type="float" office:value="5334103305.8299999" table:style-name="ce2">
            <text:p>5,334,103,305.83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Octubre</text:p>
          </table:table-cell>
          <table:table-cell office:value-type="float" office:value="10144090976.74" table:style-name="ce3">
            <text:p>10,144,090,976.74</text:p>
          </table:table-cell>
          <table:table-cell office:value-type="float" office:value="10547604101.35" table:formula="of:=+[.E209]+[.F209]+[.G209]" table:style-name="ce2">
            <text:p>10,547,604,101.35</text:p>
          </table:table-cell>
          <table:table-cell office:value-type="float" office:value="4735013156.1499996" table:style-name="ce2">
            <text:p>4,735,013,156.15</text:p>
          </table:table-cell>
          <table:table-cell office:value-type="float" office:value="463947704.38999999" table:style-name="ce2">
            <text:p>463,947,704.39</text:p>
          </table:table-cell>
          <table:table-cell office:value-type="float" office:value="5348643240.8100004" table:style-name="ce2">
            <text:p>5,348,643,240.81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Noviembre</text:p>
          </table:table-cell>
          <table:table-cell office:value-type="float" office:value="10084156039.780001" table:style-name="ce3">
            <text:p>10,084,156,039.78</text:p>
          </table:table-cell>
          <table:table-cell office:value-type="float" office:value="10652261545.16" table:style-name="ce2">
            <text:p>10,652,261,545.16</text:p>
          </table:table-cell>
          <table:table-cell office:value-type="float" office:value="4893060287.0900002" table:style-name="ce2">
            <text:p>4,893,060,287.09</text:p>
          </table:table-cell>
          <table:table-cell office:value-type="float" office:value="464540971.75999999" table:style-name="ce2">
            <text:p>464,540,971.76</text:p>
          </table:table-cell>
          <table:table-cell office:value-type="float" office:value="5294660286.3100004" table:style-name="ce2">
            <text:p>5,294,660,286.31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20" table:style-name="ce5">
            <text:p>2020</text:p>
          </table:table-cell>
          <table:table-cell office:value-type="string" table:style-name="ce5">
            <text:p>Diciembre</text:p>
          </table:table-cell>
          <table:table-cell office:value-type="float" office:value="10489054623.540001" table:style-name="ce3">
            <text:p>10,489,054,623.54</text:p>
          </table:table-cell>
          <table:table-cell office:value-type="float" office:value="10991280110.18" table:formula="of:=+[.E211]+[.F211]+[.G211]" table:style-name="ce2">
            <text:p>10,991,280,110.18</text:p>
          </table:table-cell>
          <table:table-cell office:value-type="float" office:value="5077072809.6899996" table:style-name="ce2">
            <text:p>5,077,072,809.69</text:p>
          </table:table-cell>
          <table:table-cell office:value-type="float" office:value="491473812.94999999" table:style-name="ce2">
            <text:p>491,473,812.95</text:p>
          </table:table-cell>
          <table:table-cell office:value-type="float" office:value="5422733487.54" table:style-name="ce2">
            <text:p>5,422,733,487.54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Enero</text:p>
          </table:table-cell>
          <table:table-cell office:value-type="float" office:value="9982948042.9200001" table:style-name="ce3">
            <text:p>9,982,948,042.92</text:p>
          </table:table-cell>
          <table:table-cell office:value-type="float" office:value="10427213370.009998" table:style-name="ce2">
            <text:p>10,427,213,370.01</text:p>
          </table:table-cell>
          <table:table-cell office:value-type="float" office:value="4733556059.9599991" table:style-name="ce2">
            <text:p>4,733,556,059.96</text:p>
          </table:table-cell>
          <table:table-cell office:value-type="float" office:value="468274927.26999998" table:style-name="ce2">
            <text:p>468,274,927.27</text:p>
          </table:table-cell>
          <table:table-cell office:value-type="float" office:value="5225382382.7799997" table:style-name="ce2">
            <text:p>5,225,382,382.78</text:p>
          </table:table-cell>
          <table:table-cell table:number-columns-repeated="16377" table:style-name="ce1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Febrero</text:p>
          </table:table-cell>
          <table:table-cell office:value-type="float" office:value="10564911659.82" table:style-name="ce3">
            <text:p>10,564,911,659.82</text:p>
          </table:table-cell>
          <table:table-cell office:value-type="float" office:value="10647639691.330002" table:style-name="ce2">
            <text:p>10,647,639,691.33</text:p>
          </table:table-cell>
          <table:table-cell office:value-type="float" office:value="5055847047.0400009" table:style-name="ce2">
            <text:p>5,055,847,047.04</text:p>
          </table:table-cell>
          <table:table-cell office:value-type="float" office:value="491109849.97000003" table:style-name="ce2">
            <text:p>491,109,849.97</text:p>
          </table:table-cell>
          <table:table-cell office:value-type="float" office:value="5100682794.3199997" table:style-name="ce2">
            <text:p>5,100,682,794.32</text:p>
          </table:table-cell>
          <table:table-cell table:number-columns-repeated="16377" table:style-name="ce1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Marzo</text:p>
          </table:table-cell>
          <table:table-cell office:value-type="float" office:value="11626053032.299999" table:style-name="ce3">
            <text:p>11,626,053,032.30</text:p>
          </table:table-cell>
          <table:table-cell office:value-type="float" office:value="10985393496.529999" table:style-name="ce2">
            <text:p>10,985,393,496.53</text:p>
          </table:table-cell>
          <table:table-cell office:value-type="float" office:value="5300437504.1400003" table:style-name="ce2">
            <text:p>5,300,437,504.14</text:p>
          </table:table-cell>
          <table:table-cell office:value-type="float" office:value="514068845.69999999" table:style-name="ce2">
            <text:p>514,068,845.70</text:p>
          </table:table-cell>
          <table:table-cell office:value-type="float" office:value="5170887146.6899986" table:style-name="ce2">
            <text:p>5,170,887,146.69</text:p>
          </table:table-cell>
          <table:table-cell table:number-columns-repeated="16377" table:style-name="ce1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Abril<text:s/></text:p>
          </table:table-cell>
          <table:table-cell office:value-type="float" office:value="10595860989.16" table:style-name="ce3">
            <text:p>10,595,860,989.16</text:p>
          </table:table-cell>
          <table:table-cell office:value-type="float" office:value="10793379006.459999" table:style-name="ce2">
            <text:p>10,793,379,006.46</text:p>
          </table:table-cell>
          <table:table-cell office:value-type="float" office:value="5139689924.1599989" table:style-name="ce2">
            <text:p>5,139,689,924.16</text:p>
          </table:table-cell>
          <table:table-cell office:value-type="float" office:value="502425977.73000002" table:style-name="ce2">
            <text:p>502,425,977.73</text:p>
          </table:table-cell>
          <table:table-cell office:value-type="float" office:value="5151263104.5700006" table:style-name="ce2">
            <text:p>5,151,263,104.57</text:p>
          </table:table-cell>
          <table:table-cell table:number-columns-repeated="16377" table:style-name="ce1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Mayo</text:p>
          </table:table-cell>
          <table:table-cell office:value-type="float" office:value="11167697309.450001" table:style-name="ce3">
            <text:p>11,167,697,309.45</text:p>
          </table:table-cell>
          <table:table-cell office:value-type="float" office:value="11076708967.25" table:style-name="ce2">
            <text:p>11,076,708,967.25</text:p>
          </table:table-cell>
          <table:table-cell office:value-type="float" office:value="5320308622.3599997" table:style-name="ce2">
            <text:p>5,320,308,622.36</text:p>
          </table:table-cell>
          <table:table-cell office:value-type="float" office:value="514869617.68000001" table:style-name="ce2">
            <text:p>514,869,617.68</text:p>
          </table:table-cell>
          <table:table-cell office:value-type="float" office:value="5241530727.21" table:style-name="ce2">
            <text:p>5,241,530,727.21</text:p>
          </table:table-cell>
          <table:table-cell table:number-columns-repeated="16377" table:style-name="ce1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Junio</text:p>
          </table:table-cell>
          <table:table-cell office:value-type="float" office:value="11216137305.35" table:style-name="ce3">
            <text:p>11,216,137,305.35</text:p>
          </table:table-cell>
          <table:table-cell office:value-type="float" office:value="10762449528.709999" table:style-name="ce2">
            <text:p>10,762,449,528.71</text:p>
          </table:table-cell>
          <table:table-cell office:value-type="float" office:value="5341837013.1000004" table:style-name="ce2">
            <text:p>5,341,837,013.10</text:p>
          </table:table-cell>
          <table:table-cell office:value-type="float" office:value="522208346.92999995" table:style-name="ce2">
            <text:p>522,208,346.93</text:p>
          </table:table-cell>
          <table:table-cell office:value-type="float" office:value="4898404168.6799994" table:style-name="ce2">
            <text:p>4,898,404,168.68</text:p>
          </table:table-cell>
          <table:table-cell table:number-columns-repeated="16377" table:style-name="ce1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Julio</text:p>
          </table:table-cell>
          <table:table-cell office:value-type="float" office:value="12011214715.49" table:style-name="ce3">
            <text:p>12,011,214,715.49</text:p>
          </table:table-cell>
          <table:table-cell office:value-type="float" office:value="11500252232.690002" table:style-name="ce2">
            <text:p>11,500,252,232.69</text:p>
          </table:table-cell>
          <table:table-cell office:value-type="float" office:value="5525898350.7700014" table:style-name="ce2">
            <text:p>5,525,898,350.77</text:p>
          </table:table-cell>
          <table:table-cell office:value-type="float" office:value="533223018.56" table:style-name="ce2">
            <text:p>533,223,018.56</text:p>
          </table:table-cell>
          <table:table-cell office:value-type="float" office:value="5441130863.3600006" table:style-name="ce2">
            <text:p>5,441,130,863.36</text:p>
          </table:table-cell>
          <table:table-cell table:number-columns-repeated="16377" table:style-name="ce1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Agosto</text:p>
          </table:table-cell>
          <table:table-cell office:value-type="float" office:value="11910019172.41" table:style-name="ce3">
            <text:p>11,910,019,172.41</text:p>
          </table:table-cell>
          <table:table-cell office:value-type="float" office:value="11838040145.039997" table:style-name="ce2">
            <text:p>11,838,040,145.04</text:p>
          </table:table-cell>
          <table:table-cell office:value-type="float" office:value="5830210666.3399992" table:style-name="ce2">
            <text:p>5,830,210,666.34</text:p>
          </table:table-cell>
          <table:table-cell office:value-type="float" office:value="549015321.53000009" table:style-name="ce2">
            <text:p>549,015,321.53</text:p>
          </table:table-cell>
          <table:table-cell office:value-type="float" office:value="5458814157.1699991" table:style-name="ce2">
            <text:p>5,458,814,157.17</text:p>
          </table:table-cell>
          <table:table-cell table:number-columns-repeated="16377" table:style-name="ce1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Septiembre</text:p>
          </table:table-cell>
          <table:table-cell office:value-type="float" office:value="12177040519.950001" table:style-name="ce3">
            <text:p>12,177,040,519.95</text:p>
          </table:table-cell>
          <table:table-cell office:value-type="float" office:value="11904991875.529999" table:style-name="ce2">
            <text:p>11,904,991,875.53</text:p>
          </table:table-cell>
          <table:table-cell office:value-type="float" office:value="5891590330.329999" table:style-name="ce2">
            <text:p>5,891,590,330.33</text:p>
          </table:table-cell>
          <table:table-cell office:value-type="float" office:value="586554797.70000005" table:style-name="ce2">
            <text:p>586,554,797.70</text:p>
          </table:table-cell>
          <table:table-cell office:value-type="float" office:value="5426846747.5" table:style-name="ce2">
            <text:p>5,426,846,747.50</text:p>
          </table:table-cell>
          <table:table-cell table:number-columns-repeated="16377" table:style-name="ce1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Octubre</text:p>
          </table:table-cell>
          <table:table-cell office:value-type="float" office:value="12453881967.940001" table:style-name="ce3">
            <text:p>12,453,881,967.94</text:p>
          </table:table-cell>
          <table:table-cell office:value-type="float" office:value="12740485398.790001" table:formula="of:=+[.E221]+[.F221]+[.G221]" table:style-name="ce2">
            <text:p>12,740,485,398.79</text:p>
          </table:table-cell>
          <table:table-cell office:value-type="float" office:value="5976417998.2600002" table:style-name="ce2">
            <text:p>5,976,417,998.26</text:p>
          </table:table-cell>
          <table:table-cell office:value-type="float" office:value="587237893.50999999" table:style-name="ce2">
            <text:p>587,237,893.51</text:p>
          </table:table-cell>
          <table:table-cell office:value-type="float" office:value="6176829507.0200005" table:style-name="ce2">
            <text:p>6,176,829,507.02</text:p>
          </table:table-cell>
          <table:table-cell table:number-columns-repeated="16377" table:style-name="ce1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Noviembre</text:p>
          </table:table-cell>
          <table:table-cell office:value-type="float" office:value="12671605181.639999" table:style-name="ce3">
            <text:p>12,671,605,181.64</text:p>
          </table:table-cell>
          <table:table-cell office:value-type="float" office:value="12639112934.880001" table:style-name="ce2">
            <text:p>12,639,112,934.88</text:p>
          </table:table-cell>
          <table:table-cell office:value-type="float" office:value="5865355492.8000002" table:style-name="ce2">
            <text:p>5,865,355,492.80</text:p>
          </table:table-cell>
          <table:table-cell office:value-type="float" office:value="591105039.20000005" table:style-name="ce2">
            <text:p>591,105,039.20</text:p>
          </table:table-cell>
          <table:table-cell office:value-type="float" office:value="6182652402.8800001" table:style-name="ce2">
            <text:p>6,182,652,402.88</text:p>
          </table:table-cell>
          <table:table-cell table:number-columns-repeated="16377" table:style-name="ce1"/>
        </table:table-row>
        <table:table-row table:style-name="ro2">
          <table:table-cell office:value-type="float" office:value="2021" table:style-name="ce5">
            <text:p>2021</text:p>
          </table:table-cell>
          <table:table-cell office:value-type="string" table:style-name="ce5">
            <text:p>Diciembre</text:p>
          </table:table-cell>
          <table:table-cell office:value-type="float" office:value="12671605181.639999" table:style-name="ce3">
            <text:p>12,671,605,181.64</text:p>
          </table:table-cell>
          <table:table-cell office:value-type="float" office:value="13272537274.700001" table:formula="of:=+[.E223]+[.F223]+[.G223]" table:style-name="ce2">
            <text:p>13,272,537,274.70</text:p>
          </table:table-cell>
          <table:table-cell office:value-type="float" office:value="6423397708.1400003" table:style-name="ce2">
            <text:p>6,423,397,708.14</text:p>
          </table:table-cell>
          <table:table-cell office:value-type="float" office:value="637335617.08000004" table:style-name="ce2">
            <text:p>637,335,617.08</text:p>
          </table:table-cell>
          <table:table-cell office:value-type="float" office:value="6211803949.4799995" table:style-name="ce2">
            <text:p>6,211,803,949.48</text:p>
          </table:table-cell>
          <table:table-cell table:number-columns-repeated="16377" table:style-name="ce1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Enero</text:p>
          </table:table-cell>
          <table:table-cell office:value-type="float" office:value="13015320710.23" table:style-name="ce3">
            <text:p>13,015,320,710.23</text:p>
          </table:table-cell>
          <table:table-cell office:value-type="float" office:value="13124079348.450001" table:formula="of:=+[.E224]+[.F224]+[.G224]" table:style-name="ce2">
            <text:p>13,124,079,348.45</text:p>
          </table:table-cell>
          <table:table-cell office:value-type="float" office:value="6284757436.5900002" table:style-name="ce2">
            <text:p>6,284,757,436.59</text:p>
          </table:table-cell>
          <table:table-cell office:value-type="float" office:value="584226504.39999998" table:style-name="ce2">
            <text:p>584,226,504.40</text:p>
          </table:table-cell>
          <table:table-cell office:value-type="float" office:value="6255095407.46" table:style-name="ce2">
            <text:p>6,255,095,407.46</text:p>
          </table:table-cell>
          <table:table-cell table:number-columns-repeated="16377" table:style-name="ce1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Febrero</text:p>
          </table:table-cell>
          <table:table-cell office:value-type="float" office:value="13308167439.940001" table:style-name="ce3">
            <text:p>13,308,167,439.94</text:p>
          </table:table-cell>
          <table:table-cell office:value-type="float" office:value="13135627264.860001" table:formula="of:=+[.E225]+[.F225]+[.G225]" table:style-name="ce7">
            <text:p>13,135,627,264.86</text:p>
          </table:table-cell>
          <table:table-cell office:value-type="float" office:value="6169444301.5500002" table:style-name="ce7">
            <text:p>6,169,444,301.55</text:p>
          </table:table-cell>
          <table:table-cell office:value-type="float" office:value="622813800.63" table:style-name="ce7">
            <text:p>622,813,800.63</text:p>
          </table:table-cell>
          <table:table-cell office:value-type="float" office:value="6343369162.6800003" table:style-name="ce7">
            <text:p>6,343,369,162.68</text:p>
          </table:table-cell>
          <table:table-cell table:number-columns-repeated="16377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Marzo</text:p>
          </table:table-cell>
          <table:table-cell office:value-type="float" office:value="13923507350.940001" table:style-name="ce3">
            <text:p>13,923,507,350.94</text:p>
          </table:table-cell>
          <table:table-cell office:value-type="float" office:value="13969063792.200001" table:formula="of:=+[.E226]+[.F226]+[.G226]" table:style-name="ce7">
            <text:p>13,969,063,792.20</text:p>
          </table:table-cell>
          <table:table-cell office:value-type="float" office:value="6885273761.6899996" table:style-name="ce7">
            <text:p>6,885,273,761.69</text:p>
          </table:table-cell>
          <table:table-cell office:value-type="float" office:value="645664793.72000003" table:style-name="ce7">
            <text:p>645,664,793.72</text:p>
          </table:table-cell>
          <table:table-cell office:value-type="float" office:value="6438125236.79" table:style-name="ce7">
            <text:p>6,438,125,236.79</text:p>
          </table:table-cell>
          <table:table-cell table:number-columns-repeated="16377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Abril<text:s/></text:p>
          </table:table-cell>
          <table:table-cell office:value-type="float" office:value="13373834088.870001" table:style-name="ce3">
            <text:p>13,373,834,088.87</text:p>
          </table:table-cell>
          <table:table-cell office:value-type="float" office:value="13452654903.540001" table:formula="of:=+[.E227]+[.F227]+[.G227]" table:style-name="ce7">
            <text:p>13,452,654,903.54</text:p>
          </table:table-cell>
          <table:table-cell office:value-type="float" office:value="6438335746.1800003" table:style-name="ce7">
            <text:p>6,438,335,746.18</text:p>
          </table:table-cell>
          <table:table-cell office:value-type="float" office:value="641407348.07000005" table:style-name="ce7">
            <text:p>641,407,348.07</text:p>
          </table:table-cell>
          <table:table-cell office:value-type="float" office:value="6372911809.29" table:style-name="ce7">
            <text:p>6,372,911,809.29</text:p>
          </table:table-cell>
          <table:table-cell table:number-columns-repeated="16377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Mayo<text:s/></text:p>
          </table:table-cell>
          <table:table-cell office:value-type="float" office:value="13967630528.049999" table:style-name="ce3">
            <text:p>13,967,630,528.05</text:p>
          </table:table-cell>
          <table:table-cell office:value-type="float" office:value="13225744867.540001" table:formula="of:=+[.E228]+[.F228]+[.G228]" table:style-name="ce7">
            <text:p>13,225,744,867.54</text:p>
          </table:table-cell>
          <table:table-cell office:value-type="float" office:value="6454676256.4700003" table:style-name="ce7">
            <text:p>6,454,676,256.47</text:p>
          </table:table-cell>
          <table:table-cell office:value-type="float" office:value="650985017.60000002" table:style-name="ce7">
            <text:p>650,985,017.60</text:p>
          </table:table-cell>
          <table:table-cell office:value-type="float" office:value="6120083593.4700003" table:style-name="ce7">
            <text:p>6,120,083,593.47</text:p>
          </table:table-cell>
          <table:table-cell table:number-columns-repeated="16377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Junio</text:p>
          </table:table-cell>
          <table:table-cell office:value-type="float" office:value="14008802506.1" table:style-name="ce3">
            <text:p>14,008,802,506.10</text:p>
          </table:table-cell>
          <table:table-cell office:value-type="float" office:value="13956339882.75" table:formula="of:=+[.E229]+[.F229]+[.G229]" table:style-name="ce7">
            <text:p>13,956,339,882.75</text:p>
          </table:table-cell>
          <table:table-cell office:value-type="float" office:value="6825847745.7799997" table:style-name="ce7">
            <text:p>6,825,847,745.78</text:p>
          </table:table-cell>
          <table:table-cell office:value-type="float" office:value="655719048.83000004" table:style-name="ce7">
            <text:p>655,719,048.83</text:p>
          </table:table-cell>
          <table:table-cell office:value-type="float" office:value="6474773088.1400003" table:style-name="ce7">
            <text:p>6,474,773,088.14</text:p>
          </table:table-cell>
          <table:table-cell table:number-columns-repeated="16377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Julio</text:p>
          </table:table-cell>
          <table:table-cell office:value-type="float" office:value="14017460445.940001" table:style-name="ce3">
            <text:p>14,017,460,445.94</text:p>
          </table:table-cell>
          <table:table-cell office:value-type="float" office:value="13842473448.559999" table:formula="of:=+[.E230]+[.F230]+[.G230]" table:style-name="ce7">
            <text:p>13,842,473,448.56</text:p>
          </table:table-cell>
          <table:table-cell office:value-type="float" office:value="6677671032.8299999" table:style-name="ce7">
            <text:p>6,677,671,032.83</text:p>
          </table:table-cell>
          <table:table-cell office:value-type="float" office:value="664963569.24000001" table:style-name="ce7">
            <text:p>664,963,569.24</text:p>
          </table:table-cell>
          <table:table-cell office:value-type="float" office:value="6499838846.4899998" table:style-name="ce7">
            <text:p>6,499,838,846.49</text:p>
          </table:table-cell>
          <table:table-cell table:number-columns-repeated="16377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Agosto</text:p>
          </table:table-cell>
          <table:table-cell office:value-type="float" office:value="14507405214.719999" table:style-name="ce3">
            <text:p>14,507,405,214.72</text:p>
          </table:table-cell>
          <table:table-cell office:value-type="float" office:value="14064277232.240002" table:formula="of:=+[.E231]+[.F231]+[.G231]" table:style-name="ce7">
            <text:p>14,064,277,232.24</text:p>
          </table:table-cell>
          <table:table-cell office:value-type="float" office:value="6825716646.2700005" table:style-name="ce7">
            <text:p>6,825,716,646.27</text:p>
          </table:table-cell>
          <table:table-cell office:value-type="float" office:value="679064338.41999996" table:style-name="ce7">
            <text:p>679,064,338.42</text:p>
          </table:table-cell>
          <table:table-cell office:value-type="float" office:value="6559496247.5500002" table:style-name="ce7">
            <text:p>6,559,496,247.55</text:p>
          </table:table-cell>
          <table:table-cell table:number-columns-repeated="16377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Septiembre</text:p>
          </table:table-cell>
          <table:table-cell office:value-type="float" office:value="14341836034.889999" table:style-name="ce3">
            <text:p>14,341,836,034.89</text:p>
          </table:table-cell>
          <table:table-cell office:value-type="float" office:value="14047941743.299999" table:formula="of:=+[.E232]+[.F232]+[.G232]" table:style-name="ce7">
            <text:p>14,047,941,743.30</text:p>
          </table:table-cell>
          <table:table-cell office:value-type="float" office:value="6811988390.5200005" table:style-name="ce7">
            <text:p>6,811,988,390.52</text:p>
          </table:table-cell>
          <table:table-cell office:value-type="float" office:value="674505471.70000005" table:style-name="ce7">
            <text:p>674,505,471.70</text:p>
          </table:table-cell>
          <table:table-cell office:value-type="float" office:value="6561447881.0799999" table:style-name="ce7">
            <text:p>6,561,447,881.08</text:p>
          </table:table-cell>
          <table:table-cell table:number-columns-repeated="16377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Octubre</text:p>
          </table:table-cell>
          <table:table-cell office:value-type="float" office:value="14446147318.84" table:style-name="ce3">
            <text:p>14,446,147,318.84</text:p>
          </table:table-cell>
          <table:table-cell office:value-type="float" office:value="15608651410.08" table:formula="of:=+[.E233]+[.F233]+[.G233]" table:style-name="ce7">
            <text:p>15,608,651,410.08</text:p>
          </table:table-cell>
          <table:table-cell office:value-type="float" office:value="6838057341.4099998" table:style-name="ce7">
            <text:p>6,838,057,341.41</text:p>
          </table:table-cell>
          <table:table-cell office:value-type="float" office:value="683219060.66999996" table:style-name="ce7">
            <text:p>683,219,060.67</text:p>
          </table:table-cell>
          <table:table-cell office:value-type="float" office:value="8087375008" table:style-name="ce7">
            <text:p>8,087,375,008.00</text:p>
          </table:table-cell>
          <table:table-cell table:number-columns-repeated="16377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Noviembre</text:p>
          </table:table-cell>
          <table:table-cell office:value-type="float" office:value="14497934221.85" table:style-name="ce3">
            <text:p>14,497,934,221.85</text:p>
          </table:table-cell>
          <table:table-cell office:value-type="float" office:value="14516197628.110001" table:formula="of:=+[.E234]+[.F234]+[.G234]" table:style-name="ce2">
            <text:p>14,516,197,628.11</text:p>
          </table:table-cell>
          <table:table-cell office:value-type="float" office:value="6834911996.3199997" table:style-name="ce2">
            <text:p>6,834,911,996.32</text:p>
          </table:table-cell>
          <table:table-cell office:value-type="float" office:value="682512486.33000004" table:style-name="ce7">
            <text:p>682,512,486.33</text:p>
          </table:table-cell>
          <table:table-cell office:value-type="float" office:value="6998773145.46" table:style-name="ce7">
            <text:p>6,998,773,145.46</text:p>
          </table:table-cell>
          <table:table-cell table:number-columns-repeated="16377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Diciembre</text:p>
          </table:table-cell>
          <table:table-cell office:value-type="float" office:value="15125528370.530001" table:style-name="ce3">
            <text:p>15,125,528,370.53</text:p>
          </table:table-cell>
          <table:table-cell office:value-type="float" office:value="14936169441.580002" table:formula="of:=+[.E235]+[.F235]+[.G235]" table:style-name="ce2">
            <text:p>14,936,169,441.58</text:p>
          </table:table-cell>
          <table:table-cell office:value-type="float" office:value="7199105236.0200005" table:style-name="ce2">
            <text:p>7,199,105,236.02</text:p>
          </table:table-cell>
          <table:table-cell office:value-type="float" office:value="713706198.84000003" table:style-name="ce7">
            <text:p>713,706,198.84</text:p>
          </table:table-cell>
          <table:table-cell office:value-type="float" office:value="7023358006.7200003" table:style-name="ce7">
            <text:p>7,023,358,006.72</text:p>
          </table:table-cell>
          <table:table-cell table:number-columns-repeated="16377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Enero</text:p>
          </table:table-cell>
          <table:table-cell office:value-type="float" office:value="14501674871.85" table:style-name="ce3">
            <text:p>14,501,674,871.85</text:p>
          </table:table-cell>
          <table:table-cell office:value-type="float" office:value="14557844298.259998" table:formula="of:=+[.E236]+[.F236]+[.G236]" table:style-name="ce2">
            <text:p>14,557,844,298.26</text:p>
          </table:table-cell>
          <table:table-cell office:value-type="float" office:value="6890541178.0699997" table:style-name="ce2">
            <text:p>6,890,541,178.07</text:p>
          </table:table-cell>
          <table:table-cell office:value-type="float" office:value="654498242.07000005" table:style-name="ce7">
            <text:p>654,498,242.07</text:p>
          </table:table-cell>
          <table:table-cell office:value-type="float" office:value="7012804878.1199999" table:style-name="ce7">
            <text:p>7,012,804,878.12</text:p>
          </table:table-cell>
          <table:table-cell table:number-columns-repeated="16377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Febrero</text:p>
          </table:table-cell>
          <table:table-cell office:value-type="float" office:value="14396945914.09" table:style-name="ce3">
            <text:p>14,396,945,914.09</text:p>
          </table:table-cell>
          <table:table-cell office:value-type="float" office:value="14948449371.370001" table:formula="of:=+[.E237]+[.F237]+[.G237]" table:style-name="ce2">
            <text:p>14,948,449,371.37</text:p>
          </table:table-cell>
          <table:table-cell office:value-type="float" office:value="6885022300.1000004" table:style-name="ce2">
            <text:p>6,885,022,300.10</text:p>
          </table:table-cell>
          <table:table-cell office:value-type="float" office:value="687157870.41999996" table:style-name="ce7">
            <text:p>687,157,870.42</text:p>
          </table:table-cell>
          <table:table-cell office:value-type="float" office:value="7376269200.8500004" table:style-name="ce7">
            <text:p>7,376,269,200.85</text:p>
          </table:table-cell>
          <table:table-cell table:number-columns-repeated="16377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Marzo</text:p>
          </table:table-cell>
          <table:table-cell office:value-type="float" office:value="15836938954.540001" table:style-name="ce3">
            <text:p>15,836,938,954.54</text:p>
          </table:table-cell>
          <table:table-cell office:value-type="float" office:value="15517399699.549999" table:formula="of:=+[.E238]+[.F238]+[.G238]" table:style-name="ce2">
            <text:p>15,517,399,699.55</text:p>
          </table:table-cell>
          <table:table-cell office:value-type="float" office:value="7365023586.1800003" table:style-name="ce2">
            <text:p>7,365,023,586.18</text:p>
          </table:table-cell>
          <table:table-cell office:value-type="float" office:value="726884895.70000005" table:style-name="ce7">
            <text:p>726,884,895.70</text:p>
          </table:table-cell>
          <table:table-cell office:value-type="float" office:value="7425491217.6700001" table:style-name="ce7">
            <text:p>7,425,491,217.67</text:p>
          </table:table-cell>
          <table:table-cell table:number-columns-repeated="16377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Abril<text:s/></text:p>
          </table:table-cell>
          <table:table-cell office:value-type="float" office:value="14674687076.129999" table:style-name="ce3">
            <text:p>14,674,687,076.13</text:p>
          </table:table-cell>
          <table:table-cell office:value-type="float" office:value="14971324137.32" table:formula="of:=+[.E239]+[.F239]+[.G239]" table:style-name="ce2">
            <text:p>14,971,324,137.32</text:p>
          </table:table-cell>
          <table:table-cell office:value-type="float" office:value="6989472543.1300001" table:style-name="ce2">
            <text:p>6,989,472,543.13</text:p>
          </table:table-cell>
          <table:table-cell office:value-type="float" office:value="701223150.95000005" table:style-name="ce7">
            <text:p>701,223,150.95</text:p>
          </table:table-cell>
          <table:table-cell office:value-type="float" office:value="7280628443.2399998" table:style-name="ce7">
            <text:p>7,280,628,443.24</text:p>
          </table:table-cell>
          <table:table-cell table:number-columns-repeated="16377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Mayo<text:s/></text:p>
          </table:table-cell>
          <table:table-cell office:value-type="float" office:value="15998116736.889999" table:style-name="ce3">
            <text:p>15,998,116,736.89</text:p>
          </table:table-cell>
          <table:table-cell office:value-type="float" office:value="15623975961.200001" table:formula="of:=+[.E240]+[.F240]+[.G240]" table:style-name="ce2">
            <text:p>15,623,975,961.20</text:p>
          </table:table-cell>
          <table:table-cell office:value-type="float" office:value="7485357188.0600004" table:style-name="ce2">
            <text:p>7,485,357,188.06</text:p>
          </table:table-cell>
          <table:table-cell office:value-type="float" office:value="732273061.19000006" table:style-name="ce7">
            <text:p>732,273,061.19</text:p>
          </table:table-cell>
          <table:table-cell office:value-type="float" office:value="7406345711.9499998" table:style-name="ce7">
            <text:p>7,406,345,711.95</text:p>
          </table:table-cell>
          <table:table-cell table:number-columns-repeated="16377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Junio</text:p>
          </table:table-cell>
          <table:table-cell office:value-type="float" office:value="15660112104.93" table:style-name="ce3">
            <text:p>15,660,112,104.93</text:p>
          </table:table-cell>
          <table:table-cell office:value-type="float" office:value="15460782628.73" table:formula="of:=+[.E241]+[.F241]+[.G241]" table:style-name="ce2">
            <text:p>15,460,782,628.73</text:p>
          </table:table-cell>
          <table:table-cell office:value-type="float" office:value="7359608258.8299999" table:style-name="ce2">
            <text:p>7,359,608,258.83</text:p>
          </table:table-cell>
          <table:table-cell office:value-type="float" office:value="726028952.59000003" table:style-name="ce7">
            <text:p>726,028,952.59</text:p>
          </table:table-cell>
          <table:table-cell office:value-type="float" office:value="7375145417.3100004" table:style-name="ce7">
            <text:p>7,375,145,417.31</text:p>
          </table:table-cell>
          <table:table-cell table:number-columns-repeated="16377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Julio</text:p>
          </table:table-cell>
          <table:table-cell office:value-type="float" office:value="16178191662.42" table:style-name="ce3">
            <text:p>16,178,191,662.42</text:p>
          </table:table-cell>
          <table:table-cell office:value-type="float" office:value="15709944098.99" table:formula="of:=+[.E242]+[.F242]+[.G242]" table:style-name="ce2">
            <text:p>15,709,944,098.99</text:p>
          </table:table-cell>
          <table:table-cell office:value-type="float" office:value="7604274556.2600002" table:style-name="ce2">
            <text:p>7,604,274,556.26</text:p>
          </table:table-cell>
          <table:table-cell office:value-type="float" office:value="774532708.12" table:style-name="ce7">
            <text:p>774,532,708.12</text:p>
          </table:table-cell>
          <table:table-cell office:value-type="float" office:value="7331136834.6099997" table:style-name="ce7">
            <text:p>7,331,136,834.61</text:p>
          </table:table-cell>
          <table:table-cell table:number-columns-repeated="16377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Agosto</text:p>
          </table:table-cell>
          <table:table-cell office:value-type="float" office:value="16104039831.08" table:style-name="ce3">
            <text:p>16,104,039,831.08</text:p>
          </table:table-cell>
          <table:table-cell office:value-type="float" office:value="15662522161.150002" table:formula="of:=+[.E243]+[.F243]+[.G243]" table:style-name="ce2">
            <text:p>15,662,522,161.15</text:p>
          </table:table-cell>
          <table:table-cell office:value-type="float" office:value="7552520019.8500004" table:style-name="ce2">
            <text:p>7,552,520,019.85</text:p>
          </table:table-cell>
          <table:table-cell office:value-type="float" office:value="774797849.17999995" table:style-name="ce7">
            <text:p>774,797,849.18</text:p>
          </table:table-cell>
          <table:table-cell office:value-type="float" office:value="7335204292.1199999" table:style-name="ce7">
            <text:p>7,335,204,292.12</text:p>
          </table:table-cell>
          <table:table-cell table:number-columns-repeated="16377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Septiembre</text:p>
          </table:table-cell>
          <table:table-cell office:value-type="float" office:value="16122590682.49" table:style-name="ce3">
            <text:p>16,122,590,682.49</text:p>
          </table:table-cell>
          <table:table-cell office:value-type="float" office:value="15804146044.41" table:formula="of:=+[.E244]+[.F244]+[.G244]" table:style-name="ce2">
            <text:p>15,804,146,044.41</text:p>
          </table:table-cell>
          <table:table-cell office:value-type="float" office:value="7632098337.3199997" table:style-name="ce2">
            <text:p>7,632,098,337.32</text:p>
          </table:table-cell>
          <table:table-cell office:value-type="float" office:value="776960347.48000002" table:style-name="ce7">
            <text:p>776,960,347.48</text:p>
          </table:table-cell>
          <table:table-cell office:value-type="float" office:value="7395087359.6099997" table:style-name="ce7">
            <text:p>7,395,087,359.61</text:p>
          </table:table-cell>
          <table:table-cell table:number-columns-repeated="16377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Octubre</text:p>
          </table:table-cell>
          <table:table-cell office:value-type="float" office:value="16429856571.440001" table:style-name="ce3">
            <text:p>16,429,856,571.44</text:p>
          </table:table-cell>
          <table:table-cell office:value-type="float" office:value="15942855353.27" table:formula="of:=+[.E245]+[.F245]+[.G245]" table:style-name="ce2">
            <text:p>15,942,855,353.27</text:p>
          </table:table-cell>
          <table:table-cell office:value-type="float" office:value="7732459755.6599998" table:style-name="ce2">
            <text:p>7,732,459,755.66</text:p>
          </table:table-cell>
          <table:table-cell office:value-type="float" office:value="791181391.72000003" table:style-name="ce2">
            <text:p>791,181,391.72</text:p>
          </table:table-cell>
          <table:table-cell office:value-type="float" office:value="7419214205.8900003" table:style-name="ce2">
            <text:p>7,419,214,205.89</text:p>
          </table:table-cell>
          <table:table-cell table:number-columns-repeated="16377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Noviembre</text:p>
          </table:table-cell>
          <table:table-cell office:value-type="float" office:value="16421399444.18" table:style-name="ce3">
            <text:p>16,421,399,444.18</text:p>
          </table:table-cell>
          <table:table-cell office:value-type="float" office:value="15880121218.6" table:formula="of:=+[.E246]+[.F246]+[.G246]" table:style-name="ce2">
            <text:p>15,880,121,218.60</text:p>
          </table:table-cell>
          <table:table-cell office:value-type="float" office:value="7685582640.75" table:style-name="ce2">
            <text:p>7,685,582,640.75</text:p>
          </table:table-cell>
          <table:table-cell office:value-type="float" office:value="791770772.88" table:style-name="ce2">
            <text:p>791,770,772.88</text:p>
          </table:table-cell>
          <table:table-cell office:value-type="float" office:value="7402767804.9700003" table:style-name="ce2">
            <text:p>7,402,767,804.97</text:p>
          </table:table-cell>
          <table:table-cell table:number-columns-repeated="16377"/>
        </table:table-row>
        <table:table-row table:number-rows-repeated="10483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lma Gisselle Santana</meta:initial-creator>
    <dc:creator>Bryan Cedeño</dc:creator>
    <meta:creation-date>2017-06-07T14:58:20Z</meta:creation-date>
    <dc:date>2024-01-16T14:11:45Z</dc:date>
  </office:meta>
</office:document-meta>
</file>